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2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1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2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3" style:family="table-cell" style:parent-style-name="Pivot_20_Table_20_Field">
      <style:table-cell-properties fo:border="0.99pt solid #000000"/>
    </style:style>
    <style:style style:name="ce24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5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26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2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>
      <style:table-cell-properties fo:border-bottom="0.99pt solid #000000" fo:border-left="none" fo:border-right="none" fo:border-top="none"/>
    </style:style>
    <style:style style:name="ce30" style:family="table-cell" style:parent-style-name="Pivot_20_Table_20_Value">
      <style:table-cell-properties fo:border-bottom="0.99pt solid #000000" fo:border-left="none" fo:border-right="2.01pt solid #000000" fo:border-top="none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27.081298828">
            <text:p>127.081298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90.8620605469">
            <text:p>90.86206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26.123046875">
            <text:p>26.1230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70.713134766">
            <text:p>370.7131347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35.606933594">
            <text:p>835.606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45.086914062">
            <text:p>245.086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443.879150391">
            <text:p>443.87915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154.83007812">
            <text:p>1154.830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402.43579102">
            <text:p>1402.435791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769.03198242">
            <text:p>2769.03198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389.48510742">
            <text:p>5389.485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2228.1010742">
            <text:p>12228.10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5919.4641113">
            <text:p>55919.46411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6510.506104">
            <text:p>196510.50610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78308.479">
            <text:p>1478308.4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98876953">
            <text:p>138.098876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70.76586914">
            <text:p>1170.7658691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68.025878906">
            <text:p>168.0258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19.123779297">
            <text:p>319.12377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918.273193359">
            <text:p>918.27319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500.2590332">
            <text:p>1500.25903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3028.703125">
            <text:p>3028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271.63598633">
            <text:p>3271.6359863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638.14794922">
            <text:p>5638.14794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2976.402832">
            <text:p>12976.4028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654.1118164">
            <text:p>15654.11181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6935.6142578">
            <text:p>26935.614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8354.4238281">
            <text:p>38354.42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406.690918">
            <text:p>70406.6909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57774.88208">
            <text:p>157774.882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5.991943359">
            <text:p>225.99194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213.55102539">
            <text:p>1213.5510253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70.959228516">
            <text:p>970.95922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2076.98291016">
            <text:p>2076.9829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347.69799805">
            <text:p>2347.697998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590.5769043">
            <text:p>6590.57690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986.77392578">
            <text:p>8986.7739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119.8967285">
            <text:p>15119.89672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2839.3649902">
            <text:p>22839.36499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9261.2519531">
            <text:p>19261.25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69834.6687012">
            <text:p>69834.66870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30355.510986">
            <text:p>130355.5109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57848.423828">
            <text:p>157848.423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218520.249023">
            <text:p>218520.24902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328668.647217">
            <text:p>328668.64721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26.186035156">
            <text:p>126.186035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6796875">
            <text:p>3.1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7602539062">
            <text:p>3.17602539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3623046875">
            <text:p>3.13623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728515625">
            <text:p>3.1728515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00.619873047">
            <text:p>100.6198730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74291992188">
            <text:p>5.7429199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77319335938">
            <text:p>5.7731933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7817382812">
            <text:p>5.87817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7900390625">
            <text:p>5.79003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3.6101074219">
            <text:p>43.610107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1330566406">
            <text:p>11.133056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1967773438">
            <text:p>11.196777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4157714844">
            <text:p>11.41577148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1401367188">
            <text:p>11.1401367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469.961669922">
            <text:p>469.9616699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2392578125">
            <text:p>21.239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307617188">
            <text:p>21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3649902344">
            <text:p>21.36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2578125">
            <text:p>21.2578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59.290039062">
            <text:p>859.2900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1.3208007812">
            <text:p>41.3208007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1547851562">
            <text:p>41.15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8762207031">
            <text:p>40.876220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2138671875">
            <text:p>41.21386718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313.742919922">
            <text:p>313.7429199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7377929688">
            <text:p>80.7377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0.421875">
            <text:p>80.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6882324219">
            <text:p>79.688232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.7680664062">
            <text:p>79.7680664062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506.460693359">
            <text:p>506.4606933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9.588867188">
            <text:p>159.5888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9.66796875">
            <text:p>159.6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0.047851562">
            <text:p>160.0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8.802978516">
            <text:p>158.80297851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231.32104492">
            <text:p>1231.321044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2.624023438">
            <text:p>312.624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4.243896484">
            <text:p>314.243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4.605957031">
            <text:p>314.605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9.864013672">
            <text:p>309.864013672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515.71118164">
            <text:p>1515.711181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6.524902344">
            <text:p>616.524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0.693115234">
            <text:p>620.6931152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2.149902344">
            <text:p>622.1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448974609">
            <text:p>617.44897460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910.31689453">
            <text:p>2910.3168945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4.33520508">
            <text:p>1244.3352050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28.22094727">
            <text:p>1228.2209472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56.90112305">
            <text:p>1256.901123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8.55322266">
            <text:p>1238.5532226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870.46191406">
            <text:p>5870.461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72.77319336">
            <text:p>2472.773193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92.03198242">
            <text:p>2492.0319824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93.73291016">
            <text:p>2493.732910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5.10205078">
            <text:p>2495.1020507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4255.925293">
            <text:p>14255.92529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68.46289062">
            <text:p>4968.4628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74.29125977">
            <text:p>4974.2912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77.6159668">
            <text:p>4977.61596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31.97216797">
            <text:p>4931.9721679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3507.6489258">
            <text:p>53507.64892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26.2558594">
            <text:p>11726.255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22.472168">
            <text:p>10422.47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24.059082">
            <text:p>10124.0590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26.8591309">
            <text:p>10226.859130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202099.241943">
            <text:p>202099.2419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2956.683105">
            <text:p>142956.683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1814.927734">
            <text:p>161814.9277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7669.025879">
            <text:p>137669.025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61639.182129">
            <text:p>161639.18212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94247.26709">
            <text:p>1494247.267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0161.55518">
            <text:p>1500161.5551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9962.56885">
            <text:p>1469962.5688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01713.71191">
            <text:p>1501713.711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2793.11377">
            <text:p>1502793.1137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45898438">
            <text:p>138.04589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0278320312">
            <text:p>5.102783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6674804688">
            <text:p>5.1667480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09399414062">
            <text:p>5.093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0869140625">
            <text:p>5.086914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94.14697266">
            <text:p>1194.146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3481445312">
            <text:p>8.934814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9.029296875">
            <text:p>9.0292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98999023438">
            <text:p>8.98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721679688">
            <text:p>8.897216796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329.832763672">
            <text:p>329.83276367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4916992188">
            <text:p>16.491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7060546875">
            <text:p>16.706054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6982421875">
            <text:p>16.6982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4670410156">
            <text:p>16.467041015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845.711181641">
            <text:p>845.7111816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2180175781">
            <text:p>29.2180175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9.3786621094">
            <text:p>29.3786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4309082031">
            <text:p>29.430908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478515625">
            <text:p>29.0478515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97.611083984">
            <text:p>897.611083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4230957031">
            <text:p>54.42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2912597656">
            <text:p>53.29125976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7399902344">
            <text:p>54.73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0400390625">
            <text:p>54.04003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922.913085938">
            <text:p>922.9130859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9.2219238281">
            <text:p>99.22192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8.5500488281">
            <text:p>98.55004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9.0639648438">
            <text:p>99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2939453125">
            <text:p>98.293945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2975.18994141">
            <text:p>2975.189941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3.564941406">
            <text:p>183.564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3.730957031">
            <text:p>183.7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2.901855469">
            <text:p>182.90185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203125">
            <text:p>183.20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330.94506836">
            <text:p>3330.945068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409912109">
            <text:p>350.4099121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4.700195312">
            <text:p>354.7001953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48.969970703">
            <text:p>348.96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999023438">
            <text:p>353.99902343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535.7097168">
            <text:p>5535.7097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8.752929688">
            <text:p>678.752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6.515625">
            <text:p>676.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86.191894531">
            <text:p>686.191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77.62109375">
            <text:p>677.621093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2093.2258301">
            <text:p>12093.225830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31.22705078">
            <text:p>1331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22.52514648">
            <text:p>1322.5251464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04.89404297">
            <text:p>1304.8940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30.62915039">
            <text:p>1330.6291503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701.4650879">
            <text:p>15701.4650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732.2331543">
            <text:p>2732.23315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32.80712891">
            <text:p>2632.807128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10.12792969">
            <text:p>2610.12792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66.52709961">
            <text:p>2566.5270996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5510.347168">
            <text:p>25510.347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07.10180664">
            <text:p>5207.10180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69.38500977">
            <text:p>5169.38500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57.88598633">
            <text:p>5157.8859863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67.89306641">
            <text:p>5167.8930664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7315.7419434">
            <text:p>37315.74194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069.8271484">
            <text:p>15069.8271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313.1401367">
            <text:p>10313.14013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439.4348145">
            <text:p>10439.434814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495.1379395">
            <text:p>10495.137939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906.4550781">
            <text:p>70906.4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104.223877">
            <text:p>66104.223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309.4558105">
            <text:p>67309.4558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6774.9550781">
            <text:p>66774.9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8797.1708984">
            <text:p>68797.170898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7629.331055">
            <text:p>147629.33105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8021.987061">
            <text:p>148021.9870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232.11792">
            <text:p>148232.117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6836.539062">
            <text:p>146836.5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915.873047">
            <text:p>150915.87304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7.1640625">
            <text:p>227.164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951171875">
            <text:p>7.99511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5092773438">
            <text:p>7.9509277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5288085938">
            <text:p>7.952880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86669921875">
            <text:p>7.8666992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99.85009766">
            <text:p>1199.850097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298828125">
            <text:p>14.29882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641601562">
            <text:p>14.264160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33203125">
            <text:p>14.3320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69.672119141">
            <text:p>969.6721191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8930664062">
            <text:p>26.893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9689941406">
            <text:p>26.968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12988281">
            <text:p>26.83129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7.0549316406">
            <text:p>27.054931640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937.22705078">
            <text:p>1937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8.3120117188">
            <text:p>48.31201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1479492188">
            <text:p>47.147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5920410156">
            <text:p>47.592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911621094">
            <text:p>47.691162109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333.56713867">
            <text:p>2333.567138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2221679688">
            <text:p>87.222167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0639648438">
            <text:p>86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6.5307617188">
            <text:p>86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4609375">
            <text:p>86.46093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061.25805664">
            <text:p>6061.25805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6.831054688">
            <text:p>156.83105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4.705078125">
            <text:p>154.7050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6.20703125">
            <text:p>156.207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5.489746094">
            <text:p>155.48974609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838.54882812">
            <text:p>8838.54882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9.830810547">
            <text:p>289.8308105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719970703">
            <text:p>280.71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6.733154297">
            <text:p>276.733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9.108154297">
            <text:p>279.10815429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344.7939453">
            <text:p>15344.793945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7.157958984">
            <text:p>507.15795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6.702880859">
            <text:p>506.7028808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6.299804688">
            <text:p>506.2998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2.316894531">
            <text:p>502.31689453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0603.098877">
            <text:p>20603.098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030.97192383">
            <text:p>1030.97192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18.618896484">
            <text:p>918.618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11.611816406">
            <text:p>911.6118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21.553955078">
            <text:p>921.55395507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6659.7561035">
            <text:p>16659.756103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2098.953125">
            <text:p>2098.9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87.14208984">
            <text:p>1687.142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87.71801758">
            <text:p>1687.718017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97.41088867">
            <text:p>1697.4108886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4583.0222168">
            <text:p>54583.022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226.83691406">
            <text:p>3226.836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121.87817383">
            <text:p>3121.87817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43.56225586">
            <text:p>3143.5622558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42.40209961">
            <text:p>3142.4020996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13608.716064">
            <text:p>113608.7160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4705.9741211">
            <text:p>14705.97412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95.83105469">
            <text:p>5995.8310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993.02197266">
            <text:p>5993.021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022.87890625">
            <text:p>6022.878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42830.322998">
            <text:p>142830.32299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7111.9580078">
            <text:p>47111.9580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877.2158203">
            <text:p>11877.21582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874.5678711">
            <text:p>11874.56787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00.9492188">
            <text:p>11700.9492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5435.084229">
            <text:p>195435.08422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220.194092">
            <text:p>188220.1940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170.23584">
            <text:p>189170.235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949.336182">
            <text:p>189949.3361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89613.375977">
            <text:p>189613.37597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294391.012207">
            <text:p>294391.01220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0758.451904">
            <text:p>290758.45190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0940.074951">
            <text:p>290940.07495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768.0979">
            <text:p>291768.09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597.212158">
            <text:p>291597.21215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922119141">
            <text:p>138.9221191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27514648438">
            <text:p>3.27514648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8994140625">
            <text:p>3.189941406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2421875">
            <text:p>3.24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23291015625">
            <text:p>3.2329101563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77.4167480469">
            <text:p>77.41674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876953125">
            <text:p>5.87695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90600585938">
            <text:p>5.90600585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9208984375">
            <text:p>5.89208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8310546875">
            <text:p>5.831054687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27.8840332031">
            <text:p>27.8840332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2377929688">
            <text:p>11.2377929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4030761719">
            <text:p>11.403076171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3779296875">
            <text:p>11.3779296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3198242188">
            <text:p>11.319824218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57.032958984">
            <text:p>357.032958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6259765625">
            <text:p>21.6259765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578613281">
            <text:p>21.557861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2600097656">
            <text:p>21.26000976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3610839844">
            <text:p>21.361083984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57.769775391">
            <text:p>857.76977539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9013671875">
            <text:p>40.9013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2568359375">
            <text:p>41.256835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1.0581054688">
            <text:p>41.058105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0849609375">
            <text:p>41.084960937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40.269287109">
            <text:p>240.2692871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1381835938">
            <text:p>80.13818359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1.2912597656">
            <text:p>81.29125976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0.9638671875">
            <text:p>80.9638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0.2900390625">
            <text:p>80.290039062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386.416748047">
            <text:p>386.41674804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60.001953125">
            <text:p>160.00195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6.604980469">
            <text:p>156.6049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5.226806641">
            <text:p>155.2268066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7.658203125">
            <text:p>157.65820312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236.0949707">
            <text:p>1236.094970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7.639892578">
            <text:p>317.63989257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1.375244141">
            <text:p>311.3752441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5.516113281">
            <text:p>315.51611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.752929688">
            <text:p>312.75292968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529.08300781">
            <text:p>1529.083007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31.741943359">
            <text:p>631.74194335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7.752197266">
            <text:p>627.7521972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.089111328">
            <text:p>614.08911132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3.03125">
            <text:p>623.0312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900.27709961">
            <text:p>2900.2770996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52.90600586">
            <text:p>1252.9060058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64.38012695">
            <text:p>1264.38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2.76391602">
            <text:p>1242.7639160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50.69091797">
            <text:p>1250.69091797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595.64819336">
            <text:p>5595.6481933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83.71484375">
            <text:p>2483.71484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4.80615234">
            <text:p>2484.806152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09.29980469">
            <text:p>2509.299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5.51611328">
            <text:p>2485.5161132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2394.6669922">
            <text:p>12394.666992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13.73022461">
            <text:p>5013.7302246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46.74609375">
            <text:p>5046.7460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34.95288086">
            <text:p>4934.9528808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35.24609375">
            <text:p>5035.2460937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3528.611084">
            <text:p>53528.6110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39.8991699">
            <text:p>11739.899169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72.9638672">
            <text:p>10172.963867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220.4189453">
            <text:p>10220.418945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377.973877">
            <text:p>10377.973877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201437.397949">
            <text:p>201437.39794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1490.535889">
            <text:p>141490.53588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8817.347168">
            <text:p>188817.34716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57429.208984">
            <text:p>157429.208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54816.672852">
            <text:p>154816.672852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533403.47192">
            <text:p>1533403.4719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8059.15405">
            <text:p>1508059.1540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544971.50879">
            <text:p>1544971.5087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27422.26392">
            <text:p>1527422.2639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27359.92969">
            <text:p>1527359.92969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31005859">
            <text:p>138.03100585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4184570312">
            <text:p>5.1418457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4794921875">
            <text:p>5.14794921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0498046875">
            <text:p>5.104980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2084960938">
            <text:p>5.120849609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70.01928711">
            <text:p>1170.0192871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9.12182617188">
            <text:p>9.121826171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99487304688">
            <text:p>8.994873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9.10131835938">
            <text:p>9.10131835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9.05615234375">
            <text:p>9.056152343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93.541015625">
            <text:p>193.541015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9270019531">
            <text:p>16.92700195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8039550781">
            <text:p>16.80395507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139648438">
            <text:p>16.813964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7.2678222656">
            <text:p>17.2678222656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815.180664062">
            <text:p>815.1806640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833984375">
            <text:p>29.833984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0419921875">
            <text:p>30.04199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6262207031">
            <text:p>29.6262207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75">
            <text:p>29.7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751.612792969">
            <text:p>751.612792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5.1540527344">
            <text:p>55.15405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8620605469">
            <text:p>53.862060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4780273438">
            <text:p>54.478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5.0419921875">
            <text:p>55.041992187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195.29321289">
            <text:p>1195.2932128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8798828125">
            <text:p>97.879882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8859863281">
            <text:p>96.885986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8.7790527344">
            <text:p>98.77905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1850585938">
            <text:p>98.185058593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3061.58398438">
            <text:p>3061.583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07421875">
            <text:p>184.074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5.802978516">
            <text:p>185.8029785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236083984">
            <text:p>183.236083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67919922">
            <text:p>183.367919922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244.91210938">
            <text:p>3244.912109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228027344">
            <text:p>350.2280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49.854003906">
            <text:p>349.8540039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0.2890625">
            <text:p>350.2890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354980469">
            <text:p>353.354980469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677.03393555">
            <text:p>5677.0339355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6.341064453">
            <text:p>676.34106445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669921875">
            <text:p>671.6699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73.295898438">
            <text:p>673.2958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83.489990234">
            <text:p>683.48999023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1663.8310547">
            <text:p>11663.831054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10.17822266">
            <text:p>1310.178222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8.8269043">
            <text:p>1318.826904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0.02099609">
            <text:p>1310.02099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16.41333008">
            <text:p>1316.4133300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558.9108887">
            <text:p>15558.910888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93.88012695">
            <text:p>2693.88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95.8190918">
            <text:p>2595.819091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24.39990234">
            <text:p>2624.399902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659.85107422">
            <text:p>2659.85107422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5323.4108887">
            <text:p>25323.410888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81.32177734">
            <text:p>5281.321777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26.35473633">
            <text:p>5226.3547363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21.36816406">
            <text:p>5221.368164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31.74389648">
            <text:p>5131.7438964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6676.5500488">
            <text:p>36676.55004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745.3430176">
            <text:p>14745.343017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525.2587891">
            <text:p>10525.258789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534.3161621">
            <text:p>10534.316162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635.8139648">
            <text:p>10635.813964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853.4411621">
            <text:p>70853.441162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926.0869141">
            <text:p>66926.08691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810.8288574">
            <text:p>67810.828857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7738.638916">
            <text:p>67738.6389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890.4970703">
            <text:p>67890.4970703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9104.705078">
            <text:p>149104.70507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7361.003906">
            <text:p>147361.0039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037.87207">
            <text:p>148037.8720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7883.402832">
            <text:p>147883.40283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5550.319824">
            <text:p>145550.31982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7.172851562">
            <text:p>227.1728515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0185546875">
            <text:p>7.901855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4018554688">
            <text:p>7.940185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7192382812">
            <text:p>7.971923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1381835938">
            <text:p>7.913818359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88.046875">
            <text:p>1188.046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000488281">
            <text:p>14.300048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1860351562">
            <text:p>14.18603515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280273438">
            <text:p>14.228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1062011719">
            <text:p>14.1062011719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93.572998047">
            <text:p>993.57299804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9638671875">
            <text:p>26.9638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7849121094">
            <text:p>26.78491210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71582031">
            <text:p>26.8371582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7658691406">
            <text:p>26.7658691406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715.0090332">
            <text:p>1715.009033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798828125">
            <text:p>47.79882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3369140625">
            <text:p>47.3369140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839355469">
            <text:p>47.283935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379394531">
            <text:p>47.6379394531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502.09716797">
            <text:p>2502.0971679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4250488281">
            <text:p>87.425048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8530273438">
            <text:p>86.853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019042969">
            <text:p>87.2019042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9829101562">
            <text:p>86.9829101562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5818.20410156">
            <text:p>5818.204101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95.916259766">
            <text:p>195.9162597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6.427246094">
            <text:p>156.4272460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7.452148438">
            <text:p>157.45214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6.034912109">
            <text:p>156.034912109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442.3359375">
            <text:p>8442.335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2.052978516">
            <text:p>282.0529785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580078125">
            <text:p>280.58007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83.495849609">
            <text:p>283.495849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82.756103516">
            <text:p>282.756103516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533.7678223">
            <text:p>15533.767822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81.087158203">
            <text:p>581.08715820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8.508056641">
            <text:p>508.5080566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5.597167969">
            <text:p>505.597167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9.741943359">
            <text:p>509.741943359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0436.1113281">
            <text:p>20436.111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996.542724609">
            <text:p>996.542724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21.232177734">
            <text:p>921.2321777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21.360839844">
            <text:p>921.3608398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14.014892578">
            <text:p>914.014892578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7864.3010254">
            <text:p>17864.301025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957.91918945">
            <text:p>1957.9191894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711.33398438">
            <text:p>1711.333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90.20605469">
            <text:p>1690.2060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700.61083984">
            <text:p>1700.61083984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4826.4929199">
            <text:p>54826.492919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801.89404297">
            <text:p>3801.8940429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203.03930664">
            <text:p>3203.0393066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95.13012695">
            <text:p>3195.13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92.61303711">
            <text:p>3192.61303711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12539.224121">
            <text:p>112539.22412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122.703125">
            <text:p>13122.70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6114.54711914">
            <text:p>6114.5471191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94.23901367">
            <text:p>6094.2390136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127.09814453">
            <text:p>6127.09814453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43790.281006">
            <text:p>143790.2810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8527.8701172">
            <text:p>48527.870117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2175.7910156">
            <text:p>12175.79101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2294.4650879">
            <text:p>12294.465087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2265.5598145">
            <text:p>12265.5598145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5675.016357">
            <text:p>195675.01635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411.745117">
            <text:p>188411.74511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488.63501">
            <text:p>189488.6350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887.718018">
            <text:p>189887.71801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393.388916">
            <text:p>190393.388916</text:p>
          </table:table-cell>
        </table:table-row>
        <table:table-row table:style-name="ro1" table:visibility="filter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295458.87085">
            <text:p>295458.8708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3411.14502">
            <text:p>293411.1450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556.63501">
            <text:p>292556.6350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2097.530762">
            <text:p>292097.5307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2306.796143">
            <text:p>292306.796143</text:p>
          </table:table-cell>
        </table:table-row>
      </table:table>
      <table:table table:name="RefineA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6796875">
            <text:p>3.1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7602539062">
            <text:p>3.17602539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3623046875">
            <text:p>3.13623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728515625">
            <text:p>3.1728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74291992188">
            <text:p>5.7429199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77319335938">
            <text:p>5.7731933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7817382812">
            <text:p>5.87817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7900390625">
            <text:p>5.79003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1330566406">
            <text:p>11.133056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1967773438">
            <text:p>11.196777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4157714844">
            <text:p>11.41577148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1401367188">
            <text:p>11.14013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2392578125">
            <text:p>21.239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307617188">
            <text:p>21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3649902344">
            <text:p>21.36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2578125">
            <text:p>21.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1.3208007812">
            <text:p>41.3208007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1547851562">
            <text:p>41.15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8762207031">
            <text:p>40.876220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2138671875">
            <text:p>41.21386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7377929688">
            <text:p>80.7377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0.421875">
            <text:p>80.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6882324219">
            <text:p>79.688232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.7680664062">
            <text:p>79.768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9.588867188">
            <text:p>159.5888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9.66796875">
            <text:p>159.6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0.047851562">
            <text:p>160.0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8.802978516">
            <text:p>158.8029785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2.624023438">
            <text:p>312.624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4.243896484">
            <text:p>314.243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4.605957031">
            <text:p>314.605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9.864013672">
            <text:p>309.86401367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6.524902344">
            <text:p>616.524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0.693115234">
            <text:p>620.6931152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2.149902344">
            <text:p>622.1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448974609">
            <text:p>617.4489746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4.33520508">
            <text:p>1244.3352050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28.22094727">
            <text:p>1228.2209472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56.90112305">
            <text:p>1256.901123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8.55322266">
            <text:p>1238.55322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72.77319336">
            <text:p>2472.773193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92.03198242">
            <text:p>2492.0319824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93.73291016">
            <text:p>2493.732910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5.10205078">
            <text:p>2495.102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68.46289062">
            <text:p>4968.4628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74.29125977">
            <text:p>4974.2912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77.6159668">
            <text:p>4977.61596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31.97216797">
            <text:p>4931.972167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26.2558594">
            <text:p>11726.255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22.472168">
            <text:p>10422.47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24.059082">
            <text:p>10124.0590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26.8591309">
            <text:p>10226.85913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2956.683105">
            <text:p>142956.683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1814.927734">
            <text:p>161814.9277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7669.025879">
            <text:p>137669.025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61639.182129">
            <text:p>161639.18212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0161.55518">
            <text:p>1500161.5551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9962.56885">
            <text:p>1469962.5688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01713.71191">
            <text:p>1501713.711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2793.11377">
            <text:p>1502793.113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0278320312">
            <text:p>5.102783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6674804688">
            <text:p>5.1667480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09399414062">
            <text:p>5.093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0869140625">
            <text:p>5.086914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3481445312">
            <text:p>8.934814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9.029296875">
            <text:p>9.0292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98999023438">
            <text:p>8.98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721679688">
            <text:p>8.8972167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4916992188">
            <text:p>16.491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7060546875">
            <text:p>16.706054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6982421875">
            <text:p>16.6982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4670410156">
            <text:p>16.467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2180175781">
            <text:p>29.2180175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9.3786621094">
            <text:p>29.3786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4309082031">
            <text:p>29.430908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478515625">
            <text:p>29.0478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4230957031">
            <text:p>54.42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2912597656">
            <text:p>53.29125976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7399902344">
            <text:p>54.73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0400390625">
            <text:p>54.04003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9.2219238281">
            <text:p>99.22192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8.5500488281">
            <text:p>98.55004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9.0639648438">
            <text:p>99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2939453125">
            <text:p>98.29394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3.564941406">
            <text:p>183.564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3.730957031">
            <text:p>183.7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2.901855469">
            <text:p>182.90185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203125">
            <text:p>183.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409912109">
            <text:p>350.4099121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4.700195312">
            <text:p>354.7001953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48.969970703">
            <text:p>348.96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999023438">
            <text:p>353.999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8.752929688">
            <text:p>678.752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6.515625">
            <text:p>676.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86.191894531">
            <text:p>686.191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77.62109375">
            <text:p>677.621093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31.22705078">
            <text:p>1331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22.52514648">
            <text:p>1322.5251464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04.89404297">
            <text:p>1304.8940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30.62915039">
            <text:p>1330.6291503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732.2331543">
            <text:p>2732.23315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32.80712891">
            <text:p>2632.807128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10.12792969">
            <text:p>2610.12792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66.52709961">
            <text:p>2566.527099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07.10180664">
            <text:p>5207.10180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69.38500977">
            <text:p>5169.38500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57.88598633">
            <text:p>5157.8859863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67.89306641">
            <text:p>5167.893066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069.8271484">
            <text:p>15069.8271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313.1401367">
            <text:p>10313.14013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439.4348145">
            <text:p>10439.434814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495.1379395">
            <text:p>10495.137939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104.223877">
            <text:p>66104.223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309.4558105">
            <text:p>67309.4558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6774.9550781">
            <text:p>66774.9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8797.1708984">
            <text:p>68797.17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8021.987061">
            <text:p>148021.9870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232.11792">
            <text:p>148232.117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6836.539062">
            <text:p>146836.5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915.873047">
            <text:p>150915.8730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951171875">
            <text:p>7.99511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5092773438">
            <text:p>7.9509277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5288085938">
            <text:p>7.952880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86669921875">
            <text:p>7.866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298828125">
            <text:p>14.29882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641601562">
            <text:p>14.264160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8930664062">
            <text:p>26.893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9689941406">
            <text:p>26.968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12988281">
            <text:p>26.83129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7.0549316406">
            <text:p>27.05493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8.3120117188">
            <text:p>48.31201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1479492188">
            <text:p>47.147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5920410156">
            <text:p>47.592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911621094">
            <text:p>47.6911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2221679688">
            <text:p>87.222167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0639648438">
            <text:p>86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6.5307617188">
            <text:p>86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4609375">
            <text:p>86.46093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6.831054688">
            <text:p>156.83105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4.705078125">
            <text:p>154.7050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6.20703125">
            <text:p>156.207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5.489746094">
            <text:p>155.489746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9.830810547">
            <text:p>289.8308105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719970703">
            <text:p>280.71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6.733154297">
            <text:p>276.733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9.108154297">
            <text:p>279.108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7.157958984">
            <text:p>507.15795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6.702880859">
            <text:p>506.7028808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6.299804688">
            <text:p>506.2998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2.316894531">
            <text:p>502.316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030.97192383">
            <text:p>1030.97192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18.618896484">
            <text:p>918.618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11.611816406">
            <text:p>911.6118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21.553955078">
            <text:p>921.55395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2098.953125">
            <text:p>2098.9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87.14208984">
            <text:p>1687.142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87.71801758">
            <text:p>1687.718017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97.41088867">
            <text:p>1697.410888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226.83691406">
            <text:p>3226.836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121.87817383">
            <text:p>3121.87817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43.56225586">
            <text:p>3143.5622558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42.40209961">
            <text:p>3142.402099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4705.9741211">
            <text:p>14705.97412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95.83105469">
            <text:p>5995.8310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993.02197266">
            <text:p>5993.021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022.87890625">
            <text:p>6022.878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7111.9580078">
            <text:p>47111.9580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877.2158203">
            <text:p>11877.21582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874.5678711">
            <text:p>11874.56787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00.9492188">
            <text:p>11700.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220.194092">
            <text:p>188220.1940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170.23584">
            <text:p>189170.235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949.336182">
            <text:p>189949.3361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89613.375977">
            <text:p>189613.37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0758.451904">
            <text:p>290758.45190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0940.074951">
            <text:p>290940.07495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768.0979">
            <text:p>291768.09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597.212158">
            <text:p>291597.21215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27514648438">
            <text:p>3.27514648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8994140625">
            <text:p>3.189941406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2421875">
            <text:p>3.24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23291015625">
            <text:p>3.232910156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876953125">
            <text:p>5.87695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90600585938">
            <text:p>5.90600585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9208984375">
            <text:p>5.89208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8310546875">
            <text:p>5.8310546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2377929688">
            <text:p>11.2377929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4030761719">
            <text:p>11.403076171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3779296875">
            <text:p>11.3779296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3198242188">
            <text:p>11.31982421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6259765625">
            <text:p>21.6259765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578613281">
            <text:p>21.557861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2600097656">
            <text:p>21.26000976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3610839844">
            <text:p>21.36108398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9013671875">
            <text:p>40.9013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2568359375">
            <text:p>41.256835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1.0581054688">
            <text:p>41.058105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0849609375">
            <text:p>41.084960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1381835938">
            <text:p>80.13818359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1.2912597656">
            <text:p>81.29125976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0.9638671875">
            <text:p>80.9638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0.2900390625">
            <text:p>80.2900390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60.001953125">
            <text:p>160.00195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6.604980469">
            <text:p>156.6049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5.226806641">
            <text:p>155.2268066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7.658203125">
            <text:p>157.65820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7.639892578">
            <text:p>317.63989257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1.375244141">
            <text:p>311.3752441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5.516113281">
            <text:p>315.51611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.752929688">
            <text:p>312.752929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31.741943359">
            <text:p>631.74194335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7.752197266">
            <text:p>627.7521972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.089111328">
            <text:p>614.08911132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3.03125">
            <text:p>623.0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52.90600586">
            <text:p>1252.9060058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64.38012695">
            <text:p>1264.38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2.76391602">
            <text:p>1242.7639160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50.69091797">
            <text:p>1250.6909179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83.71484375">
            <text:p>2483.71484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4.80615234">
            <text:p>2484.806152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09.29980469">
            <text:p>2509.299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5.51611328">
            <text:p>2485.5161132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13.73022461">
            <text:p>5013.7302246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46.74609375">
            <text:p>5046.7460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34.95288086">
            <text:p>4934.9528808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35.24609375">
            <text:p>5035.24609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39.8991699">
            <text:p>11739.899169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72.9638672">
            <text:p>10172.963867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220.4189453">
            <text:p>10220.418945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377.973877">
            <text:p>10377.97387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1490.535889">
            <text:p>141490.53588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8817.347168">
            <text:p>188817.34716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57429.208984">
            <text:p>157429.208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54816.672852">
            <text:p>154816.67285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8059.15405">
            <text:p>1508059.1540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544971.50879">
            <text:p>1544971.5087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27422.26392">
            <text:p>1527422.2639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27359.92969">
            <text:p>1527359.92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4184570312">
            <text:p>5.1418457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4794921875">
            <text:p>5.14794921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0498046875">
            <text:p>5.104980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2084960938">
            <text:p>5.12084960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9.12182617188">
            <text:p>9.121826171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99487304688">
            <text:p>8.994873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9.10131835938">
            <text:p>9.10131835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9.05615234375">
            <text:p>9.056152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9270019531">
            <text:p>16.92700195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8039550781">
            <text:p>16.80395507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139648438">
            <text:p>16.813964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7.2678222656">
            <text:p>17.26782226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833984375">
            <text:p>29.8339843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0419921875">
            <text:p>30.04199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6262207031">
            <text:p>29.6262207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5.1540527344">
            <text:p>55.15405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8620605469">
            <text:p>53.862060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4780273438">
            <text:p>54.478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5.0419921875">
            <text:p>55.04199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8798828125">
            <text:p>97.879882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8859863281">
            <text:p>96.8859863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8.7790527344">
            <text:p>98.77905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1850585938">
            <text:p>98.18505859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07421875">
            <text:p>184.074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5.802978516">
            <text:p>185.8029785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236083984">
            <text:p>183.236083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67919922">
            <text:p>183.36791992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228027344">
            <text:p>350.2280273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49.854003906">
            <text:p>349.8540039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0.2890625">
            <text:p>350.2890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354980469">
            <text:p>353.354980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6.341064453">
            <text:p>676.34106445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669921875">
            <text:p>671.66992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73.295898438">
            <text:p>673.2958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83.489990234">
            <text:p>683.4899902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10.17822266">
            <text:p>1310.178222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8.8269043">
            <text:p>1318.826904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0.02099609">
            <text:p>1310.02099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16.41333008">
            <text:p>1316.4133300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93.88012695">
            <text:p>2693.88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95.8190918">
            <text:p>2595.819091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24.39990234">
            <text:p>2624.399902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659.85107422">
            <text:p>2659.8510742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81.32177734">
            <text:p>5281.321777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26.35473633">
            <text:p>5226.3547363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21.36816406">
            <text:p>5221.368164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31.74389648">
            <text:p>5131.7438964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745.3430176">
            <text:p>14745.343017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525.2587891">
            <text:p>10525.258789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534.3161621">
            <text:p>10534.316162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635.8139648">
            <text:p>10635.813964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926.0869141">
            <text:p>66926.08691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810.8288574">
            <text:p>67810.828857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7738.638916">
            <text:p>67738.6389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890.4970703">
            <text:p>67890.497070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7361.003906">
            <text:p>147361.0039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037.87207">
            <text:p>148037.8720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7883.402832">
            <text:p>147883.40283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5550.319824">
            <text:p>145550.31982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0185546875">
            <text:p>7.901855468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4018554688">
            <text:p>7.940185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7192382812">
            <text:p>7.971923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1381835938">
            <text:p>7.91381835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000488281">
            <text:p>14.300048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1860351562">
            <text:p>14.18603515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280273438">
            <text:p>14.228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1062011719">
            <text:p>14.106201171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9638671875">
            <text:p>26.963867187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7849121094">
            <text:p>26.78491210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71582031">
            <text:p>26.83715820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7658691406">
            <text:p>26.765869140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798828125">
            <text:p>47.79882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3369140625">
            <text:p>47.33691406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839355469">
            <text:p>47.283935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379394531">
            <text:p>47.637939453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4250488281">
            <text:p>87.425048828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8530273438">
            <text:p>86.8530273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019042969">
            <text:p>87.2019042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9829101562">
            <text:p>86.98291015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95.916259766">
            <text:p>195.91625976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6.427246094">
            <text:p>156.42724609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7.452148438">
            <text:p>157.45214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6.034912109">
            <text:p>156.0349121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2.052978516">
            <text:p>282.0529785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580078125">
            <text:p>280.580078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83.495849609">
            <text:p>283.495849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82.756103516">
            <text:p>282.7561035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81.087158203">
            <text:p>581.08715820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8.508056641">
            <text:p>508.50805664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5.597167969">
            <text:p>505.5971679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9.741943359">
            <text:p>509.74194335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996.542724609">
            <text:p>996.54272460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21.232177734">
            <text:p>921.23217773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21.360839844">
            <text:p>921.36083984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14.014892578">
            <text:p>914.01489257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957.91918945">
            <text:p>1957.9191894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711.33398438">
            <text:p>1711.3339843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90.20605469">
            <text:p>1690.2060546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700.61083984">
            <text:p>1700.6108398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801.89404297">
            <text:p>3801.8940429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203.03930664">
            <text:p>3203.0393066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95.13012695">
            <text:p>3195.1301269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92.61303711">
            <text:p>3192.6130371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122.703125">
            <text:p>13122.70312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6114.54711914">
            <text:p>6114.54711914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94.23901367">
            <text:p>6094.2390136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127.09814453">
            <text:p>6127.09814453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8527.8701172">
            <text:p>48527.870117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2175.7910156">
            <text:p>12175.791015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2294.4650879">
            <text:p>12294.4650879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2265.5598145">
            <text:p>12265.5598145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411.745117">
            <text:p>188411.745117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488.63501">
            <text:p>189488.6350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887.718018">
            <text:p>189887.718018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393.388916">
            <text:p>190393.388916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3411.14502">
            <text:p>293411.1450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556.63501">
            <text:p>292556.63501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2097.530762">
            <text:p>292097.530762</text:p>
          </table:table-cell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2306.796143">
            <text:p>292306.796143</text:p>
          </table:table-cell>
        </table:table-row>
      </table:table>
      <table:table table:name="Pivot Table - RefineA_" table:style-name="ta1">
        <table:table-column table:style-name="co6" table:default-cell-style-name="ce4"/>
        <table:table-column table:style-name="co6" table:default-cell-style-name="ce9"/>
        <table:table-column table:style-name="co6" table:default-cell-style-name="Pivot_20_Table_20_Value"/>
        <table:table-column table:style-name="co6" table:default-cell-style-name="ce18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>
            <text:p>Average - Time</text:p>
          </table:table-cell>
          <table:table-cell table:style-name="ce6" office:value-type="string">
            <text:p>Level</text:p>
          </table:table-cell>
          <table:table-cell table:style-name="ce11"/>
          <table:table-cell table:style-name="ce15"/>
        </table:table-row>
        <table:table-row table:style-name="ro1">
          <table:table-cell table:style-name="ce2" office:value-type="string">
            <text:p>Workload</text:p>
          </table:table-cell>
          <table:table-cell table:style-name="ce7" office:value-type="string">
            <text:p>h1</text:p>
          </table:table-cell>
          <table:table-cell table:style-name="ce12" office:value-type="string">
            <text:p>h2</text:p>
          </table:table-cell>
          <table:table-cell table:style-name="ce16" office:value-type="string">
            <text:p>h3</text:p>
          </table:table-cell>
        </table:table-row>
        <table:table-row table:style-name="ro1">
          <table:table-cell table:style-name="ce3" office:value-type="string">
            <text:p>w1</text:p>
          </table:table-cell>
          <table:table-cell table:style-name="ce8" office:value-type="float" office:value="3.17626953125">
            <text:p>3.1762695313</text:p>
          </table:table-cell>
          <table:table-cell table:style-name="ce13" office:value-type="float" office:value="5.1236165364575">
            <text:p>5.1236165365</text:p>
          </table:table-cell>
          <table:table-cell table:style-name="ce17" office:value-type="float" office:value="7.92858886719">
            <text:p>7.9285888672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243.8971964525">
            <text:p>1243.8971964525</text:p>
          </table:table-cell>
          <table:table-cell office:value-type="float" office:value="1317.07159423833">
            <text:p>1317.0715942383</text:p>
          </table:table-cell>
          <table:table-cell office:value-type="float" office:value="1742.54583740167">
            <text:p>1742.5458374017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494.83302815667">
            <text:p>2494.8330281567</text:p>
          </table:table-cell>
          <table:table-cell office:value-type="float" office:value="2629.14703369167">
            <text:p>2629.1470336917</text:p>
          </table:table-cell>
          <table:table-cell office:value-type="float" office:value="3221.282836915">
            <text:p>3221.282836915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5029.29467773417">
            <text:p>5029.2946777342</text:p>
          </table:table-cell>
          <table:table-cell office:value-type="float" office:value="5232.261454265">
            <text:p>5232.261454265</text:p>
          </table:table-cell>
          <table:table-cell office:value-type="float" office:value="8000.68479411167">
            <text:p>8000.6847941117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0595.7040812167">
            <text:p>10595.7040812167</text:p>
          </table:table-cell>
          <table:table-cell office:value-type="float" office:value="11557.276204425">
            <text:p>11557.276204425</text:p>
          </table:table-cell>
          <table:table-cell office:value-type="float" office:value="21066.536438">
            <text:p>21066.536438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49706.747395833">
            <text:p>149706.747395833</text:p>
          </table:table-cell>
          <table:table-cell office:value-type="float" office:value="67647.8262532583">
            <text:p>67647.8262532583</text:p>
          </table:table-cell>
          <table:table-cell office:value-type="float" office:value="189881.649495667">
            <text:p>189881.649495667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508140.08262167">
            <text:p>1508140.08262167</text:p>
          </table:table-cell>
          <table:table-cell office:value-type="float" office:value="148002.432881667">
            <text:p>148002.432881667</text:p>
          </table:table-cell>
          <table:table-cell office:value-type="float" office:value="292457.822509833">
            <text:p>292457.822509833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5.76216634114667">
            <text:p>5.7621663411</text:p>
          </table:table-cell>
          <table:table-cell office:value-type="float" office:value="8.97009277343917">
            <text:p>8.9700927734</text:p>
          </table:table-cell>
          <table:table-cell office:value-type="float" office:value="14.1959025065083">
            <text:p>14.1959025065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1.1821085612083">
            <text:p>11.1821085612</text:p>
          </table:table-cell>
          <table:table-cell office:value-type="float" office:value="16.7486165364583">
            <text:p>16.7486165365</text:p>
          </table:table-cell>
          <table:table-cell office:value-type="float" office:value="26.7901407877417">
            <text:p>26.7901407877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1.2317301432333">
            <text:p>21.2317301432</text:p>
          </table:table-cell>
          <table:table-cell office:value-type="float" office:value="29.55904134115">
            <text:p>29.5590413412</text:p>
          </table:table-cell>
          <table:table-cell office:value-type="float" office:value="47.4597371419333">
            <text:p>47.4597371419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40.854329427075">
            <text:p>40.8543294271</text:p>
          </table:table-cell>
          <table:table-cell office:value-type="float" office:value="54.2627360026">
            <text:p>54.2627360026</text:p>
          </table:table-cell>
          <table:table-cell office:value-type="float" office:value="86.6824544270917">
            <text:p>86.6824544271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79.894795735675">
            <text:p>79.8947957357</text:p>
          </table:table-cell>
          <table:table-cell office:value-type="float" office:value="98.0322672526083">
            <text:p>98.0322672526</text:p>
          </table:table-cell>
          <table:table-cell office:value-type="float" office:value="158.36588541675">
            <text:p>158.3658854168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57.82936604825">
            <text:p>157.8293660483</text:p>
          </table:table-cell>
          <table:table-cell office:value-type="float" office:value="183.716430664">
            <text:p>183.716430664</text:p>
          </table:table-cell>
          <table:table-cell office:value-type="float" office:value="282.625183105583">
            <text:p>282.6251831056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12.367614746167">
            <text:p>312.3676147462</text:p>
          </table:table-cell>
          <table:table-cell office:value-type="float" office:value="351.623433431">
            <text:p>351.623433431</text:p>
          </table:table-cell>
          <table:table-cell office:value-type="float" office:value="510.192504882833">
            <text:p>510.1925048828</text:p>
          </table:table-cell>
        </table:table-row>
        <table:table-row table:style-name="ro1">
          <table:table-cell table:style-name="ce5" office:value-type="string">
            <text:p>w9</text:p>
          </table:table-cell>
          <table:table-cell table:style-name="ce10" office:value-type="float" office:value="620.034444173167">
            <text:p>620.0344441732</text:p>
          </table:table-cell>
          <table:table-cell table:style-name="ce14" office:value-type="float" office:value="674.411885579583">
            <text:p>674.4118855796</text:p>
          </table:table-cell>
          <table:table-cell table:style-name="ce19" office:value-type="float" office:value="945.659118652417">
            <text:p>945.6591186524</text:p>
          </table:table-cell>
        </table:table-row>
      </table:table>
      <table:table table:name="Refin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f5</text:p>
          </table:table-cell>
          <table:table-cell office:value-type="string">
            <text:p>f10</text:p>
          </table:table-cell>
          <table:table-cell office:value-type="string">
            <text:p>f20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  <table:table-cell office:value-type="float" office:value="3.16796875">
            <text:p>3.16796875</text:p>
          </table:table-cell>
          <table:table-cell office:value-type="float" office:value="3.27514648438">
            <text:p>3.275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  <table:table-cell office:value-type="float" office:value="3.17602539062">
            <text:p>3.1760253906</text:p>
          </table:table-cell>
          <table:table-cell office:value-type="float" office:value="3.18994140625">
            <text:p>3.189941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  <table:table-cell office:value-type="float" office:value="3.13623046875">
            <text:p>3.1362304688</text:p>
          </table:table-cell>
          <table:table-cell office:value-type="float" office:value="3.2421875">
            <text:p>3.2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  <table:table-cell office:value-type="float" office:value="3.1728515625">
            <text:p>3.1728515625</text:p>
          </table:table-cell>
          <table:table-cell office:value-type="float" office:value="3.23291015625">
            <text:p>3.23291015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  <table:table-cell office:value-type="float" office:value="5.74291992188">
            <text:p>5.7429199219</text:p>
          </table:table-cell>
          <table:table-cell office:value-type="float" office:value="5.876953125">
            <text:p>5.87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  <table:table-cell office:value-type="float" office:value="5.77319335938">
            <text:p>5.7731933594</text:p>
          </table:table-cell>
          <table:table-cell office:value-type="float" office:value="5.90600585938">
            <text:p>5.906005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  <table:table-cell office:value-type="float" office:value="5.87817382812">
            <text:p>5.8781738281</text:p>
          </table:table-cell>
          <table:table-cell office:value-type="float" office:value="5.89208984375">
            <text:p>5.892089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  <table:table-cell office:value-type="float" office:value="5.7900390625">
            <text:p>5.7900390625</text:p>
          </table:table-cell>
          <table:table-cell office:value-type="float" office:value="5.8310546875">
            <text:p>5.83105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  <table:table-cell office:value-type="float" office:value="11.1330566406">
            <text:p>11.1330566406</text:p>
          </table:table-cell>
          <table:table-cell office:value-type="float" office:value="11.2377929688">
            <text:p>11.237792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  <table:table-cell office:value-type="float" office:value="11.1967773438">
            <text:p>11.1967773438</text:p>
          </table:table-cell>
          <table:table-cell office:value-type="float" office:value="11.4030761719">
            <text:p>11.403076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  <table:table-cell office:value-type="float" office:value="11.4157714844">
            <text:p>11.4157714844</text:p>
          </table:table-cell>
          <table:table-cell office:value-type="float" office:value="11.3779296875">
            <text:p>11.37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  <table:table-cell office:value-type="float" office:value="11.1401367188">
            <text:p>11.1401367188</text:p>
          </table:table-cell>
          <table:table-cell office:value-type="float" office:value="11.3198242188">
            <text:p>11.319824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  <table:table-cell office:value-type="float" office:value="21.2392578125">
            <text:p>21.2392578125</text:p>
          </table:table-cell>
          <table:table-cell office:value-type="float" office:value="21.6259765625">
            <text:p>21.625976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  <table:table-cell office:value-type="float" office:value="21.5307617188">
            <text:p>21.5307617188</text:p>
          </table:table-cell>
          <table:table-cell office:value-type="float" office:value="21.5578613281">
            <text:p>21.5578613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  <table:table-cell office:value-type="float" office:value="21.3649902344">
            <text:p>21.3649902344</text:p>
          </table:table-cell>
          <table:table-cell office:value-type="float" office:value="21.2600097656">
            <text:p>21.26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  <table:table-cell office:value-type="float" office:value="21.2578125">
            <text:p>21.2578125</text:p>
          </table:table-cell>
          <table:table-cell office:value-type="float" office:value="21.3610839844">
            <text:p>21.361083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  <table:table-cell office:value-type="float" office:value="41.3208007812">
            <text:p>41.3208007812</text:p>
          </table:table-cell>
          <table:table-cell office:value-type="float" office:value="40.9013671875">
            <text:p>40.901367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  <table:table-cell office:value-type="float" office:value="41.1547851562">
            <text:p>41.1547851562</text:p>
          </table:table-cell>
          <table:table-cell office:value-type="float" office:value="41.2568359375">
            <text:p>41.25683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  <table:table-cell office:value-type="float" office:value="40.8762207031">
            <text:p>40.8762207031</text:p>
          </table:table-cell>
          <table:table-cell office:value-type="float" office:value="41.0581054688">
            <text:p>41.0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  <table:table-cell office:value-type="float" office:value="41.2138671875">
            <text:p>41.2138671875</text:p>
          </table:table-cell>
          <table:table-cell office:value-type="float" office:value="41.0849609375">
            <text:p>41.08496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  <table:table-cell office:value-type="float" office:value="80.7377929688">
            <text:p>80.7377929688</text:p>
          </table:table-cell>
          <table:table-cell office:value-type="float" office:value="80.1381835938">
            <text:p>80.1381835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  <table:table-cell office:value-type="float" office:value="80.421875">
            <text:p>80.421875</text:p>
          </table:table-cell>
          <table:table-cell office:value-type="float" office:value="81.2912597656">
            <text:p>81.2912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  <table:table-cell office:value-type="float" office:value="79.6882324219">
            <text:p>79.6882324219</text:p>
          </table:table-cell>
          <table:table-cell office:value-type="float" office:value="80.9638671875">
            <text:p>80.963867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  <table:table-cell office:value-type="float" office:value="79.7680664062">
            <text:p>79.7680664062</text:p>
          </table:table-cell>
          <table:table-cell office:value-type="float" office:value="80.2900390625">
            <text:p>80.29003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  <table:table-cell office:value-type="float" office:value="159.588867188">
            <text:p>159.588867188</text:p>
          </table:table-cell>
          <table:table-cell office:value-type="float" office:value="160.001953125">
            <text:p>160.001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  <table:table-cell office:value-type="float" office:value="159.66796875">
            <text:p>159.66796875</text:p>
          </table:table-cell>
          <table:table-cell office:value-type="float" office:value="156.604980469">
            <text:p>156.60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  <table:table-cell office:value-type="float" office:value="160.047851562">
            <text:p>160.047851562</text:p>
          </table:table-cell>
          <table:table-cell office:value-type="float" office:value="155.226806641">
            <text:p>155.226806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  <table:table-cell office:value-type="float" office:value="158.802978516">
            <text:p>158.802978516</text:p>
          </table:table-cell>
          <table:table-cell office:value-type="float" office:value="157.658203125">
            <text:p>157.6582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  <table:table-cell office:value-type="float" office:value="312.624023438">
            <text:p>312.624023438</text:p>
          </table:table-cell>
          <table:table-cell office:value-type="float" office:value="317.639892578">
            <text:p>317.63989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  <table:table-cell office:value-type="float" office:value="314.243896484">
            <text:p>314.243896484</text:p>
          </table:table-cell>
          <table:table-cell office:value-type="float" office:value="311.375244141">
            <text:p>311.375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  <table:table-cell office:value-type="float" office:value="314.605957031">
            <text:p>314.605957031</text:p>
          </table:table-cell>
          <table:table-cell office:value-type="float" office:value="315.516113281">
            <text:p>315.516113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  <table:table-cell office:value-type="float" office:value="309.864013672">
            <text:p>309.864013672</text:p>
          </table:table-cell>
          <table:table-cell office:value-type="float" office:value="312.752929688">
            <text:p>312.75292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  <table:table-cell office:value-type="float" office:value="616.524902344">
            <text:p>616.524902344</text:p>
          </table:table-cell>
          <table:table-cell office:value-type="float" office:value="631.741943359">
            <text:p>631.74194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  <table:table-cell office:value-type="float" office:value="620.693115234">
            <text:p>620.693115234</text:p>
          </table:table-cell>
          <table:table-cell office:value-type="float" office:value="627.752197266">
            <text:p>627.7521972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  <table:table-cell office:value-type="float" office:value="622.149902344">
            <text:p>622.149902344</text:p>
          </table:table-cell>
          <table:table-cell office:value-type="float" office:value="614.089111328">
            <text:p>614.089111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  <table:table-cell office:value-type="float" office:value="617.448974609">
            <text:p>617.448974609</text:p>
          </table:table-cell>
          <table:table-cell office:value-type="float" office:value="623.03125">
            <text:p>623.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  <table:table-cell office:value-type="float" office:value="1244.33520508">
            <text:p>1244.33520508</text:p>
          </table:table-cell>
          <table:table-cell office:value-type="float" office:value="1252.90600586">
            <text:p>1252.906005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  <table:table-cell office:value-type="float" office:value="1228.22094727">
            <text:p>1228.22094727</text:p>
          </table:table-cell>
          <table:table-cell office:value-type="float" office:value="1264.38012695">
            <text:p>1264.3801269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  <table:table-cell office:value-type="float" office:value="1256.90112305">
            <text:p>1256.90112305</text:p>
          </table:table-cell>
          <table:table-cell office:value-type="float" office:value="1242.76391602">
            <text:p>1242.763916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  <table:table-cell office:value-type="float" office:value="1238.55322266">
            <text:p>1238.55322266</text:p>
          </table:table-cell>
          <table:table-cell office:value-type="float" office:value="1250.69091797">
            <text:p>1250.690917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  <table:table-cell office:value-type="float" office:value="2472.77319336">
            <text:p>2472.77319336</text:p>
          </table:table-cell>
          <table:table-cell office:value-type="float" office:value="2483.71484375">
            <text:p>2483.714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  <table:table-cell office:value-type="float" office:value="2492.03198242">
            <text:p>2492.03198242</text:p>
          </table:table-cell>
          <table:table-cell office:value-type="float" office:value="2484.80615234">
            <text:p>2484.806152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  <table:table-cell office:value-type="float" office:value="2493.73291016">
            <text:p>2493.73291016</text:p>
          </table:table-cell>
          <table:table-cell office:value-type="float" office:value="2509.29980469">
            <text:p>2509.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  <table:table-cell office:value-type="float" office:value="2495.10205078">
            <text:p>2495.10205078</text:p>
          </table:table-cell>
          <table:table-cell office:value-type="float" office:value="2485.51611328">
            <text:p>2485.51611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  <table:table-cell office:value-type="float" office:value="4968.46289062">
            <text:p>4968.46289062</text:p>
          </table:table-cell>
          <table:table-cell office:value-type="float" office:value="5013.73022461">
            <text:p>5013.7302246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  <table:table-cell office:value-type="float" office:value="4974.29125977">
            <text:p>4974.29125977</text:p>
          </table:table-cell>
          <table:table-cell office:value-type="float" office:value="5046.74609375">
            <text:p>5046.746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  <table:table-cell office:value-type="float" office:value="4977.6159668">
            <text:p>4977.6159668</text:p>
          </table:table-cell>
          <table:table-cell office:value-type="float" office:value="4934.95288086">
            <text:p>4934.952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  <table:table-cell office:value-type="float" office:value="4931.97216797">
            <text:p>4931.97216797</text:p>
          </table:table-cell>
          <table:table-cell office:value-type="float" office:value="5035.24609375">
            <text:p>5035.246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  <table:table-cell office:value-type="float" office:value="11726.2558594">
            <text:p>11726.2558594</text:p>
          </table:table-cell>
          <table:table-cell office:value-type="float" office:value="11739.8991699">
            <text:p>11739.899169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  <table:table-cell office:value-type="float" office:value="10422.472168">
            <text:p>10422.472168</text:p>
          </table:table-cell>
          <table:table-cell office:value-type="float" office:value="10172.9638672">
            <text:p>10172.96386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  <table:table-cell office:value-type="float" office:value="10124.059082">
            <text:p>10124.059082</text:p>
          </table:table-cell>
          <table:table-cell office:value-type="float" office:value="10220.4189453">
            <text:p>10220.41894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  <table:table-cell office:value-type="float" office:value="10226.8591309">
            <text:p>10226.8591309</text:p>
          </table:table-cell>
          <table:table-cell office:value-type="float" office:value="10377.973877">
            <text:p>10377.9738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  <table:table-cell office:value-type="float" office:value="142956.683105">
            <text:p>142956.683105</text:p>
          </table:table-cell>
          <table:table-cell office:value-type="float" office:value="141490.535889">
            <text:p>141490.5358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  <table:table-cell office:value-type="float" office:value="161814.927734">
            <text:p>161814.927734</text:p>
          </table:table-cell>
          <table:table-cell office:value-type="float" office:value="188817.347168">
            <text:p>188817.34716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  <table:table-cell office:value-type="float" office:value="137669.025879">
            <text:p>137669.025879</text:p>
          </table:table-cell>
          <table:table-cell office:value-type="float" office:value="157429.208984">
            <text:p>157429.208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  <table:table-cell office:value-type="float" office:value="161639.182129">
            <text:p>161639.182129</text:p>
          </table:table-cell>
          <table:table-cell office:value-type="float" office:value="154816.672852">
            <text:p>154816.67285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  <table:table-cell office:value-type="float" office:value="1500161.55518">
            <text:p>1500161.55518</text:p>
          </table:table-cell>
          <table:table-cell office:value-type="float" office:value="1508059.15405">
            <text:p>1508059.154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  <table:table-cell office:value-type="float" office:value="1469962.56885">
            <text:p>1469962.56885</text:p>
          </table:table-cell>
          <table:table-cell office:value-type="float" office:value="1544971.50879">
            <text:p>1544971.508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  <table:table-cell office:value-type="float" office:value="1501713.71191">
            <text:p>1501713.71191</text:p>
          </table:table-cell>
          <table:table-cell office:value-type="float" office:value="1527422.26392">
            <text:p>1527422.2639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  <table:table-cell office:value-type="float" office:value="1502793.11377">
            <text:p>1502793.11377</text:p>
          </table:table-cell>
          <table:table-cell office:value-type="float" office:value="1527359.92969">
            <text:p>1527359.9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  <table:table-cell office:value-type="float" office:value="5.10278320312">
            <text:p>5.1027832031</text:p>
          </table:table-cell>
          <table:table-cell office:value-type="float" office:value="5.14184570312">
            <text:p>5.14184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  <table:table-cell office:value-type="float" office:value="5.16674804688">
            <text:p>5.1667480469</text:p>
          </table:table-cell>
          <table:table-cell office:value-type="float" office:value="5.14794921875">
            <text:p>5.147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  <table:table-cell office:value-type="float" office:value="5.09399414062">
            <text:p>5.0939941406</text:p>
          </table:table-cell>
          <table:table-cell office:value-type="float" office:value="5.10498046875">
            <text:p>5.104980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  <table:table-cell office:value-type="float" office:value="5.0869140625">
            <text:p>5.0869140625</text:p>
          </table:table-cell>
          <table:table-cell office:value-type="float" office:value="5.12084960938">
            <text:p>5.12084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  <table:table-cell office:value-type="float" office:value="8.93481445312">
            <text:p>8.9348144531</text:p>
          </table:table-cell>
          <table:table-cell office:value-type="float" office:value="9.12182617188">
            <text:p>9.121826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  <table:table-cell office:value-type="float" office:value="9.029296875">
            <text:p>9.029296875</text:p>
          </table:table-cell>
          <table:table-cell office:value-type="float" office:value="8.99487304688">
            <text:p>8.99487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  <table:table-cell office:value-type="float" office:value="8.98999023438">
            <text:p>8.9899902344</text:p>
          </table:table-cell>
          <table:table-cell office:value-type="float" office:value="9.10131835938">
            <text:p>9.101318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  <table:table-cell office:value-type="float" office:value="8.89721679688">
            <text:p>8.8972167969</text:p>
          </table:table-cell>
          <table:table-cell office:value-type="float" office:value="9.05615234375">
            <text:p>9.05615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  <table:table-cell office:value-type="float" office:value="16.4916992188">
            <text:p>16.4916992188</text:p>
          </table:table-cell>
          <table:table-cell office:value-type="float" office:value="16.9270019531">
            <text:p>16.927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  <table:table-cell office:value-type="float" office:value="16.7060546875">
            <text:p>16.7060546875</text:p>
          </table:table-cell>
          <table:table-cell office:value-type="float" office:value="16.8039550781">
            <text:p>16.8039550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  <table:table-cell office:value-type="float" office:value="16.6982421875">
            <text:p>16.6982421875</text:p>
          </table:table-cell>
          <table:table-cell office:value-type="float" office:value="16.8139648438">
            <text:p>16.813964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  <table:table-cell office:value-type="float" office:value="16.4670410156">
            <text:p>16.4670410156</text:p>
          </table:table-cell>
          <table:table-cell office:value-type="float" office:value="17.2678222656">
            <text:p>17.26782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  <table:table-cell office:value-type="float" office:value="29.2180175781">
            <text:p>29.2180175781</text:p>
          </table:table-cell>
          <table:table-cell office:value-type="float" office:value="29.833984375">
            <text:p>29.833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  <table:table-cell office:value-type="float" office:value="29.3786621094">
            <text:p>29.3786621094</text:p>
          </table:table-cell>
          <table:table-cell office:value-type="float" office:value="30.0419921875">
            <text:p>30.04199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  <table:table-cell office:value-type="float" office:value="29.4309082031">
            <text:p>29.4309082031</text:p>
          </table:table-cell>
          <table:table-cell office:value-type="float" office:value="29.6262207031">
            <text:p>29.62622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  <table:table-cell office:value-type="float" office:value="29.0478515625">
            <text:p>29.047851562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  <table:table-cell office:value-type="float" office:value="54.4230957031">
            <text:p>54.4230957031</text:p>
          </table:table-cell>
          <table:table-cell office:value-type="float" office:value="55.1540527344">
            <text:p>55.15405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  <table:table-cell office:value-type="float" office:value="53.2912597656">
            <text:p>53.2912597656</text:p>
          </table:table-cell>
          <table:table-cell office:value-type="float" office:value="53.8620605469">
            <text:p>53.86206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  <table:table-cell office:value-type="float" office:value="54.7399902344">
            <text:p>54.7399902344</text:p>
          </table:table-cell>
          <table:table-cell office:value-type="float" office:value="54.4780273438">
            <text:p>54.478027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  <table:table-cell office:value-type="float" office:value="54.0400390625">
            <text:p>54.0400390625</text:p>
          </table:table-cell>
          <table:table-cell office:value-type="float" office:value="55.0419921875">
            <text:p>55.04199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  <table:table-cell office:value-type="float" office:value="99.2219238281">
            <text:p>99.2219238281</text:p>
          </table:table-cell>
          <table:table-cell office:value-type="float" office:value="97.8798828125">
            <text:p>97.879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  <table:table-cell office:value-type="float" office:value="98.5500488281">
            <text:p>98.5500488281</text:p>
          </table:table-cell>
          <table:table-cell office:value-type="float" office:value="96.8859863281">
            <text:p>96.8859863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  <table:table-cell office:value-type="float" office:value="99.0639648438">
            <text:p>99.0639648438</text:p>
          </table:table-cell>
          <table:table-cell office:value-type="float" office:value="98.7790527344">
            <text:p>98.77905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  <table:table-cell office:value-type="float" office:value="98.2939453125">
            <text:p>98.2939453125</text:p>
          </table:table-cell>
          <table:table-cell office:value-type="float" office:value="98.1850585938">
            <text:p>98.1850585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  <table:table-cell office:value-type="float" office:value="183.564941406">
            <text:p>183.564941406</text:p>
          </table:table-cell>
          <table:table-cell office:value-type="float" office:value="184.07421875">
            <text:p>184.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  <table:table-cell office:value-type="float" office:value="183.730957031">
            <text:p>183.730957031</text:p>
          </table:table-cell>
          <table:table-cell office:value-type="float" office:value="185.802978516">
            <text:p>185.80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  <table:table-cell office:value-type="float" office:value="182.901855469">
            <text:p>182.901855469</text:p>
          </table:table-cell>
          <table:table-cell office:value-type="float" office:value="183.236083984">
            <text:p>183.236083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  <table:table-cell office:value-type="float" office:value="183.203125">
            <text:p>183.203125</text:p>
          </table:table-cell>
          <table:table-cell office:value-type="float" office:value="183.367919922">
            <text:p>183.367919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  <table:table-cell office:value-type="float" office:value="350.409912109">
            <text:p>350.409912109</text:p>
          </table:table-cell>
          <table:table-cell office:value-type="float" office:value="350.228027344">
            <text:p>350.2280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  <table:table-cell office:value-type="float" office:value="354.700195312">
            <text:p>354.700195312</text:p>
          </table:table-cell>
          <table:table-cell office:value-type="float" office:value="349.854003906">
            <text:p>349.854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  <table:table-cell office:value-type="float" office:value="348.969970703">
            <text:p>348.969970703</text:p>
          </table:table-cell>
          <table:table-cell office:value-type="float" office:value="350.2890625">
            <text:p>350.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  <table:table-cell office:value-type="float" office:value="353.999023438">
            <text:p>353.999023438</text:p>
          </table:table-cell>
          <table:table-cell office:value-type="float" office:value="353.354980469">
            <text:p>353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  <table:table-cell office:value-type="float" office:value="678.752929688">
            <text:p>678.752929688</text:p>
          </table:table-cell>
          <table:table-cell office:value-type="float" office:value="676.341064453">
            <text:p>676.3410644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  <table:table-cell office:value-type="float" office:value="676.515625">
            <text:p>676.515625</text:p>
          </table:table-cell>
          <table:table-cell office:value-type="float" office:value="671.669921875">
            <text:p>671.6699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  <table:table-cell office:value-type="float" office:value="686.191894531">
            <text:p>686.191894531</text:p>
          </table:table-cell>
          <table:table-cell office:value-type="float" office:value="673.295898438">
            <text:p>673.29589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  <table:table-cell office:value-type="float" office:value="677.62109375">
            <text:p>677.62109375</text:p>
          </table:table-cell>
          <table:table-cell office:value-type="float" office:value="683.489990234">
            <text:p>683.4899902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  <table:table-cell office:value-type="float" office:value="1331.22705078">
            <text:p>1331.22705078</text:p>
          </table:table-cell>
          <table:table-cell office:value-type="float" office:value="1310.17822266">
            <text:p>1310.178222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  <table:table-cell office:value-type="float" office:value="1322.52514648">
            <text:p>1322.52514648</text:p>
          </table:table-cell>
          <table:table-cell office:value-type="float" office:value="1318.8269043">
            <text:p>1318.82690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  <table:table-cell office:value-type="float" office:value="1304.89404297">
            <text:p>1304.89404297</text:p>
          </table:table-cell>
          <table:table-cell office:value-type="float" office:value="1310.02099609">
            <text:p>1310.020996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  <table:table-cell office:value-type="float" office:value="1330.62915039">
            <text:p>1330.62915039</text:p>
          </table:table-cell>
          <table:table-cell office:value-type="float" office:value="1316.41333008">
            <text:p>1316.413330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  <table:table-cell office:value-type="float" office:value="2732.2331543">
            <text:p>2732.2331543</text:p>
          </table:table-cell>
          <table:table-cell office:value-type="float" office:value="2693.88012695">
            <text:p>2693.8801269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  <table:table-cell office:value-type="float" office:value="2632.80712891">
            <text:p>2632.80712891</text:p>
          </table:table-cell>
          <table:table-cell office:value-type="float" office:value="2595.8190918">
            <text:p>2595.81909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  <table:table-cell office:value-type="float" office:value="2610.12792969">
            <text:p>2610.12792969</text:p>
          </table:table-cell>
          <table:table-cell office:value-type="float" office:value="2624.39990234">
            <text:p>2624.399902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  <table:table-cell office:value-type="float" office:value="2566.52709961">
            <text:p>2566.52709961</text:p>
          </table:table-cell>
          <table:table-cell office:value-type="float" office:value="2659.85107422">
            <text:p>2659.851074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  <table:table-cell office:value-type="float" office:value="5207.10180664">
            <text:p>5207.10180664</text:p>
          </table:table-cell>
          <table:table-cell office:value-type="float" office:value="5281.32177734">
            <text:p>5281.321777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  <table:table-cell office:value-type="float" office:value="5169.38500977">
            <text:p>5169.38500977</text:p>
          </table:table-cell>
          <table:table-cell office:value-type="float" office:value="5226.35473633">
            <text:p>5226.3547363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  <table:table-cell office:value-type="float" office:value="5157.88598633">
            <text:p>5157.88598633</text:p>
          </table:table-cell>
          <table:table-cell office:value-type="float" office:value="5221.36816406">
            <text:p>5221.36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  <table:table-cell office:value-type="float" office:value="5167.89306641">
            <text:p>5167.89306641</text:p>
          </table:table-cell>
          <table:table-cell office:value-type="float" office:value="5131.74389648">
            <text:p>5131.743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  <table:table-cell office:value-type="float" office:value="15069.8271484">
            <text:p>15069.8271484</text:p>
          </table:table-cell>
          <table:table-cell office:value-type="float" office:value="14745.3430176">
            <text:p>14745.343017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  <table:table-cell office:value-type="float" office:value="10313.1401367">
            <text:p>10313.1401367</text:p>
          </table:table-cell>
          <table:table-cell office:value-type="float" office:value="10525.2587891">
            <text:p>10525.25878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  <table:table-cell office:value-type="float" office:value="10439.4348145">
            <text:p>10439.4348145</text:p>
          </table:table-cell>
          <table:table-cell office:value-type="float" office:value="10534.3161621">
            <text:p>10534.31616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  <table:table-cell office:value-type="float" office:value="10495.1379395">
            <text:p>10495.1379395</text:p>
          </table:table-cell>
          <table:table-cell office:value-type="float" office:value="10635.8139648">
            <text:p>10635.813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  <table:table-cell office:value-type="float" office:value="66104.223877">
            <text:p>66104.223877</text:p>
          </table:table-cell>
          <table:table-cell office:value-type="float" office:value="66926.0869141">
            <text:p>66926.0869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  <table:table-cell office:value-type="float" office:value="67309.4558105">
            <text:p>67309.4558105</text:p>
          </table:table-cell>
          <table:table-cell office:value-type="float" office:value="67810.8288574">
            <text:p>67810.82885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  <table:table-cell office:value-type="float" office:value="66774.9550781">
            <text:p>66774.9550781</text:p>
          </table:table-cell>
          <table:table-cell office:value-type="float" office:value="67738.638916">
            <text:p>67738.6389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  <table:table-cell office:value-type="float" office:value="68797.1708984">
            <text:p>68797.1708984</text:p>
          </table:table-cell>
          <table:table-cell office:value-type="float" office:value="67890.4970703">
            <text:p>67890.497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  <table:table-cell office:value-type="float" office:value="148021.987061">
            <text:p>148021.987061</text:p>
          </table:table-cell>
          <table:table-cell office:value-type="float" office:value="147361.003906">
            <text:p>147361.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  <table:table-cell office:value-type="float" office:value="148232.11792">
            <text:p>148232.11792</text:p>
          </table:table-cell>
          <table:table-cell office:value-type="float" office:value="148037.87207">
            <text:p>148037.8720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  <table:table-cell office:value-type="float" office:value="146836.539062">
            <text:p>146836.539062</text:p>
          </table:table-cell>
          <table:table-cell office:value-type="float" office:value="147883.402832">
            <text:p>147883.4028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  <table:table-cell office:value-type="float" office:value="150915.873047">
            <text:p>150915.873047</text:p>
          </table:table-cell>
          <table:table-cell office:value-type="float" office:value="145550.319824">
            <text:p>145550.31982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  <table:table-cell office:value-type="float" office:value="7.9951171875">
            <text:p>7.9951171875</text:p>
          </table:table-cell>
          <table:table-cell office:value-type="float" office:value="7.90185546875">
            <text:p>7.90185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  <table:table-cell office:value-type="float" office:value="7.95092773438">
            <text:p>7.9509277344</text:p>
          </table:table-cell>
          <table:table-cell office:value-type="float" office:value="7.94018554688">
            <text:p>7.940185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  <table:table-cell office:value-type="float" office:value="7.95288085938">
            <text:p>7.9528808594</text:p>
          </table:table-cell>
          <table:table-cell office:value-type="float" office:value="7.97192382812">
            <text:p>7.97192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  <table:table-cell office:value-type="float" office:value="7.86669921875">
            <text:p>7.8666992188</text:p>
          </table:table-cell>
          <table:table-cell office:value-type="float" office:value="7.91381835938">
            <text:p>7.913818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  <table:table-cell office:value-type="float" office:value="14.33203125">
            <text:p>14.33203125</text:p>
          </table:table-cell>
          <table:table-cell office:value-type="float" office:value="14.3000488281">
            <text:p>14.300048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  <table:table-cell office:value-type="float" office:value="14.298828125">
            <text:p>14.298828125</text:p>
          </table:table-cell>
          <table:table-cell office:value-type="float" office:value="14.1860351562">
            <text:p>14.186035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  <table:table-cell office:value-type="float" office:value="14.2641601562">
            <text:p>14.2641601562</text:p>
          </table:table-cell>
          <table:table-cell office:value-type="float" office:value="14.2280273438">
            <text:p>14.228027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  <table:table-cell office:value-type="float" office:value="14.33203125">
            <text:p>14.33203125</text:p>
          </table:table-cell>
          <table:table-cell office:value-type="float" office:value="14.1062011719">
            <text:p>14.106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  <table:table-cell office:value-type="float" office:value="26.8930664062">
            <text:p>26.8930664062</text:p>
          </table:table-cell>
          <table:table-cell office:value-type="float" office:value="26.9638671875">
            <text:p>26.963867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  <table:table-cell office:value-type="float" office:value="26.9689941406">
            <text:p>26.9689941406</text:p>
          </table:table-cell>
          <table:table-cell office:value-type="float" office:value="26.7849121094">
            <text:p>26.7849121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  <table:table-cell office:value-type="float" office:value="26.8312988281">
            <text:p>26.8312988281</text:p>
          </table:table-cell>
          <table:table-cell office:value-type="float" office:value="26.8371582031">
            <text:p>26.837158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  <table:table-cell office:value-type="float" office:value="27.0549316406">
            <text:p>27.0549316406</text:p>
          </table:table-cell>
          <table:table-cell office:value-type="float" office:value="26.7658691406">
            <text:p>26.7658691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  <table:table-cell office:value-type="float" office:value="48.3120117188">
            <text:p>48.3120117188</text:p>
          </table:table-cell>
          <table:table-cell office:value-type="float" office:value="47.798828125">
            <text:p>47.79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  <table:table-cell office:value-type="float" office:value="47.1479492188">
            <text:p>47.1479492188</text:p>
          </table:table-cell>
          <table:table-cell office:value-type="float" office:value="47.3369140625">
            <text:p>47.336914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  <table:table-cell office:value-type="float" office:value="47.5920410156">
            <text:p>47.5920410156</text:p>
          </table:table-cell>
          <table:table-cell office:value-type="float" office:value="47.2839355469">
            <text:p>47.283935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  <table:table-cell office:value-type="float" office:value="47.6911621094">
            <text:p>47.6911621094</text:p>
          </table:table-cell>
          <table:table-cell office:value-type="float" office:value="47.6379394531">
            <text:p>47.6379394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  <table:table-cell office:value-type="float" office:value="87.2221679688">
            <text:p>87.2221679688</text:p>
          </table:table-cell>
          <table:table-cell office:value-type="float" office:value="87.4250488281">
            <text:p>87.425048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  <table:table-cell office:value-type="float" office:value="86.0639648438">
            <text:p>86.0639648438</text:p>
          </table:table-cell>
          <table:table-cell office:value-type="float" office:value="86.8530273438">
            <text:p>86.853027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  <table:table-cell office:value-type="float" office:value="86.5307617188">
            <text:p>86.5307617188</text:p>
          </table:table-cell>
          <table:table-cell office:value-type="float" office:value="87.2019042969">
            <text:p>87.201904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  <table:table-cell office:value-type="float" office:value="86.4609375">
            <text:p>86.4609375</text:p>
          </table:table-cell>
          <table:table-cell office:value-type="float" office:value="86.9829101562">
            <text:p>86.9829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  <table:table-cell office:value-type="float" office:value="156.831054688">
            <text:p>156.831054688</text:p>
          </table:table-cell>
          <table:table-cell office:value-type="float" office:value="195.916259766">
            <text:p>195.9162597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  <table:table-cell office:value-type="float" office:value="154.705078125">
            <text:p>154.705078125</text:p>
          </table:table-cell>
          <table:table-cell office:value-type="float" office:value="156.427246094">
            <text:p>156.42724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  <table:table-cell office:value-type="float" office:value="156.20703125">
            <text:p>156.20703125</text:p>
          </table:table-cell>
          <table:table-cell office:value-type="float" office:value="157.452148438">
            <text:p>157.45214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  <table:table-cell office:value-type="float" office:value="155.489746094">
            <text:p>155.489746094</text:p>
          </table:table-cell>
          <table:table-cell office:value-type="float" office:value="156.034912109">
            <text:p>156.0349121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  <table:table-cell office:value-type="float" office:value="289.830810547">
            <text:p>289.830810547</text:p>
          </table:table-cell>
          <table:table-cell office:value-type="float" office:value="282.052978516">
            <text:p>282.0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  <table:table-cell office:value-type="float" office:value="280.719970703">
            <text:p>280.719970703</text:p>
          </table:table-cell>
          <table:table-cell office:value-type="float" office:value="280.580078125">
            <text:p>280.5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  <table:table-cell office:value-type="float" office:value="276.733154297">
            <text:p>276.733154297</text:p>
          </table:table-cell>
          <table:table-cell office:value-type="float" office:value="283.495849609">
            <text:p>283.4958496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  <table:table-cell office:value-type="float" office:value="279.108154297">
            <text:p>279.108154297</text:p>
          </table:table-cell>
          <table:table-cell office:value-type="float" office:value="282.756103516">
            <text:p>282.756103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  <table:table-cell office:value-type="float" office:value="507.157958984">
            <text:p>507.157958984</text:p>
          </table:table-cell>
          <table:table-cell office:value-type="float" office:value="581.087158203">
            <text:p>581.0871582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  <table:table-cell office:value-type="float" office:value="506.702880859">
            <text:p>506.702880859</text:p>
          </table:table-cell>
          <table:table-cell office:value-type="float" office:value="508.508056641">
            <text:p>508.508056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  <table:table-cell office:value-type="float" office:value="506.299804688">
            <text:p>506.299804688</text:p>
          </table:table-cell>
          <table:table-cell office:value-type="float" office:value="505.597167969">
            <text:p>505.5971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  <table:table-cell office:value-type="float" office:value="502.316894531">
            <text:p>502.316894531</text:p>
          </table:table-cell>
          <table:table-cell office:value-type="float" office:value="509.741943359">
            <text:p>509.74194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  <table:table-cell office:value-type="float" office:value="1030.97192383">
            <text:p>1030.97192383</text:p>
          </table:table-cell>
          <table:table-cell office:value-type="float" office:value="996.542724609">
            <text:p>996.5427246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  <table:table-cell office:value-type="float" office:value="918.618896484">
            <text:p>918.618896484</text:p>
          </table:table-cell>
          <table:table-cell office:value-type="float" office:value="921.232177734">
            <text:p>921.2321777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  <table:table-cell office:value-type="float" office:value="911.611816406">
            <text:p>911.611816406</text:p>
          </table:table-cell>
          <table:table-cell office:value-type="float" office:value="921.360839844">
            <text:p>921.36083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  <table:table-cell office:value-type="float" office:value="921.553955078">
            <text:p>921.553955078</text:p>
          </table:table-cell>
          <table:table-cell office:value-type="float" office:value="914.014892578">
            <text:p>914.01489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  <table:table-cell office:value-type="float" office:value="2098.953125">
            <text:p>2098.953125</text:p>
          </table:table-cell>
          <table:table-cell office:value-type="float" office:value="1957.91918945">
            <text:p>1957.919189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  <table:table-cell office:value-type="float" office:value="1687.14208984">
            <text:p>1687.14208984</text:p>
          </table:table-cell>
          <table:table-cell office:value-type="float" office:value="1711.33398438">
            <text:p>1711.3339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  <table:table-cell office:value-type="float" office:value="1687.71801758">
            <text:p>1687.71801758</text:p>
          </table:table-cell>
          <table:table-cell office:value-type="float" office:value="1690.20605469">
            <text:p>1690.206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  <table:table-cell office:value-type="float" office:value="1697.41088867">
            <text:p>1697.41088867</text:p>
          </table:table-cell>
          <table:table-cell office:value-type="float" office:value="1700.61083984">
            <text:p>1700.61083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  <table:table-cell office:value-type="float" office:value="3226.83691406">
            <text:p>3226.83691406</text:p>
          </table:table-cell>
          <table:table-cell office:value-type="float" office:value="3801.89404297">
            <text:p>3801.89404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  <table:table-cell office:value-type="float" office:value="3121.87817383">
            <text:p>3121.87817383</text:p>
          </table:table-cell>
          <table:table-cell office:value-type="float" office:value="3203.03930664">
            <text:p>3203.039306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  <table:table-cell office:value-type="float" office:value="3143.56225586">
            <text:p>3143.56225586</text:p>
          </table:table-cell>
          <table:table-cell office:value-type="float" office:value="3195.13012695">
            <text:p>3195.1301269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  <table:table-cell office:value-type="float" office:value="3142.40209961">
            <text:p>3142.40209961</text:p>
          </table:table-cell>
          <table:table-cell office:value-type="float" office:value="3192.61303711">
            <text:p>3192.6130371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  <table:table-cell office:value-type="float" office:value="14705.9741211">
            <text:p>14705.9741211</text:p>
          </table:table-cell>
          <table:table-cell office:value-type="float" office:value="13122.703125">
            <text:p>1312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  <table:table-cell office:value-type="float" office:value="5995.83105469">
            <text:p>5995.83105469</text:p>
          </table:table-cell>
          <table:table-cell office:value-type="float" office:value="6114.54711914">
            <text:p>6114.5471191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  <table:table-cell office:value-type="float" office:value="5993.02197266">
            <text:p>5993.02197266</text:p>
          </table:table-cell>
          <table:table-cell office:value-type="float" office:value="6094.23901367">
            <text:p>6094.2390136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  <table:table-cell office:value-type="float" office:value="6022.87890625">
            <text:p>6022.87890625</text:p>
          </table:table-cell>
          <table:table-cell office:value-type="float" office:value="6127.09814453">
            <text:p>6127.098144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  <table:table-cell office:value-type="float" office:value="47111.9580078">
            <text:p>47111.9580078</text:p>
          </table:table-cell>
          <table:table-cell office:value-type="float" office:value="48527.8701172">
            <text:p>48527.87011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  <table:table-cell office:value-type="float" office:value="11877.2158203">
            <text:p>11877.2158203</text:p>
          </table:table-cell>
          <table:table-cell office:value-type="float" office:value="12175.7910156">
            <text:p>12175.7910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  <table:table-cell office:value-type="float" office:value="11874.5678711">
            <text:p>11874.5678711</text:p>
          </table:table-cell>
          <table:table-cell office:value-type="float" office:value="12294.4650879">
            <text:p>12294.46508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  <table:table-cell office:value-type="float" office:value="11700.9492188">
            <text:p>11700.9492188</text:p>
          </table:table-cell>
          <table:table-cell office:value-type="float" office:value="12265.5598145">
            <text:p>12265.55981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  <table:table-cell office:value-type="float" office:value="188220.194092">
            <text:p>188220.194092</text:p>
          </table:table-cell>
          <table:table-cell office:value-type="float" office:value="188411.745117">
            <text:p>188411.74511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  <table:table-cell office:value-type="float" office:value="189170.23584">
            <text:p>189170.23584</text:p>
          </table:table-cell>
          <table:table-cell office:value-type="float" office:value="189488.63501">
            <text:p>189488.6350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  <table:table-cell office:value-type="float" office:value="189949.336182">
            <text:p>189949.336182</text:p>
          </table:table-cell>
          <table:table-cell office:value-type="float" office:value="189887.718018">
            <text:p>189887.7180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  <table:table-cell office:value-type="float" office:value="189613.375977">
            <text:p>189613.375977</text:p>
          </table:table-cell>
          <table:table-cell office:value-type="float" office:value="190393.388916">
            <text:p>190393.3889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  <table:table-cell office:value-type="float" office:value="290758.451904">
            <text:p>290758.451904</text:p>
          </table:table-cell>
          <table:table-cell office:value-type="float" office:value="293411.14502">
            <text:p>293411.145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  <table:table-cell office:value-type="float" office:value="290940.074951">
            <text:p>290940.074951</text:p>
          </table:table-cell>
          <table:table-cell office:value-type="float" office:value="292556.63501">
            <text:p>292556.6350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  <table:table-cell office:value-type="float" office:value="291768.0979">
            <text:p>291768.0979</text:p>
          </table:table-cell>
          <table:table-cell office:value-type="float" office:value="292097.530762">
            <text:p>292097.5307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  <table:table-cell office:value-type="float" office:value="291597.212158">
            <text:p>291597.212158</text:p>
          </table:table-cell>
          <table:table-cell office:value-type="float" office:value="292306.796143">
            <text:p>292306.7961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3"/>
        </table:table-row>
        <table:table-row table:style-name="ro1"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3"/>
        </table:table-row>
      </table:table>
      <table:table table:name="Pivot Table - RefineA" table:style-name="ta1">
        <table:table-column table:style-name="co6" table:default-cell-style-name="ce3"/>
        <table:table-column table:style-name="co6" table:default-cell-style-name="ce24"/>
        <table:table-column table:style-name="co6" table:default-cell-style-name="ce8"/>
        <table:table-column table:style-name="co6" table:default-cell-style-name="ce13"/>
        <table:table-column table:style-name="co6" table:default-cell-style-name="ce17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0"/>
          <table:table-cell table:style-name="ce22"/>
          <table:table-cell table:style-name="ce6" office:value-type="string">
            <text:p>Level</text:p>
          </table:table-cell>
          <table:table-cell table:style-name="ce11"/>
          <table:table-cell table:style-name="ce15"/>
        </table:table-row>
        <table:table-row table:style-name="ro1">
          <table:table-cell table:style-name="ce2" office:value-type="string">
            <text:p>Workload</text:p>
          </table:table-cell>
          <table:table-cell table:style-name="ce23" office:value-type="string">
            <text:p>Data</text:p>
          </table:table-cell>
          <table:table-cell table:style-name="ce7" office:value-type="string">
            <text:p>h1</text:p>
          </table:table-cell>
          <table:table-cell table:style-name="ce12" office:value-type="string">
            <text:p>h2</text:p>
          </table:table-cell>
          <table:table-cell table:style-name="ce16" office:value-type="string">
            <text:p>h3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string">
            <text:p>Average - f5</text:p>
          </table:table-cell>
          <table:table-cell office:value-type="float" office:value="3.1304931640625">
            <text:p>3.1304931641</text:p>
          </table:table-cell>
          <table:table-cell office:value-type="float" office:value="5.1293334960925">
            <text:p>5.1293334961</text:p>
          </table:table-cell>
          <table:table-cell office:value-type="float" office:value="7.912414550785">
            <text:p>7.9124145508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3.1632690429675">
            <text:p>3.163269043</text:p>
          </table:table-cell>
          <table:table-cell table:style-name="Pivot_20_Table_20_Value" office:value-type="float" office:value="5.11260986328">
            <text:p>5.1126098633</text:p>
          </table:table-cell>
          <table:table-cell table:style-name="ce18" office:value-type="float" office:value="7.9414062500025">
            <text:p>7.9414062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3.23504638672">
            <text:p>3.2350463867</text:p>
          </table:table-cell>
          <table:table-cell table:style-name="ce29" office:value-type="float" office:value="5.12890625">
            <text:p>5.12890625</text:p>
          </table:table-cell>
          <table:table-cell table:style-name="ce30" office:value-type="float" office:value="7.9319458007825">
            <text:p>7.9319458008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string">
            <text:p>Average - f5</text:p>
          </table:table-cell>
          <table:table-cell office:value-type="float" office:value="1237.0037231425">
            <text:p>1237.0037231425</text:p>
          </table:table-cell>
          <table:table-cell office:value-type="float" office:value="1315.0360717775">
            <text:p>1315.0360717775</text:p>
          </table:table-cell>
          <table:table-cell office:value-type="float" office:value="1669.8139648425">
            <text:p>1669.8139648425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242.002624515">
            <text:p>1242.002624515</text:p>
          </table:table-cell>
          <table:table-cell table:style-name="Pivot_20_Table_20_Value" office:value-type="float" office:value="1322.318847655">
            <text:p>1322.318847655</text:p>
          </table:table-cell>
          <table:table-cell table:style-name="ce18" office:value-type="float" office:value="1792.8060302725">
            <text:p>1792.806030272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252.6852417">
            <text:p>1252.6852417</text:p>
          </table:table-cell>
          <table:table-cell table:style-name="ce29" office:value-type="float" office:value="1313.8598632825">
            <text:p>1313.8598632825</text:p>
          </table:table-cell>
          <table:table-cell table:style-name="ce30" office:value-type="float" office:value="1765.01751709">
            <text:p>1765.01751709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string">
            <text:p>Average - f5</text:p>
          </table:table-cell>
          <table:table-cell office:value-type="float" office:value="2505.254821775">
            <text:p>2505.254821775</text:p>
          </table:table-cell>
          <table:table-cell office:value-type="float" office:value="2608.52972412">
            <text:p>2608.52972412</text:p>
          </table:table-cell>
          <table:table-cell office:value-type="float" office:value="3157.0095214875">
            <text:p>3157.0095214875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2488.41003418">
            <text:p>2488.41003418</text:p>
          </table:table-cell>
          <table:table-cell table:style-name="Pivot_20_Table_20_Value" office:value-type="float" office:value="2635.4238281275">
            <text:p>2635.4238281275</text:p>
          </table:table-cell>
          <table:table-cell table:style-name="ce18" office:value-type="float" office:value="3158.66986084">
            <text:p>3158.66986084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2490.834228515">
            <text:p>2490.834228515</text:p>
          </table:table-cell>
          <table:table-cell table:style-name="ce29" office:value-type="float" office:value="2643.4875488275">
            <text:p>2643.4875488275</text:p>
          </table:table-cell>
          <table:table-cell table:style-name="ce30" office:value-type="float" office:value="3348.1691284175">
            <text:p>3348.1691284175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string">
            <text:p>Average - f5</text:p>
          </table:table-cell>
          <table:table-cell office:value-type="float" office:value="5117.12963867">
            <text:p>5117.12963867</text:p>
          </table:table-cell>
          <table:table-cell office:value-type="float" office:value="5306.020751955">
            <text:p>5306.020751955</text:p>
          </table:table-cell>
          <table:table-cell office:value-type="float" office:value="7957.981018075">
            <text:p>7957.981018075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4963.08557129">
            <text:p>4963.08557129</text:p>
          </table:table-cell>
          <table:table-cell table:style-name="Pivot_20_Table_20_Value" office:value-type="float" office:value="5175.5664672875">
            <text:p>5175.5664672875</text:p>
          </table:table-cell>
          <table:table-cell table:style-name="ce18" office:value-type="float" office:value="8179.426513675">
            <text:p>8179.42651367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5007.6688232425">
            <text:p>5007.6688232425</text:p>
          </table:table-cell>
          <table:table-cell table:style-name="ce29" office:value-type="float" office:value="5215.1971435525">
            <text:p>5215.1971435525</text:p>
          </table:table-cell>
          <table:table-cell table:style-name="ce30" office:value-type="float" office:value="7864.646850585">
            <text:p>7864.646850585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string">
            <text:p>Average - f5</text:p>
          </table:table-cell>
          <table:table-cell office:value-type="float" office:value="10534.386718725">
            <text:p>10534.386718725</text:p>
          </table:table-cell>
          <table:table-cell office:value-type="float" office:value="11482.2606201">
            <text:p>11482.2606201</text:p>
          </table:table-cell>
          <table:table-cell office:value-type="float" office:value="21242.5150757">
            <text:p>21242.5150757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0624.911560075">
            <text:p>10624.911560075</text:p>
          </table:table-cell>
          <table:table-cell table:style-name="Pivot_20_Table_20_Value" office:value-type="float" office:value="11579.385009775">
            <text:p>11579.385009775</text:p>
          </table:table-cell>
          <table:table-cell table:style-name="ce18" office:value-type="float" office:value="20641.1727295">
            <text:p>20641.172729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0627.81396485">
            <text:p>10627.81396485</text:p>
          </table:table-cell>
          <table:table-cell table:style-name="ce29" office:value-type="float" office:value="11610.1829834">
            <text:p>11610.1829834</text:p>
          </table:table-cell>
          <table:table-cell table:style-name="ce30" office:value-type="float" office:value="21315.9215088">
            <text:p>21315.9215088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string">
            <text:p>Average - f5</text:p>
          </table:table-cell>
          <table:table-cell office:value-type="float" office:value="137461.8462525">
            <text:p>137461.8462525</text:p>
          </table:table-cell>
          <table:table-cell office:value-type="float" office:value="68105.514404325">
            <text:p>68105.514404325</text:p>
          </table:table-cell>
          <table:table-cell office:value-type="float" office:value="190861.291199">
            <text:p>190861.291199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51019.95471175">
            <text:p>151019.95471175</text:p>
          </table:table-cell>
          <table:table-cell table:style-name="Pivot_20_Table_20_Value" office:value-type="float" office:value="67246.451416">
            <text:p>67246.451416</text:p>
          </table:table-cell>
          <table:table-cell table:style-name="ce18" office:value-type="float" office:value="189238.28552275">
            <text:p>189238.2855227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60638.44122325">
            <text:p>160638.44122325</text:p>
          </table:table-cell>
          <table:table-cell table:style-name="ce29" office:value-type="float" office:value="67591.51293945">
            <text:p>67591.51293945</text:p>
          </table:table-cell>
          <table:table-cell table:style-name="ce30" office:value-type="float" office:value="189545.37176525">
            <text:p>189545.37176525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string">
            <text:p>Average - f5</text:p>
          </table:table-cell>
          <table:table-cell office:value-type="float" office:value="1503809.296325">
            <text:p>1503809.296325</text:p>
          </table:table-cell>
          <table:table-cell office:value-type="float" office:value="148297.5197145">
            <text:p>148297.5197145</text:p>
          </table:table-cell>
          <table:table-cell office:value-type="float" office:value="293514.4815675">
            <text:p>293514.4815675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493657.7374275">
            <text:p>1493657.7374275</text:p>
          </table:table-cell>
          <table:table-cell table:style-name="Pivot_20_Table_20_Value" office:value-type="float" office:value="148501.6292725">
            <text:p>148501.6292725</text:p>
          </table:table-cell>
          <table:table-cell table:style-name="ce18" office:value-type="float" office:value="291265.95922825">
            <text:p>291265.9592282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526953.2141125">
            <text:p>1526953.2141125</text:p>
          </table:table-cell>
          <table:table-cell table:style-name="ce29" office:value-type="float" office:value="147208.149658">
            <text:p>147208.149658</text:p>
          </table:table-cell>
          <table:table-cell table:style-name="ce30" office:value-type="float" office:value="292593.02673375">
            <text:p>292593.02673375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string">
            <text:p>Average - f5</text:p>
          </table:table-cell>
          <table:table-cell office:value-type="float" office:value="5.6138916015625">
            <text:p>5.6138916016</text:p>
          </table:table-cell>
          <table:table-cell office:value-type="float" office:value="8.87890625">
            <text:p>8.87890625</text:p>
          </table:table-cell>
          <table:table-cell office:value-type="float" office:value="14.075866699225">
            <text:p>14.0758666992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5.79608154297">
            <text:p>5.796081543</text:p>
          </table:table-cell>
          <table:table-cell table:style-name="Pivot_20_Table_20_Value" office:value-type="float" office:value="8.962829589845">
            <text:p>8.9628295898</text:p>
          </table:table-cell>
          <table:table-cell table:style-name="ce18" office:value-type="float" office:value="14.3067626953">
            <text:p>14.3067626953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5.8765258789075">
            <text:p>5.8765258789</text:p>
          </table:table-cell>
          <table:table-cell table:style-name="ce29" office:value-type="float" office:value="9.0685424804725">
            <text:p>9.0685424805</text:p>
          </table:table-cell>
          <table:table-cell table:style-name="ce30" office:value-type="float" office:value="14.205078125">
            <text:p>14.205078125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string">
            <text:p>Average - f5</text:p>
          </table:table-cell>
          <table:table-cell office:value-type="float" office:value="10.990234374975">
            <text:p>10.990234375</text:p>
          </table:table-cell>
          <table:table-cell office:value-type="float" office:value="16.701904296875">
            <text:p>16.7019042969</text:p>
          </table:table-cell>
          <table:table-cell office:value-type="float" office:value="26.5953979492">
            <text:p>26.5953979492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1.2214355469">
            <text:p>11.2214355469</text:p>
          </table:table-cell>
          <table:table-cell table:style-name="Pivot_20_Table_20_Value" office:value-type="float" office:value="16.59075927735">
            <text:p>16.5907592774</text:p>
          </table:table-cell>
          <table:table-cell table:style-name="ce18" office:value-type="float" office:value="26.937072753875">
            <text:p>26.9370727539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1.33465576175">
            <text:p>11.3346557618</text:p>
          </table:table-cell>
          <table:table-cell table:style-name="ce29" office:value-type="float" office:value="16.95318603515">
            <text:p>16.9531860352</text:p>
          </table:table-cell>
          <table:table-cell table:style-name="ce30" office:value-type="float" office:value="26.83795166015">
            <text:p>26.8379516602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string">
            <text:p>Average - f5</text:p>
          </table:table-cell>
          <table:table-cell office:value-type="float" office:value="20.895751953125">
            <text:p>20.8957519531</text:p>
          </table:table-cell>
          <table:table-cell office:value-type="float" office:value="29.595214843775">
            <text:p>29.5952148438</text:p>
          </table:table-cell>
          <table:table-cell office:value-type="float" office:value="47.179016113275">
            <text:p>47.1790161133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21.348205566425">
            <text:p>21.3482055664</text:p>
          </table:table-cell>
          <table:table-cell table:style-name="Pivot_20_Table_20_Value" office:value-type="float" office:value="29.268859863275">
            <text:p>29.2688598633</text:p>
          </table:table-cell>
          <table:table-cell table:style-name="ce18" office:value-type="float" office:value="47.68579101565">
            <text:p>47.6857910157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21.45123291015">
            <text:p>21.4512329102</text:p>
          </table:table-cell>
          <table:table-cell table:style-name="ce29" office:value-type="float" office:value="29.8130493164">
            <text:p>29.8130493164</text:p>
          </table:table-cell>
          <table:table-cell table:style-name="ce30" office:value-type="float" office:value="47.514404296875">
            <text:p>47.5144042969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string">
            <text:p>Average - f5</text:p>
          </table:table-cell>
          <table:table-cell office:value-type="float" office:value="40.3462524414">
            <text:p>40.3462524414</text:p>
          </table:table-cell>
          <table:table-cell office:value-type="float" office:value="54.03057861325">
            <text:p>54.0305786133</text:p>
          </table:table-cell>
          <table:table-cell office:value-type="float" office:value="86.362182617175">
            <text:p>86.3621826172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41.141418457">
            <text:p>41.141418457</text:p>
          </table:table-cell>
          <table:table-cell table:style-name="Pivot_20_Table_20_Value" office:value-type="float" office:value="54.1235961914">
            <text:p>54.1235961914</text:p>
          </table:table-cell>
          <table:table-cell table:style-name="ce18" office:value-type="float" office:value="86.56945800785">
            <text:p>86.5694580079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41.075317382825">
            <text:p>41.0753173828</text:p>
          </table:table-cell>
          <table:table-cell table:style-name="ce29" office:value-type="float" office:value="54.63403320315">
            <text:p>54.6340332032</text:p>
          </table:table-cell>
          <table:table-cell table:style-name="ce30" office:value-type="float" office:value="87.11572265625">
            <text:p>87.1157226563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string">
            <text:p>Average - f5</text:p>
          </table:table-cell>
          <table:table-cell office:value-type="float" office:value="78.85955810545">
            <text:p>78.8595581055</text:p>
          </table:table-cell>
          <table:table-cell office:value-type="float" office:value="97.3818359375">
            <text:p>97.3818359375</text:p>
          </table:table-cell>
          <table:table-cell office:value-type="float" office:value="152.83178710925">
            <text:p>152.8317871093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80.153991699225">
            <text:p>80.1539916992</text:p>
          </table:table-cell>
          <table:table-cell table:style-name="Pivot_20_Table_20_Value" office:value-type="float" office:value="98.782470703125">
            <text:p>98.7824707031</text:p>
          </table:table-cell>
          <table:table-cell table:style-name="ce18" office:value-type="float" office:value="155.80822753925">
            <text:p>155.8082275393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80.67083740235">
            <text:p>80.6708374024</text:p>
          </table:table-cell>
          <table:table-cell table:style-name="ce29" office:value-type="float" office:value="97.9324951172">
            <text:p>97.9324951172</text:p>
          </table:table-cell>
          <table:table-cell table:style-name="ce30" office:value-type="float" office:value="166.45764160175">
            <text:p>166.4576416018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string">
            <text:p>Average - f5</text:p>
          </table:table-cell>
          <table:table-cell office:value-type="float" office:value="156.58819580075">
            <text:p>156.5881958008</text:p>
          </table:table-cell>
          <table:table-cell office:value-type="float" office:value="183.6787719725">
            <text:p>183.6787719725</text:p>
          </table:table-cell>
          <table:table-cell office:value-type="float" office:value="284.05627441425">
            <text:p>284.0562744143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159.526916504">
            <text:p>159.526916504</text:p>
          </table:table-cell>
          <table:table-cell table:style-name="Pivot_20_Table_20_Value" office:value-type="float" office:value="183.3502197265">
            <text:p>183.3502197265</text:p>
          </table:table-cell>
          <table:table-cell table:style-name="ce18" office:value-type="float" office:value="281.598022461">
            <text:p>281.598022461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157.37298584">
            <text:p>157.37298584</text:p>
          </table:table-cell>
          <table:table-cell table:style-name="ce29" office:value-type="float" office:value="184.120300293">
            <text:p>184.120300293</text:p>
          </table:table-cell>
          <table:table-cell table:style-name="ce30" office:value-type="float" office:value="282.2212524415">
            <text:p>282.2212524415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string">
            <text:p>Average - f5</text:p>
          </table:table-cell>
          <table:table-cell office:value-type="float" office:value="309.94732666025">
            <text:p>309.9473266603</text:p>
          </table:table-cell>
          <table:table-cell office:value-type="float" office:value="351.91900634775">
            <text:p>351.9190063478</text:p>
          </table:table-cell>
          <table:table-cell office:value-type="float" office:value="498.72454834">
            <text:p>498.72454834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312.83447265625">
            <text:p>312.8344726563</text:p>
          </table:table-cell>
          <table:table-cell table:style-name="Pivot_20_Table_20_Value" office:value-type="float" office:value="352.0197753905">
            <text:p>352.0197753905</text:p>
          </table:table-cell>
          <table:table-cell table:style-name="ce18" office:value-type="float" office:value="505.6193847655">
            <text:p>505.6193847655</text:p>
          </table:table-cell>
        </table:table-row>
        <table:table-row table:style-name="ro1">
          <table:table-cell table:style-name="ce21"/>
          <table:table-cell table:style-name="ce26" office:value-type="string">
            <text:p>Average - f20</text:p>
          </table:table-cell>
          <table:table-cell table:style-name="ce28" office:value-type="float" office:value="314.321044922">
            <text:p>314.321044922</text:p>
          </table:table-cell>
          <table:table-cell table:style-name="ce29" office:value-type="float" office:value="350.93151855475">
            <text:p>350.9315185548</text:p>
          </table:table-cell>
          <table:table-cell table:style-name="ce30" office:value-type="float" office:value="526.233581543">
            <text:p>526.233581543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string">
            <text:p>Average - f5</text:p>
          </table:table-cell>
          <table:table-cell office:value-type="float" office:value="616.7454833985">
            <text:p>616.7454833985</text:p>
          </table:table-cell>
          <table:table-cell office:value-type="float" office:value="667.2660522465">
            <text:p>667.2660522465</text:p>
          </table:table-cell>
          <table:table-cell office:value-type="float" office:value="953.0005493165">
            <text:p>953.0005493165</text:p>
          </table:table-cell>
        </table:table-row>
        <table:table-row table:style-name="ro1">
          <table:table-cell table:style-name="ce4"/>
          <table:table-cell table:style-name="ce25" office:value-type="string">
            <text:p>Average - f10</text:p>
          </table:table-cell>
          <table:table-cell table:style-name="ce9" office:value-type="float" office:value="619.20422363275">
            <text:p>619.2042236328</text:p>
          </table:table-cell>
          <table:table-cell table:style-name="Pivot_20_Table_20_Value" office:value-type="float" office:value="679.77038574225">
            <text:p>679.7703857423</text:p>
          </table:table-cell>
          <table:table-cell table:style-name="ce18" office:value-type="float" office:value="945.6891479495">
            <text:p>945.6891479495</text:p>
          </table:table-cell>
        </table:table-row>
        <table:table-row table:style-name="ro1">
          <table:table-cell table:style-name="ce5"/>
          <table:table-cell table:style-name="ce27" office:value-type="string">
            <text:p>Average - f20</text:p>
          </table:table-cell>
          <table:table-cell table:style-name="ce10" office:value-type="float" office:value="624.15362548825">
            <text:p>624.1536254883</text:p>
          </table:table-cell>
          <table:table-cell table:style-name="ce14" office:value-type="float" office:value="676.19921875">
            <text:p>676.19921875</text:p>
          </table:table-cell>
          <table:table-cell table:style-name="ce19" office:value-type="float" office:value="938.28765869125">
            <text:p>938.2876586913</text:p>
          </table:table-cell>
        </table:table-row>
      </table:table>
      <table:table table:name="RefineB" table:style-name="ta1">
        <table:table-column table:style-name="co6" table:number-columns-repeated="6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Structure</text:p>
          </table:table-cell>
          <table:table-cell office:value-type="string">
            <text:p>Time(Ms)</text:p>
          </table:table-cell>
          <table:table-cell office:value-type="string">
            <text:p>Key</text:p>
          </table:table-cell>
        </table:table-row>
        <table:table-row table:style-name="ro1">
          <table:table-cell table:formula="of:=VALUE(RIGHT(TRIM([.B2]); LEN(TRIM([.B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3.1304931640625">
            <text:p>3.1304931641</text:p>
          </table:table-cell>
          <table:table-cell table:formula="of:=CONCATENATE(TRIM([.B2]);TRIM([.C2]); TRIM([.D2]))" office:value-type="string" office:string-value="w1f5h1">
            <text:p>w1f5h1</text:p>
          </table:table-cell>
        </table:table-row>
        <table:table-row table:style-name="ro1">
          <table:table-cell table:formula="of:=VALUE(RIGHT(TRIM([.B3]); LEN(TRIM([.B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3.1632690429675">
            <text:p>3.163269043</text:p>
          </table:table-cell>
          <table:table-cell table:formula="of:=CONCATENATE(TRIM([.B3]);TRIM([.C3]); TRIM([.D3]))" office:value-type="string" office:string-value="w1f10h1">
            <text:p>w1f10h1</text:p>
          </table:table-cell>
        </table:table-row>
        <table:table-row table:style-name="ro1">
          <table:table-cell table:formula="of:=VALUE(RIGHT(TRIM([.B4]); LEN(TRIM([.B4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3.23504638672">
            <text:p>3.2350463867</text:p>
          </table:table-cell>
          <table:table-cell table:formula="of:=CONCATENATE(TRIM([.B4]);TRIM([.C4]); TRIM([.D4]))" office:value-type="string" office:string-value="w1f20h1">
            <text:p>w1f20h1</text:p>
          </table:table-cell>
        </table:table-row>
        <table:table-row table:style-name="ro1">
          <table:table-cell table:formula="of:=VALUE(RIGHT(TRIM([.B5]); LEN(TRIM([.B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5.6138916015625">
            <text:p>5.6138916016</text:p>
          </table:table-cell>
          <table:table-cell table:formula="of:=CONCATENATE(TRIM([.B5]);TRIM([.C5]); TRIM([.D5]))" office:value-type="string" office:string-value="w2f5h1">
            <text:p>w2f5h1</text:p>
          </table:table-cell>
        </table:table-row>
        <table:table-row table:style-name="ro1">
          <table:table-cell table:formula="of:=VALUE(RIGHT(TRIM([.B6]); LEN(TRIM([.B6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5.79608154297">
            <text:p>5.796081543</text:p>
          </table:table-cell>
          <table:table-cell table:formula="of:=CONCATENATE(TRIM([.B6]);TRIM([.C6]); TRIM([.D6]))" office:value-type="string" office:string-value="w2f10h1">
            <text:p>w2f10h1</text:p>
          </table:table-cell>
        </table:table-row>
        <table:table-row table:style-name="ro1">
          <table:table-cell table:formula="of:=VALUE(RIGHT(TRIM([.B7]); LEN(TRIM([.B7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5.8765258789075">
            <text:p>5.8765258789</text:p>
          </table:table-cell>
          <table:table-cell table:formula="of:=CONCATENATE(TRIM([.B7]);TRIM([.C7]); TRIM([.D7]))" office:value-type="string" office:string-value="w2f20h1">
            <text:p>w2f20h1</text:p>
          </table:table-cell>
        </table:table-row>
        <table:table-row table:style-name="ro1">
          <table:table-cell table:formula="of:=VALUE(RIGHT(TRIM([.B8]); LEN(TRIM([.B8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0.990234374975">
            <text:p>10.990234375</text:p>
          </table:table-cell>
          <table:table-cell table:formula="of:=CONCATENATE(TRIM([.B8]);TRIM([.C8]); TRIM([.D8]))" office:value-type="string" office:string-value="w3f5h1">
            <text:p>w3f5h1</text:p>
          </table:table-cell>
        </table:table-row>
        <table:table-row table:style-name="ro1">
          <table:table-cell table:formula="of:=VALUE(RIGHT(TRIM([.B9]); LEN(TRIM([.B9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1.2214355469">
            <text:p>11.2214355469</text:p>
          </table:table-cell>
          <table:table-cell table:formula="of:=CONCATENATE(TRIM([.B9]);TRIM([.C9]); TRIM([.D9]))" office:value-type="string" office:string-value="w3f10h1">
            <text:p>w3f10h1</text:p>
          </table:table-cell>
        </table:table-row>
        <table:table-row table:style-name="ro1">
          <table:table-cell table:formula="of:=VALUE(RIGHT(TRIM([.B10]); LEN(TRIM([.B10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1.33465576175">
            <text:p>11.3346557618</text:p>
          </table:table-cell>
          <table:table-cell table:formula="of:=CONCATENATE(TRIM([.B10]);TRIM([.C10]); TRIM([.D10]))" office:value-type="string" office:string-value="w3f20h1">
            <text:p>w3f20h1</text:p>
          </table:table-cell>
        </table:table-row>
        <table:table-row table:style-name="ro1">
          <table:table-cell table:formula="of:=VALUE(RIGHT(TRIM([.B11]); LEN(TRIM([.B1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20.895751953125">
            <text:p>20.8957519531</text:p>
          </table:table-cell>
          <table:table-cell table:formula="of:=CONCATENATE(TRIM([.B11]);TRIM([.C11]); TRIM([.D11]))" office:value-type="string" office:string-value="w4f5h1">
            <text:p>w4f5h1</text:p>
          </table:table-cell>
        </table:table-row>
        <table:table-row table:style-name="ro1">
          <table:table-cell table:formula="of:=VALUE(RIGHT(TRIM([.B12]); LEN(TRIM([.B12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21.348205566425">
            <text:p>21.3482055664</text:p>
          </table:table-cell>
          <table:table-cell table:formula="of:=CONCATENATE(TRIM([.B12]);TRIM([.C12]); TRIM([.D12]))" office:value-type="string" office:string-value="w4f10h1">
            <text:p>w4f10h1</text:p>
          </table:table-cell>
        </table:table-row>
        <table:table-row table:style-name="ro1">
          <table:table-cell table:formula="of:=VALUE(RIGHT(TRIM([.B13]); LEN(TRIM([.B13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21.45123291015">
            <text:p>21.4512329102</text:p>
          </table:table-cell>
          <table:table-cell table:formula="of:=CONCATENATE(TRIM([.B13]);TRIM([.C13]); TRIM([.D13]))" office:value-type="string" office:string-value="w4f20h1">
            <text:p>w4f20h1</text:p>
          </table:table-cell>
        </table:table-row>
        <table:table-row table:style-name="ro1">
          <table:table-cell table:formula="of:=VALUE(RIGHT(TRIM([.B14]); LEN(TRIM([.B14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40.3462524414">
            <text:p>40.3462524414</text:p>
          </table:table-cell>
          <table:table-cell table:formula="of:=CONCATENATE(TRIM([.B14]);TRIM([.C14]); TRIM([.D14]))" office:value-type="string" office:string-value="w5f5h1">
            <text:p>w5f5h1</text:p>
          </table:table-cell>
        </table:table-row>
        <table:table-row table:style-name="ro1">
          <table:table-cell table:formula="of:=VALUE(RIGHT(TRIM([.B15]); LEN(TRIM([.B1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41.141418457">
            <text:p>41.141418457</text:p>
          </table:table-cell>
          <table:table-cell table:formula="of:=CONCATENATE(TRIM([.B15]);TRIM([.C15]); TRIM([.D15]))" office:value-type="string" office:string-value="w5f10h1">
            <text:p>w5f10h1</text:p>
          </table:table-cell>
        </table:table-row>
        <table:table-row table:style-name="ro1">
          <table:table-cell table:formula="of:=VALUE(RIGHT(TRIM([.B16]); LEN(TRIM([.B1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41.075317382825">
            <text:p>41.0753173828</text:p>
          </table:table-cell>
          <table:table-cell table:formula="of:=CONCATENATE(TRIM([.B16]);TRIM([.C16]); TRIM([.D16]))" office:value-type="string" office:string-value="w5f20h1">
            <text:p>w5f20h1</text:p>
          </table:table-cell>
        </table:table-row>
        <table:table-row table:style-name="ro1">
          <table:table-cell table:formula="of:=VALUE(RIGHT(TRIM([.B17]); LEN(TRIM([.B17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78.85955810545">
            <text:p>78.8595581055</text:p>
          </table:table-cell>
          <table:table-cell table:formula="of:=CONCATENATE(TRIM([.B17]);TRIM([.C17]); TRIM([.D17]))" office:value-type="string" office:string-value="w6f5h1">
            <text:p>w6f5h1</text:p>
          </table:table-cell>
        </table:table-row>
        <table:table-row table:style-name="ro1">
          <table:table-cell table:formula="of:=VALUE(RIGHT(TRIM([.B18]); LEN(TRIM([.B1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80.153991699225">
            <text:p>80.1539916992</text:p>
          </table:table-cell>
          <table:table-cell table:formula="of:=CONCATENATE(TRIM([.B18]);TRIM([.C18]); TRIM([.D18]))" office:value-type="string" office:string-value="w6f10h1">
            <text:p>w6f10h1</text:p>
          </table:table-cell>
        </table:table-row>
        <table:table-row table:style-name="ro1">
          <table:table-cell table:formula="of:=VALUE(RIGHT(TRIM([.B19]); LEN(TRIM([.B19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80.67083740235">
            <text:p>80.6708374024</text:p>
          </table:table-cell>
          <table:table-cell table:formula="of:=CONCATENATE(TRIM([.B19]);TRIM([.C19]); TRIM([.D19]))" office:value-type="string" office:string-value="w6f20h1">
            <text:p>w6f20h1</text:p>
          </table:table-cell>
        </table:table-row>
        <table:table-row table:style-name="ro1">
          <table:table-cell table:formula="of:=VALUE(RIGHT(TRIM([.B20]); LEN(TRIM([.B20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56.58819580075">
            <text:p>156.5881958008</text:p>
          </table:table-cell>
          <table:table-cell table:formula="of:=CONCATENATE(TRIM([.B20]);TRIM([.C20]); TRIM([.D20]))" office:value-type="string" office:string-value="w7f5h1">
            <text:p>w7f5h1</text:p>
          </table:table-cell>
        </table:table-row>
        <table:table-row table:style-name="ro1">
          <table:table-cell table:formula="of:=VALUE(RIGHT(TRIM([.B21]); LEN(TRIM([.B21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59.526916504">
            <text:p>159.526916504</text:p>
          </table:table-cell>
          <table:table-cell table:formula="of:=CONCATENATE(TRIM([.B21]);TRIM([.C21]); TRIM([.D21]))" office:value-type="string" office:string-value="w7f10h1">
            <text:p>w7f10h1</text:p>
          </table:table-cell>
        </table:table-row>
        <table:table-row table:style-name="ro1">
          <table:table-cell table:formula="of:=VALUE(RIGHT(TRIM([.B22]); LEN(TRIM([.B22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57.37298584">
            <text:p>157.37298584</text:p>
          </table:table-cell>
          <table:table-cell table:formula="of:=CONCATENATE(TRIM([.B22]);TRIM([.C22]); TRIM([.D22]))" office:value-type="string" office:string-value="w7f20h1">
            <text:p>w7f20h1</text:p>
          </table:table-cell>
        </table:table-row>
        <table:table-row table:style-name="ro1">
          <table:table-cell table:formula="of:=VALUE(RIGHT(TRIM([.B23]); LEN(TRIM([.B23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309.94732666025">
            <text:p>309.9473266603</text:p>
          </table:table-cell>
          <table:table-cell table:formula="of:=CONCATENATE(TRIM([.B23]);TRIM([.C23]); TRIM([.D23]))" office:value-type="string" office:string-value="w8f5h1">
            <text:p>w8f5h1</text:p>
          </table:table-cell>
        </table:table-row>
        <table:table-row table:style-name="ro1">
          <table:table-cell table:formula="of:=VALUE(RIGHT(TRIM([.B24]); LEN(TRIM([.B24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312.83447265625">
            <text:p>312.8344726563</text:p>
          </table:table-cell>
          <table:table-cell table:formula="of:=CONCATENATE(TRIM([.B24]);TRIM([.C24]); TRIM([.D24]))" office:value-type="string" office:string-value="w8f10h1">
            <text:p>w8f10h1</text:p>
          </table:table-cell>
        </table:table-row>
        <table:table-row table:style-name="ro1">
          <table:table-cell table:formula="of:=VALUE(RIGHT(TRIM([.B25]); LEN(TRIM([.B25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314.321044922">
            <text:p>314.321044922</text:p>
          </table:table-cell>
          <table:table-cell table:formula="of:=CONCATENATE(TRIM([.B25]);TRIM([.C25]); TRIM([.D25]))" office:value-type="string" office:string-value="w8f20h1">
            <text:p>w8f20h1</text:p>
          </table:table-cell>
        </table:table-row>
        <table:table-row table:style-name="ro1">
          <table:table-cell table:formula="of:=VALUE(RIGHT(TRIM([.B26]); LEN(TRIM([.B2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616.7454833985">
            <text:p>616.7454833985</text:p>
          </table:table-cell>
          <table:table-cell table:formula="of:=CONCATENATE(TRIM([.B26]);TRIM([.C26]); TRIM([.D26]))" office:value-type="string" office:string-value="w9f5h1">
            <text:p>w9f5h1</text:p>
          </table:table-cell>
        </table:table-row>
        <table:table-row table:style-name="ro1">
          <table:table-cell table:formula="of:=VALUE(RIGHT(TRIM([.B27]); LEN(TRIM([.B27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619.20422363275">
            <text:p>619.2042236328</text:p>
          </table:table-cell>
          <table:table-cell table:formula="of:=CONCATENATE(TRIM([.B27]);TRIM([.C27]); TRIM([.D27]))" office:value-type="string" office:string-value="w9f10h1">
            <text:p>w9f10h1</text:p>
          </table:table-cell>
        </table:table-row>
        <table:table-row table:style-name="ro1">
          <table:table-cell table:formula="of:=VALUE(RIGHT(TRIM([.B28]); LEN(TRIM([.B28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624.15362548825">
            <text:p>624.1536254883</text:p>
          </table:table-cell>
          <table:table-cell table:formula="of:=CONCATENATE(TRIM([.B28]);TRIM([.C28]); TRIM([.D28]))" office:value-type="string" office:string-value="w9f20h1">
            <text:p>w9f20h1</text:p>
          </table:table-cell>
        </table:table-row>
        <table:table-row table:style-name="ro1">
          <table:table-cell table:formula="of:=VALUE(RIGHT(TRIM([.B29]); LEN(TRIM([.B29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237.0037231425">
            <text:p>1237.0037231425</text:p>
          </table:table-cell>
          <table:table-cell table:formula="of:=CONCATENATE(TRIM([.B29]);TRIM([.C29]); TRIM([.D29]))" office:value-type="string" office:string-value="w10f5h1">
            <text:p>w10f5h1</text:p>
          </table:table-cell>
        </table:table-row>
        <table:table-row table:style-name="ro1">
          <table:table-cell table:formula="of:=VALUE(RIGHT(TRIM([.B30]); LEN(TRIM([.B3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242.002624515">
            <text:p>1242.002624515</text:p>
          </table:table-cell>
          <table:table-cell table:formula="of:=CONCATENATE(TRIM([.B30]);TRIM([.C30]); TRIM([.D30]))" office:value-type="string" office:string-value="w10f10h1">
            <text:p>w10f10h1</text:p>
          </table:table-cell>
        </table:table-row>
        <table:table-row table:style-name="ro1">
          <table:table-cell table:formula="of:=VALUE(RIGHT(TRIM([.B31]); LEN(TRIM([.B3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252.6852417">
            <text:p>1252.6852417</text:p>
          </table:table-cell>
          <table:table-cell table:formula="of:=CONCATENATE(TRIM([.B31]);TRIM([.C31]); TRIM([.D31]))" office:value-type="string" office:string-value="w10f20h1">
            <text:p>w10f20h1</text:p>
          </table:table-cell>
        </table:table-row>
        <table:table-row table:style-name="ro1">
          <table:table-cell table:formula="of:=VALUE(RIGHT(TRIM([.B32]); LEN(TRIM([.B3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2505.254821775">
            <text:p>2505.254821775</text:p>
          </table:table-cell>
          <table:table-cell table:formula="of:=CONCATENATE(TRIM([.B32]);TRIM([.C32]); TRIM([.D32]))" office:value-type="string" office:string-value="w11f5h1">
            <text:p>w11f5h1</text:p>
          </table:table-cell>
        </table:table-row>
        <table:table-row table:style-name="ro1">
          <table:table-cell table:formula="of:=VALUE(RIGHT(TRIM([.B33]); LEN(TRIM([.B3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2488.41003418">
            <text:p>2488.41003418</text:p>
          </table:table-cell>
          <table:table-cell table:formula="of:=CONCATENATE(TRIM([.B33]);TRIM([.C33]); TRIM([.D33]))" office:value-type="string" office:string-value="w11f10h1">
            <text:p>w11f10h1</text:p>
          </table:table-cell>
        </table:table-row>
        <table:table-row table:style-name="ro1">
          <table:table-cell table:formula="of:=VALUE(RIGHT(TRIM([.B34]); LEN(TRIM([.B34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2490.834228515">
            <text:p>2490.834228515</text:p>
          </table:table-cell>
          <table:table-cell table:formula="of:=CONCATENATE(TRIM([.B34]);TRIM([.C34]); TRIM([.D34]))" office:value-type="string" office:string-value="w11f20h1">
            <text:p>w11f20h1</text:p>
          </table:table-cell>
        </table:table-row>
        <table:table-row table:style-name="ro1">
          <table:table-cell table:formula="of:=VALUE(RIGHT(TRIM([.B35]); LEN(TRIM([.B3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5117.12963867">
            <text:p>5117.12963867</text:p>
          </table:table-cell>
          <table:table-cell table:formula="of:=CONCATENATE(TRIM([.B35]);TRIM([.C35]); TRIM([.D35]))" office:value-type="string" office:string-value="w12f5h1">
            <text:p>w12f5h1</text:p>
          </table:table-cell>
        </table:table-row>
        <table:table-row table:style-name="ro1">
          <table:table-cell table:formula="of:=VALUE(RIGHT(TRIM([.B36]); LEN(TRIM([.B36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4963.08557129">
            <text:p>4963.08557129</text:p>
          </table:table-cell>
          <table:table-cell table:formula="of:=CONCATENATE(TRIM([.B36]);TRIM([.C36]); TRIM([.D36]))" office:value-type="string" office:string-value="w12f10h1">
            <text:p>w12f10h1</text:p>
          </table:table-cell>
        </table:table-row>
        <table:table-row table:style-name="ro1">
          <table:table-cell table:formula="of:=VALUE(RIGHT(TRIM([.B37]); LEN(TRIM([.B37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5007.6688232425">
            <text:p>5007.6688232425</text:p>
          </table:table-cell>
          <table:table-cell table:formula="of:=CONCATENATE(TRIM([.B37]);TRIM([.C37]); TRIM([.D37]))" office:value-type="string" office:string-value="w12f20h1">
            <text:p>w12f20h1</text:p>
          </table:table-cell>
        </table:table-row>
        <table:table-row table:style-name="ro1">
          <table:table-cell table:formula="of:=VALUE(RIGHT(TRIM([.B38]); LEN(TRIM([.B38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0534.386718725">
            <text:p>10534.386718725</text:p>
          </table:table-cell>
          <table:table-cell table:formula="of:=CONCATENATE(TRIM([.B38]);TRIM([.C38]); TRIM([.D38]))" office:value-type="string" office:string-value="w13f5h1">
            <text:p>w13f5h1</text:p>
          </table:table-cell>
        </table:table-row>
        <table:table-row table:style-name="ro1">
          <table:table-cell table:formula="of:=VALUE(RIGHT(TRIM([.B39]); LEN(TRIM([.B39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0624.911560075">
            <text:p>10624.911560075</text:p>
          </table:table-cell>
          <table:table-cell table:formula="of:=CONCATENATE(TRIM([.B39]);TRIM([.C39]); TRIM([.D39]))" office:value-type="string" office:string-value="w13f10h1">
            <text:p>w13f10h1</text:p>
          </table:table-cell>
        </table:table-row>
        <table:table-row table:style-name="ro1">
          <table:table-cell table:formula="of:=VALUE(RIGHT(TRIM([.B40]); LEN(TRIM([.B40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0627.81396485">
            <text:p>10627.81396485</text:p>
          </table:table-cell>
          <table:table-cell table:formula="of:=CONCATENATE(TRIM([.B40]);TRIM([.C40]); TRIM([.D40]))" office:value-type="string" office:string-value="w13f20h1">
            <text:p>w13f20h1</text:p>
          </table:table-cell>
        </table:table-row>
        <table:table-row table:style-name="ro1">
          <table:table-cell table:formula="of:=VALUE(RIGHT(TRIM([.B41]); LEN(TRIM([.B4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37461.8462525">
            <text:p>137461.8462525</text:p>
          </table:table-cell>
          <table:table-cell table:formula="of:=CONCATENATE(TRIM([.B41]);TRIM([.C41]); TRIM([.D41]))" office:value-type="string" office:string-value="w14f5h1">
            <text:p>w14f5h1</text:p>
          </table:table-cell>
        </table:table-row>
        <table:table-row table:style-name="ro1">
          <table:table-cell table:formula="of:=VALUE(RIGHT(TRIM([.B42]); LEN(TRIM([.B42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51019.95471175">
            <text:p>151019.95471175</text:p>
          </table:table-cell>
          <table:table-cell table:formula="of:=CONCATENATE(TRIM([.B42]);TRIM([.C42]); TRIM([.D42]))" office:value-type="string" office:string-value="w14f10h1">
            <text:p>w14f10h1</text:p>
          </table:table-cell>
        </table:table-row>
        <table:table-row table:style-name="ro1">
          <table:table-cell table:formula="of:=VALUE(RIGHT(TRIM([.B43]); LEN(TRIM([.B43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60638.44122325">
            <text:p>160638.44122325</text:p>
          </table:table-cell>
          <table:table-cell table:formula="of:=CONCATENATE(TRIM([.B43]);TRIM([.C43]); TRIM([.D43]))" office:value-type="string" office:string-value="w14f20h1">
            <text:p>w14f20h1</text:p>
          </table:table-cell>
        </table:table-row>
        <table:table-row table:style-name="ro1">
          <table:table-cell table:formula="of:=VALUE(RIGHT(TRIM([.B44]); LEN(TRIM([.B44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503809.296325">
            <text:p>1503809.296325</text:p>
          </table:table-cell>
          <table:table-cell table:formula="of:=CONCATENATE(TRIM([.B44]);TRIM([.C44]); TRIM([.D44]))" office:value-type="string" office:string-value="w15f5h1">
            <text:p>w15f5h1</text:p>
          </table:table-cell>
        </table:table-row>
        <table:table-row table:style-name="ro1">
          <table:table-cell table:formula="of:=VALUE(RIGHT(TRIM([.B45]); LEN(TRIM([.B4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493657.7374275">
            <text:p>1493657.7374275</text:p>
          </table:table-cell>
          <table:table-cell table:formula="of:=CONCATENATE(TRIM([.B45]);TRIM([.C45]); TRIM([.D45]))" office:value-type="string" office:string-value="w15f10h1">
            <text:p>w15f10h1</text:p>
          </table:table-cell>
        </table:table-row>
        <table:table-row table:style-name="ro1">
          <table:table-cell table:formula="of:=VALUE(RIGHT(TRIM([.B46]); LEN(TRIM([.B4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20</text:p>
          </table:table-cell>
          <table:table-cell office:value-type="string">
            <text:p>h1</text:p>
          </table:table-cell>
          <table:table-cell office:value-type="float" office:value="1526953.2141125">
            <text:p>1526953.2141125</text:p>
          </table:table-cell>
          <table:table-cell table:formula="of:=CONCATENATE(TRIM([.B46]);TRIM([.C46]); TRIM([.D46]))" office:value-type="string" office:string-value="w15f20h1">
            <text:p>w15f20h1</text:p>
          </table:table-cell>
        </table:table-row>
        <table:table-row table:style-name="ro1">
          <table:table-cell table:formula="of:=VALUE(RIGHT(TRIM([.B47]); LEN(TRIM([.B47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.1293334960925">
            <text:p>5.1293334961</text:p>
          </table:table-cell>
          <table:table-cell table:formula="of:=CONCATENATE(TRIM([.B47]);TRIM([.C47]); TRIM([.D47]))" office:value-type="string" office:string-value="w1f5h2">
            <text:p>w1f5h2</text:p>
          </table:table-cell>
        </table:table-row>
        <table:table-row table:style-name="ro1">
          <table:table-cell table:formula="of:=VALUE(RIGHT(TRIM([.B48]); LEN(TRIM([.B48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.11260986328">
            <text:p>5.1126098633</text:p>
          </table:table-cell>
          <table:table-cell table:formula="of:=CONCATENATE(TRIM([.B48]);TRIM([.C48]); TRIM([.D48]))" office:value-type="string" office:string-value="w1f10h2">
            <text:p>w1f10h2</text:p>
          </table:table-cell>
        </table:table-row>
        <table:table-row table:style-name="ro1">
          <table:table-cell table:formula="of:=VALUE(RIGHT(TRIM([.B49]); LEN(TRIM([.B49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5.12890625">
            <text:p>5.12890625</text:p>
          </table:table-cell>
          <table:table-cell table:formula="of:=CONCATENATE(TRIM([.B49]);TRIM([.C49]); TRIM([.D49]))" office:value-type="string" office:string-value="w1f20h2">
            <text:p>w1f20h2</text:p>
          </table:table-cell>
        </table:table-row>
        <table:table-row table:style-name="ro1">
          <table:table-cell table:formula="of:=VALUE(RIGHT(TRIM([.B50]); LEN(TRIM([.B50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8.87890625">
            <text:p>8.87890625</text:p>
          </table:table-cell>
          <table:table-cell table:formula="of:=CONCATENATE(TRIM([.B50]);TRIM([.C50]); TRIM([.D50]))" office:value-type="string" office:string-value="w2f5h2">
            <text:p>w2f5h2</text:p>
          </table:table-cell>
        </table:table-row>
        <table:table-row table:style-name="ro1">
          <table:table-cell table:formula="of:=VALUE(RIGHT(TRIM([.B51]); LEN(TRIM([.B51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8.962829589845">
            <text:p>8.9628295898</text:p>
          </table:table-cell>
          <table:table-cell table:formula="of:=CONCATENATE(TRIM([.B51]);TRIM([.C51]); TRIM([.D51]))" office:value-type="string" office:string-value="w2f10h2">
            <text:p>w2f10h2</text:p>
          </table:table-cell>
        </table:table-row>
        <table:table-row table:style-name="ro1">
          <table:table-cell table:formula="of:=VALUE(RIGHT(TRIM([.B52]); LEN(TRIM([.B52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9.0685424804725">
            <text:p>9.0685424805</text:p>
          </table:table-cell>
          <table:table-cell table:formula="of:=CONCATENATE(TRIM([.B52]);TRIM([.C52]); TRIM([.D52]))" office:value-type="string" office:string-value="w2f20h2">
            <text:p>w2f20h2</text:p>
          </table:table-cell>
        </table:table-row>
        <table:table-row table:style-name="ro1">
          <table:table-cell table:formula="of:=VALUE(RIGHT(TRIM([.B53]); LEN(TRIM([.B53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6.701904296875">
            <text:p>16.7019042969</text:p>
          </table:table-cell>
          <table:table-cell table:formula="of:=CONCATENATE(TRIM([.B53]);TRIM([.C53]); TRIM([.D53]))" office:value-type="string" office:string-value="w3f5h2">
            <text:p>w3f5h2</text:p>
          </table:table-cell>
        </table:table-row>
        <table:table-row table:style-name="ro1">
          <table:table-cell table:formula="of:=VALUE(RIGHT(TRIM([.B54]); LEN(TRIM([.B54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6.59075927735">
            <text:p>16.5907592774</text:p>
          </table:table-cell>
          <table:table-cell table:formula="of:=CONCATENATE(TRIM([.B54]);TRIM([.C54]); TRIM([.D54]))" office:value-type="string" office:string-value="w3f10h2">
            <text:p>w3f10h2</text:p>
          </table:table-cell>
        </table:table-row>
        <table:table-row table:style-name="ro1">
          <table:table-cell table:formula="of:=VALUE(RIGHT(TRIM([.B55]); LEN(TRIM([.B55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16.95318603515">
            <text:p>16.9531860352</text:p>
          </table:table-cell>
          <table:table-cell table:formula="of:=CONCATENATE(TRIM([.B55]);TRIM([.C55]); TRIM([.D55]))" office:value-type="string" office:string-value="w3f20h2">
            <text:p>w3f20h2</text:p>
          </table:table-cell>
        </table:table-row>
        <table:table-row table:style-name="ro1">
          <table:table-cell table:formula="of:=VALUE(RIGHT(TRIM([.B56]); LEN(TRIM([.B56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29.595214843775">
            <text:p>29.5952148438</text:p>
          </table:table-cell>
          <table:table-cell table:formula="of:=CONCATENATE(TRIM([.B56]);TRIM([.C56]); TRIM([.D56]))" office:value-type="string" office:string-value="w4f5h2">
            <text:p>w4f5h2</text:p>
          </table:table-cell>
        </table:table-row>
        <table:table-row table:style-name="ro1">
          <table:table-cell table:formula="of:=VALUE(RIGHT(TRIM([.B57]); LEN(TRIM([.B57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29.268859863275">
            <text:p>29.2688598633</text:p>
          </table:table-cell>
          <table:table-cell table:formula="of:=CONCATENATE(TRIM([.B57]);TRIM([.C57]); TRIM([.D57]))" office:value-type="string" office:string-value="w4f10h2">
            <text:p>w4f10h2</text:p>
          </table:table-cell>
        </table:table-row>
        <table:table-row table:style-name="ro1">
          <table:table-cell table:formula="of:=VALUE(RIGHT(TRIM([.B58]); LEN(TRIM([.B5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29.8130493164">
            <text:p>29.8130493164</text:p>
          </table:table-cell>
          <table:table-cell table:formula="of:=CONCATENATE(TRIM([.B58]);TRIM([.C58]); TRIM([.D58]))" office:value-type="string" office:string-value="w4f20h2">
            <text:p>w4f20h2</text:p>
          </table:table-cell>
        </table:table-row>
        <table:table-row table:style-name="ro1">
          <table:table-cell table:formula="of:=VALUE(RIGHT(TRIM([.B59]); LEN(TRIM([.B59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4.03057861325">
            <text:p>54.0305786133</text:p>
          </table:table-cell>
          <table:table-cell table:formula="of:=CONCATENATE(TRIM([.B59]);TRIM([.C59]); TRIM([.D59]))" office:value-type="string" office:string-value="w5f5h2">
            <text:p>w5f5h2</text:p>
          </table:table-cell>
        </table:table-row>
        <table:table-row table:style-name="ro1">
          <table:table-cell table:formula="of:=VALUE(RIGHT(TRIM([.B60]); LEN(TRIM([.B6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4.1235961914">
            <text:p>54.1235961914</text:p>
          </table:table-cell>
          <table:table-cell table:formula="of:=CONCATENATE(TRIM([.B60]);TRIM([.C60]); TRIM([.D60]))" office:value-type="string" office:string-value="w5f10h2">
            <text:p>w5f10h2</text:p>
          </table:table-cell>
        </table:table-row>
        <table:table-row table:style-name="ro1">
          <table:table-cell table:formula="of:=VALUE(RIGHT(TRIM([.B61]); LEN(TRIM([.B6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54.63403320315">
            <text:p>54.6340332032</text:p>
          </table:table-cell>
          <table:table-cell table:formula="of:=CONCATENATE(TRIM([.B61]);TRIM([.C61]); TRIM([.D61]))" office:value-type="string" office:string-value="w5f20h2">
            <text:p>w5f20h2</text:p>
          </table:table-cell>
        </table:table-row>
        <table:table-row table:style-name="ro1">
          <table:table-cell table:formula="of:=VALUE(RIGHT(TRIM([.B62]); LEN(TRIM([.B6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97.3818359375">
            <text:p>97.3818359375</text:p>
          </table:table-cell>
          <table:table-cell table:formula="of:=CONCATENATE(TRIM([.B62]);TRIM([.C62]); TRIM([.D62]))" office:value-type="string" office:string-value="w6f5h2">
            <text:p>w6f5h2</text:p>
          </table:table-cell>
        </table:table-row>
        <table:table-row table:style-name="ro1">
          <table:table-cell table:formula="of:=VALUE(RIGHT(TRIM([.B63]); LEN(TRIM([.B63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98.782470703125">
            <text:p>98.7824707031</text:p>
          </table:table-cell>
          <table:table-cell table:formula="of:=CONCATENATE(TRIM([.B63]);TRIM([.C63]); TRIM([.D63]))" office:value-type="string" office:string-value="w6f10h2">
            <text:p>w6f10h2</text:p>
          </table:table-cell>
        </table:table-row>
        <table:table-row table:style-name="ro1">
          <table:table-cell table:formula="of:=VALUE(RIGHT(TRIM([.B64]); LEN(TRIM([.B64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97.9324951172">
            <text:p>97.9324951172</text:p>
          </table:table-cell>
          <table:table-cell table:formula="of:=CONCATENATE(TRIM([.B64]);TRIM([.C64]); TRIM([.D64]))" office:value-type="string" office:string-value="w6f20h2">
            <text:p>w6f20h2</text:p>
          </table:table-cell>
        </table:table-row>
        <table:table-row table:style-name="ro1">
          <table:table-cell table:formula="of:=VALUE(RIGHT(TRIM([.B65]); LEN(TRIM([.B6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83.6787719725">
            <text:p>183.6787719725</text:p>
          </table:table-cell>
          <table:table-cell table:formula="of:=CONCATENATE(TRIM([.B65]);TRIM([.C65]); TRIM([.D65]))" office:value-type="string" office:string-value="w7f5h2">
            <text:p>w7f5h2</text:p>
          </table:table-cell>
        </table:table-row>
        <table:table-row table:style-name="ro1">
          <table:table-cell table:formula="of:=VALUE(RIGHT(TRIM([.B66]); LEN(TRIM([.B66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83.3502197265">
            <text:p>183.3502197265</text:p>
          </table:table-cell>
          <table:table-cell table:formula="of:=CONCATENATE(TRIM([.B66]);TRIM([.C66]); TRIM([.D66]))" office:value-type="string" office:string-value="w7f10h2">
            <text:p>w7f10h2</text:p>
          </table:table-cell>
        </table:table-row>
        <table:table-row table:style-name="ro1">
          <table:table-cell table:formula="of:=VALUE(RIGHT(TRIM([.B67]); LEN(TRIM([.B67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184.120300293">
            <text:p>184.120300293</text:p>
          </table:table-cell>
          <table:table-cell table:formula="of:=CONCATENATE(TRIM([.B67]);TRIM([.C67]); TRIM([.D67]))" office:value-type="string" office:string-value="w7f20h2">
            <text:p>w7f20h2</text:p>
          </table:table-cell>
        </table:table-row>
        <table:table-row table:style-name="ro1">
          <table:table-cell table:formula="of:=VALUE(RIGHT(TRIM([.B68]); LEN(TRIM([.B68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351.91900634775">
            <text:p>351.9190063478</text:p>
          </table:table-cell>
          <table:table-cell table:formula="of:=CONCATENATE(TRIM([.B68]);TRIM([.C68]); TRIM([.D68]))" office:value-type="string" office:string-value="w8f5h2">
            <text:p>w8f5h2</text:p>
          </table:table-cell>
        </table:table-row>
        <table:table-row table:style-name="ro1">
          <table:table-cell table:formula="of:=VALUE(RIGHT(TRIM([.B69]); LEN(TRIM([.B69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352.0197753905">
            <text:p>352.0197753905</text:p>
          </table:table-cell>
          <table:table-cell table:formula="of:=CONCATENATE(TRIM([.B69]);TRIM([.C69]); TRIM([.D69]))" office:value-type="string" office:string-value="w8f10h2">
            <text:p>w8f10h2</text:p>
          </table:table-cell>
        </table:table-row>
        <table:table-row table:style-name="ro1">
          <table:table-cell table:formula="of:=VALUE(RIGHT(TRIM([.B70]); LEN(TRIM([.B70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350.93151855475">
            <text:p>350.9315185548</text:p>
          </table:table-cell>
          <table:table-cell table:formula="of:=CONCATENATE(TRIM([.B70]);TRIM([.C70]); TRIM([.D70]))" office:value-type="string" office:string-value="w8f20h2">
            <text:p>w8f20h2</text:p>
          </table:table-cell>
        </table:table-row>
        <table:table-row table:style-name="ro1">
          <table:table-cell table:formula="of:=VALUE(RIGHT(TRIM([.B71]); LEN(TRIM([.B71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667.2660522465">
            <text:p>667.2660522465</text:p>
          </table:table-cell>
          <table:table-cell table:formula="of:=CONCATENATE(TRIM([.B71]);TRIM([.C71]); TRIM([.D71]))" office:value-type="string" office:string-value="w9f5h2">
            <text:p>w9f5h2</text:p>
          </table:table-cell>
        </table:table-row>
        <table:table-row table:style-name="ro1">
          <table:table-cell table:formula="of:=VALUE(RIGHT(TRIM([.B72]); LEN(TRIM([.B72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679.77038574225">
            <text:p>679.7703857423</text:p>
          </table:table-cell>
          <table:table-cell table:formula="of:=CONCATENATE(TRIM([.B72]);TRIM([.C72]); TRIM([.D72]))" office:value-type="string" office:string-value="w9f10h2">
            <text:p>w9f10h2</text:p>
          </table:table-cell>
        </table:table-row>
        <table:table-row table:style-name="ro1">
          <table:table-cell table:formula="of:=VALUE(RIGHT(TRIM([.B73]); LEN(TRIM([.B73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676.19921875">
            <text:p>676.19921875</text:p>
          </table:table-cell>
          <table:table-cell table:formula="of:=CONCATENATE(TRIM([.B73]);TRIM([.C73]); TRIM([.D73]))" office:value-type="string" office:string-value="w9f20h2">
            <text:p>w9f20h2</text:p>
          </table:table-cell>
        </table:table-row>
        <table:table-row table:style-name="ro1">
          <table:table-cell table:formula="of:=VALUE(RIGHT(TRIM([.B74]); LEN(TRIM([.B74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315.0360717775">
            <text:p>1315.0360717775</text:p>
          </table:table-cell>
          <table:table-cell table:formula="of:=CONCATENATE(TRIM([.B74]);TRIM([.C74]); TRIM([.D74]))" office:value-type="string" office:string-value="w10f5h2">
            <text:p>w10f5h2</text:p>
          </table:table-cell>
        </table:table-row>
        <table:table-row table:style-name="ro1">
          <table:table-cell table:formula="of:=VALUE(RIGHT(TRIM([.B75]); LEN(TRIM([.B75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322.318847655">
            <text:p>1322.318847655</text:p>
          </table:table-cell>
          <table:table-cell table:formula="of:=CONCATENATE(TRIM([.B75]);TRIM([.C75]); TRIM([.D75]))" office:value-type="string" office:string-value="w10f10h2">
            <text:p>w10f10h2</text:p>
          </table:table-cell>
        </table:table-row>
        <table:table-row table:style-name="ro1">
          <table:table-cell table:formula="of:=VALUE(RIGHT(TRIM([.B76]); LEN(TRIM([.B76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1313.8598632825">
            <text:p>1313.8598632825</text:p>
          </table:table-cell>
          <table:table-cell table:formula="of:=CONCATENATE(TRIM([.B76]);TRIM([.C76]); TRIM([.D76]))" office:value-type="string" office:string-value="w10f20h2">
            <text:p>w10f20h2</text:p>
          </table:table-cell>
        </table:table-row>
        <table:table-row table:style-name="ro1">
          <table:table-cell table:formula="of:=VALUE(RIGHT(TRIM([.B77]); LEN(TRIM([.B77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2608.52972412">
            <text:p>2608.52972412</text:p>
          </table:table-cell>
          <table:table-cell table:formula="of:=CONCATENATE(TRIM([.B77]);TRIM([.C77]); TRIM([.D77]))" office:value-type="string" office:string-value="w11f5h2">
            <text:p>w11f5h2</text:p>
          </table:table-cell>
        </table:table-row>
        <table:table-row table:style-name="ro1">
          <table:table-cell table:formula="of:=VALUE(RIGHT(TRIM([.B78]); LEN(TRIM([.B78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2635.4238281275">
            <text:p>2635.4238281275</text:p>
          </table:table-cell>
          <table:table-cell table:formula="of:=CONCATENATE(TRIM([.B78]);TRIM([.C78]); TRIM([.D78]))" office:value-type="string" office:string-value="w11f10h2">
            <text:p>w11f10h2</text:p>
          </table:table-cell>
        </table:table-row>
        <table:table-row table:style-name="ro1">
          <table:table-cell table:formula="of:=VALUE(RIGHT(TRIM([.B79]); LEN(TRIM([.B79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2643.4875488275">
            <text:p>2643.4875488275</text:p>
          </table:table-cell>
          <table:table-cell table:formula="of:=CONCATENATE(TRIM([.B79]);TRIM([.C79]); TRIM([.D79]))" office:value-type="string" office:string-value="w11f20h2">
            <text:p>w11f20h2</text:p>
          </table:table-cell>
        </table:table-row>
        <table:table-row table:style-name="ro1">
          <table:table-cell table:formula="of:=VALUE(RIGHT(TRIM([.B80]); LEN(TRIM([.B80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306.020751955">
            <text:p>5306.020751955</text:p>
          </table:table-cell>
          <table:table-cell table:formula="of:=CONCATENATE(TRIM([.B80]);TRIM([.C80]); TRIM([.D80]))" office:value-type="string" office:string-value="w12f5h2">
            <text:p>w12f5h2</text:p>
          </table:table-cell>
        </table:table-row>
        <table:table-row table:style-name="ro1">
          <table:table-cell table:formula="of:=VALUE(RIGHT(TRIM([.B81]); LEN(TRIM([.B81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175.5664672875">
            <text:p>5175.5664672875</text:p>
          </table:table-cell>
          <table:table-cell table:formula="of:=CONCATENATE(TRIM([.B81]);TRIM([.C81]); TRIM([.D81]))" office:value-type="string" office:string-value="w12f10h2">
            <text:p>w12f10h2</text:p>
          </table:table-cell>
        </table:table-row>
        <table:table-row table:style-name="ro1">
          <table:table-cell table:formula="of:=VALUE(RIGHT(TRIM([.B82]); LEN(TRIM([.B82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5215.1971435525">
            <text:p>5215.1971435525</text:p>
          </table:table-cell>
          <table:table-cell table:formula="of:=CONCATENATE(TRIM([.B82]);TRIM([.C82]); TRIM([.D82]))" office:value-type="string" office:string-value="w12f20h2">
            <text:p>w12f20h2</text:p>
          </table:table-cell>
        </table:table-row>
        <table:table-row table:style-name="ro1">
          <table:table-cell table:formula="of:=VALUE(RIGHT(TRIM([.B83]); LEN(TRIM([.B83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1482.2606201">
            <text:p>11482.2606201</text:p>
          </table:table-cell>
          <table:table-cell table:formula="of:=CONCATENATE(TRIM([.B83]);TRIM([.C83]); TRIM([.D83]))" office:value-type="string" office:string-value="w13f5h2">
            <text:p>w13f5h2</text:p>
          </table:table-cell>
        </table:table-row>
        <table:table-row table:style-name="ro1">
          <table:table-cell table:formula="of:=VALUE(RIGHT(TRIM([.B84]); LEN(TRIM([.B84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1579.385009775">
            <text:p>11579.385009775</text:p>
          </table:table-cell>
          <table:table-cell table:formula="of:=CONCATENATE(TRIM([.B84]);TRIM([.C84]); TRIM([.D84]))" office:value-type="string" office:string-value="w13f10h2">
            <text:p>w13f10h2</text:p>
          </table:table-cell>
        </table:table-row>
        <table:table-row table:style-name="ro1">
          <table:table-cell table:formula="of:=VALUE(RIGHT(TRIM([.B85]); LEN(TRIM([.B85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11610.1829834">
            <text:p>11610.1829834</text:p>
          </table:table-cell>
          <table:table-cell table:formula="of:=CONCATENATE(TRIM([.B85]);TRIM([.C85]); TRIM([.D85]))" office:value-type="string" office:string-value="w13f20h2">
            <text:p>w13f20h2</text:p>
          </table:table-cell>
        </table:table-row>
        <table:table-row table:style-name="ro1">
          <table:table-cell table:formula="of:=VALUE(RIGHT(TRIM([.B86]); LEN(TRIM([.B86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68105.514404325">
            <text:p>68105.514404325</text:p>
          </table:table-cell>
          <table:table-cell table:formula="of:=CONCATENATE(TRIM([.B86]);TRIM([.C86]); TRIM([.D86]))" office:value-type="string" office:string-value="w14f5h2">
            <text:p>w14f5h2</text:p>
          </table:table-cell>
        </table:table-row>
        <table:table-row table:style-name="ro1">
          <table:table-cell table:formula="of:=VALUE(RIGHT(TRIM([.B87]); LEN(TRIM([.B87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67246.451416">
            <text:p>67246.451416</text:p>
          </table:table-cell>
          <table:table-cell table:formula="of:=CONCATENATE(TRIM([.B87]);TRIM([.C87]); TRIM([.D87]))" office:value-type="string" office:string-value="w14f10h2">
            <text:p>w14f10h2</text:p>
          </table:table-cell>
        </table:table-row>
        <table:table-row table:style-name="ro1">
          <table:table-cell table:formula="of:=VALUE(RIGHT(TRIM([.B88]); LEN(TRIM([.B8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67591.51293945">
            <text:p>67591.51293945</text:p>
          </table:table-cell>
          <table:table-cell table:formula="of:=CONCATENATE(TRIM([.B88]);TRIM([.C88]); TRIM([.D88]))" office:value-type="string" office:string-value="w14f20h2">
            <text:p>w14f20h2</text:p>
          </table:table-cell>
        </table:table-row>
        <table:table-row table:style-name="ro1">
          <table:table-cell table:formula="of:=VALUE(RIGHT(TRIM([.B89]); LEN(TRIM([.B89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48297.5197145">
            <text:p>148297.5197145</text:p>
          </table:table-cell>
          <table:table-cell table:formula="of:=CONCATENATE(TRIM([.B89]);TRIM([.C89]); TRIM([.D89]))" office:value-type="string" office:string-value="w15f5h2">
            <text:p>w15f5h2</text:p>
          </table:table-cell>
        </table:table-row>
        <table:table-row table:style-name="ro1">
          <table:table-cell table:formula="of:=VALUE(RIGHT(TRIM([.B90]); LEN(TRIM([.B9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48501.6292725">
            <text:p>148501.6292725</text:p>
          </table:table-cell>
          <table:table-cell table:formula="of:=CONCATENATE(TRIM([.B90]);TRIM([.C90]); TRIM([.D90]))" office:value-type="string" office:string-value="w15f10h2">
            <text:p>w15f10h2</text:p>
          </table:table-cell>
        </table:table-row>
        <table:table-row table:style-name="ro1">
          <table:table-cell table:formula="of:=VALUE(RIGHT(TRIM([.B91]); LEN(TRIM([.B9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20</text:p>
          </table:table-cell>
          <table:table-cell office:value-type="string">
            <text:p>h2</text:p>
          </table:table-cell>
          <table:table-cell office:value-type="float" office:value="147208.149658">
            <text:p>147208.149658</text:p>
          </table:table-cell>
          <table:table-cell table:formula="of:=CONCATENATE(TRIM([.B91]);TRIM([.C91]); TRIM([.D91]))" office:value-type="string" office:string-value="w15f20h2">
            <text:p>w15f20h2</text:p>
          </table:table-cell>
        </table:table-row>
        <table:table-row table:style-name="ro1">
          <table:table-cell table:formula="of:=VALUE(RIGHT(TRIM([.B92]); LEN(TRIM([.B9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7.912414550785">
            <text:p>7.9124145508</text:p>
          </table:table-cell>
          <table:table-cell table:formula="of:=CONCATENATE(TRIM([.B92]);TRIM([.C92]); TRIM([.D92]))" office:value-type="string" office:string-value="w1f5h3">
            <text:p>w1f5h3</text:p>
          </table:table-cell>
        </table:table-row>
        <table:table-row table:style-name="ro1">
          <table:table-cell table:formula="of:=VALUE(RIGHT(TRIM([.B93]); LEN(TRIM([.B9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7.9414062500025">
            <text:p>7.94140625</text:p>
          </table:table-cell>
          <table:table-cell table:formula="of:=CONCATENATE(TRIM([.B93]);TRIM([.C93]); TRIM([.D93]))" office:value-type="string" office:string-value="w1f10h3">
            <text:p>w1f10h3</text:p>
          </table:table-cell>
        </table:table-row>
        <table:table-row table:style-name="ro1">
          <table:table-cell table:formula="of:=VALUE(RIGHT(TRIM([.B94]); LEN(TRIM([.B94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7.9319458007825">
            <text:p>7.9319458008</text:p>
          </table:table-cell>
          <table:table-cell table:formula="of:=CONCATENATE(TRIM([.B94]);TRIM([.C94]); TRIM([.D94]))" office:value-type="string" office:string-value="w1f20h3">
            <text:p>w1f20h3</text:p>
          </table:table-cell>
        </table:table-row>
        <table:table-row table:style-name="ro1">
          <table:table-cell table:formula="of:=VALUE(RIGHT(TRIM([.B95]); LEN(TRIM([.B9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4.075866699225">
            <text:p>14.0758666992</text:p>
          </table:table-cell>
          <table:table-cell table:formula="of:=CONCATENATE(TRIM([.B95]);TRIM([.C95]); TRIM([.D95]))" office:value-type="string" office:string-value="w2f5h3">
            <text:p>w2f5h3</text:p>
          </table:table-cell>
        </table:table-row>
        <table:table-row table:style-name="ro1">
          <table:table-cell table:formula="of:=VALUE(RIGHT(TRIM([.B96]); LEN(TRIM([.B96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4.3067626953">
            <text:p>14.3067626953</text:p>
          </table:table-cell>
          <table:table-cell table:formula="of:=CONCATENATE(TRIM([.B96]);TRIM([.C96]); TRIM([.D96]))" office:value-type="string" office:string-value="w2f10h3">
            <text:p>w2f10h3</text:p>
          </table:table-cell>
        </table:table-row>
        <table:table-row table:style-name="ro1">
          <table:table-cell table:formula="of:=VALUE(RIGHT(TRIM([.B97]); LEN(TRIM([.B97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14.205078125">
            <text:p>14.205078125</text:p>
          </table:table-cell>
          <table:table-cell table:formula="of:=CONCATENATE(TRIM([.B97]);TRIM([.C97]); TRIM([.D97]))" office:value-type="string" office:string-value="w2f20h3">
            <text:p>w2f20h3</text:p>
          </table:table-cell>
        </table:table-row>
        <table:table-row table:style-name="ro1">
          <table:table-cell table:formula="of:=VALUE(RIGHT(TRIM([.B98]); LEN(TRIM([.B98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6.5953979492">
            <text:p>26.5953979492</text:p>
          </table:table-cell>
          <table:table-cell table:formula="of:=CONCATENATE(TRIM([.B98]);TRIM([.C98]); TRIM([.D98]))" office:value-type="string" office:string-value="w3f5h3">
            <text:p>w3f5h3</text:p>
          </table:table-cell>
        </table:table-row>
        <table:table-row table:style-name="ro1">
          <table:table-cell table:formula="of:=VALUE(RIGHT(TRIM([.B99]); LEN(TRIM([.B99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6.937072753875">
            <text:p>26.9370727539</text:p>
          </table:table-cell>
          <table:table-cell table:formula="of:=CONCATENATE(TRIM([.B99]);TRIM([.C99]); TRIM([.D99]))" office:value-type="string" office:string-value="w3f10h3">
            <text:p>w3f10h3</text:p>
          </table:table-cell>
        </table:table-row>
        <table:table-row table:style-name="ro1">
          <table:table-cell table:formula="of:=VALUE(RIGHT(TRIM([.B100]); LEN(TRIM([.B100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26.83795166015">
            <text:p>26.8379516602</text:p>
          </table:table-cell>
          <table:table-cell table:formula="of:=CONCATENATE(TRIM([.B100]);TRIM([.C100]); TRIM([.D100]))" office:value-type="string" office:string-value="w3f20h3">
            <text:p>w3f20h3</text:p>
          </table:table-cell>
        </table:table-row>
        <table:table-row table:style-name="ro1">
          <table:table-cell table:formula="of:=VALUE(RIGHT(TRIM([.B101]); LEN(TRIM([.B10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47.179016113275">
            <text:p>47.1790161133</text:p>
          </table:table-cell>
          <table:table-cell table:formula="of:=CONCATENATE(TRIM([.B101]);TRIM([.C101]); TRIM([.D101]))" office:value-type="string" office:string-value="w4f5h3">
            <text:p>w4f5h3</text:p>
          </table:table-cell>
        </table:table-row>
        <table:table-row table:style-name="ro1">
          <table:table-cell table:formula="of:=VALUE(RIGHT(TRIM([.B102]); LEN(TRIM([.B102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47.68579101565">
            <text:p>47.6857910157</text:p>
          </table:table-cell>
          <table:table-cell table:formula="of:=CONCATENATE(TRIM([.B102]);TRIM([.C102]); TRIM([.D102]))" office:value-type="string" office:string-value="w4f10h3">
            <text:p>w4f10h3</text:p>
          </table:table-cell>
        </table:table-row>
        <table:table-row table:style-name="ro1">
          <table:table-cell table:formula="of:=VALUE(RIGHT(TRIM([.B103]); LEN(TRIM([.B103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47.514404296875">
            <text:p>47.5144042969</text:p>
          </table:table-cell>
          <table:table-cell table:formula="of:=CONCATENATE(TRIM([.B103]);TRIM([.C103]); TRIM([.D103]))" office:value-type="string" office:string-value="w4f20h3">
            <text:p>w4f20h3</text:p>
          </table:table-cell>
        </table:table-row>
        <table:table-row table:style-name="ro1">
          <table:table-cell table:formula="of:=VALUE(RIGHT(TRIM([.B104]); LEN(TRIM([.B104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86.362182617175">
            <text:p>86.3621826172</text:p>
          </table:table-cell>
          <table:table-cell table:formula="of:=CONCATENATE(TRIM([.B104]);TRIM([.C104]); TRIM([.D104]))" office:value-type="string" office:string-value="w5f5h3">
            <text:p>w5f5h3</text:p>
          </table:table-cell>
        </table:table-row>
        <table:table-row table:style-name="ro1">
          <table:table-cell table:formula="of:=VALUE(RIGHT(TRIM([.B105]); LEN(TRIM([.B10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86.56945800785">
            <text:p>86.5694580079</text:p>
          </table:table-cell>
          <table:table-cell table:formula="of:=CONCATENATE(TRIM([.B105]);TRIM([.C105]); TRIM([.D105]))" office:value-type="string" office:string-value="w5f10h3">
            <text:p>w5f10h3</text:p>
          </table:table-cell>
        </table:table-row>
        <table:table-row table:style-name="ro1">
          <table:table-cell table:formula="of:=VALUE(RIGHT(TRIM([.B106]); LEN(TRIM([.B10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87.11572265625">
            <text:p>87.1157226563</text:p>
          </table:table-cell>
          <table:table-cell table:formula="of:=CONCATENATE(TRIM([.B106]);TRIM([.C106]); TRIM([.D106]))" office:value-type="string" office:string-value="w5f20h3">
            <text:p>w5f20h3</text:p>
          </table:table-cell>
        </table:table-row>
        <table:table-row table:style-name="ro1">
          <table:table-cell table:formula="of:=VALUE(RIGHT(TRIM([.B107]); LEN(TRIM([.B107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52.83178710925">
            <text:p>152.8317871093</text:p>
          </table:table-cell>
          <table:table-cell table:formula="of:=CONCATENATE(TRIM([.B107]);TRIM([.C107]); TRIM([.D107]))" office:value-type="string" office:string-value="w6f5h3">
            <text:p>w6f5h3</text:p>
          </table:table-cell>
        </table:table-row>
        <table:table-row table:style-name="ro1">
          <table:table-cell table:formula="of:=VALUE(RIGHT(TRIM([.B108]); LEN(TRIM([.B10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55.80822753925">
            <text:p>155.8082275393</text:p>
          </table:table-cell>
          <table:table-cell table:formula="of:=CONCATENATE(TRIM([.B108]);TRIM([.C108]); TRIM([.D108]))" office:value-type="string" office:string-value="w6f10h3">
            <text:p>w6f10h3</text:p>
          </table:table-cell>
        </table:table-row>
        <table:table-row table:style-name="ro1">
          <table:table-cell table:formula="of:=VALUE(RIGHT(TRIM([.B109]); LEN(TRIM([.B109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166.45764160175">
            <text:p>166.4576416018</text:p>
          </table:table-cell>
          <table:table-cell table:formula="of:=CONCATENATE(TRIM([.B109]);TRIM([.C109]); TRIM([.D109]))" office:value-type="string" office:string-value="w6f20h3">
            <text:p>w6f20h3</text:p>
          </table:table-cell>
        </table:table-row>
        <table:table-row table:style-name="ro1">
          <table:table-cell table:formula="of:=VALUE(RIGHT(TRIM([.B110]); LEN(TRIM([.B110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84.05627441425">
            <text:p>284.0562744143</text:p>
          </table:table-cell>
          <table:table-cell table:formula="of:=CONCATENATE(TRIM([.B110]);TRIM([.C110]); TRIM([.D110]))" office:value-type="string" office:string-value="w7f5h3">
            <text:p>w7f5h3</text:p>
          </table:table-cell>
        </table:table-row>
        <table:table-row table:style-name="ro1">
          <table:table-cell table:formula="of:=VALUE(RIGHT(TRIM([.B111]); LEN(TRIM([.B111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81.598022461">
            <text:p>281.598022461</text:p>
          </table:table-cell>
          <table:table-cell table:formula="of:=CONCATENATE(TRIM([.B111]);TRIM([.C111]); TRIM([.D111]))" office:value-type="string" office:string-value="w7f10h3">
            <text:p>w7f10h3</text:p>
          </table:table-cell>
        </table:table-row>
        <table:table-row table:style-name="ro1">
          <table:table-cell table:formula="of:=VALUE(RIGHT(TRIM([.B112]); LEN(TRIM([.B112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282.2212524415">
            <text:p>282.2212524415</text:p>
          </table:table-cell>
          <table:table-cell table:formula="of:=CONCATENATE(TRIM([.B112]);TRIM([.C112]); TRIM([.D112]))" office:value-type="string" office:string-value="w7f20h3">
            <text:p>w7f20h3</text:p>
          </table:table-cell>
        </table:table-row>
        <table:table-row table:style-name="ro1">
          <table:table-cell table:formula="of:=VALUE(RIGHT(TRIM([.B113]); LEN(TRIM([.B113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498.72454834">
            <text:p>498.72454834</text:p>
          </table:table-cell>
          <table:table-cell table:formula="of:=CONCATENATE(TRIM([.B113]);TRIM([.C113]); TRIM([.D113]))" office:value-type="string" office:string-value="w8f5h3">
            <text:p>w8f5h3</text:p>
          </table:table-cell>
        </table:table-row>
        <table:table-row table:style-name="ro1">
          <table:table-cell table:formula="of:=VALUE(RIGHT(TRIM([.B114]); LEN(TRIM([.B114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505.6193847655">
            <text:p>505.6193847655</text:p>
          </table:table-cell>
          <table:table-cell table:formula="of:=CONCATENATE(TRIM([.B114]);TRIM([.C114]); TRIM([.D114]))" office:value-type="string" office:string-value="w8f10h3">
            <text:p>w8f10h3</text:p>
          </table:table-cell>
        </table:table-row>
        <table:table-row table:style-name="ro1">
          <table:table-cell table:formula="of:=VALUE(RIGHT(TRIM([.B115]); LEN(TRIM([.B115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526.233581543">
            <text:p>526.233581543</text:p>
          </table:table-cell>
          <table:table-cell table:formula="of:=CONCATENATE(TRIM([.B115]);TRIM([.C115]); TRIM([.D115]))" office:value-type="string" office:string-value="w8f20h3">
            <text:p>w8f20h3</text:p>
          </table:table-cell>
        </table:table-row>
        <table:table-row table:style-name="ro1">
          <table:table-cell table:formula="of:=VALUE(RIGHT(TRIM([.B116]); LEN(TRIM([.B11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953.0005493165">
            <text:p>953.0005493165</text:p>
          </table:table-cell>
          <table:table-cell table:formula="of:=CONCATENATE(TRIM([.B116]);TRIM([.C116]); TRIM([.D116]))" office:value-type="string" office:string-value="w9f5h3">
            <text:p>w9f5h3</text:p>
          </table:table-cell>
        </table:table-row>
        <table:table-row table:style-name="ro1">
          <table:table-cell table:formula="of:=VALUE(RIGHT(TRIM([.B117]); LEN(TRIM([.B117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945.6891479495">
            <text:p>945.6891479495</text:p>
          </table:table-cell>
          <table:table-cell table:formula="of:=CONCATENATE(TRIM([.B117]);TRIM([.C117]); TRIM([.D117]))" office:value-type="string" office:string-value="w9f10h3">
            <text:p>w9f10h3</text:p>
          </table:table-cell>
        </table:table-row>
        <table:table-row table:style-name="ro1">
          <table:table-cell table:formula="of:=VALUE(RIGHT(TRIM([.B118]); LEN(TRIM([.B118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938.28765869125">
            <text:p>938.2876586913</text:p>
          </table:table-cell>
          <table:table-cell table:formula="of:=CONCATENATE(TRIM([.B118]);TRIM([.C118]); TRIM([.D118]))" office:value-type="string" office:string-value="w9f20h3">
            <text:p>w9f20h3</text:p>
          </table:table-cell>
        </table:table-row>
        <table:table-row table:style-name="ro1">
          <table:table-cell table:formula="of:=VALUE(RIGHT(TRIM([.B119]); LEN(TRIM([.B119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669.8139648425">
            <text:p>1669.8139648425</text:p>
          </table:table-cell>
          <table:table-cell table:formula="of:=CONCATENATE(TRIM([.B119]);TRIM([.C119]); TRIM([.D119]))" office:value-type="string" office:string-value="w10f5h3">
            <text:p>w10f5h3</text:p>
          </table:table-cell>
        </table:table-row>
        <table:table-row table:style-name="ro1">
          <table:table-cell table:formula="of:=VALUE(RIGHT(TRIM([.B120]); LEN(TRIM([.B12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792.8060302725">
            <text:p>1792.8060302725</text:p>
          </table:table-cell>
          <table:table-cell table:formula="of:=CONCATENATE(TRIM([.B120]);TRIM([.C120]); TRIM([.D120]))" office:value-type="string" office:string-value="w10f10h3">
            <text:p>w10f10h3</text:p>
          </table:table-cell>
        </table:table-row>
        <table:table-row table:style-name="ro1">
          <table:table-cell table:formula="of:=VALUE(RIGHT(TRIM([.B121]); LEN(TRIM([.B12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1765.01751709">
            <text:p>1765.01751709</text:p>
          </table:table-cell>
          <table:table-cell table:formula="of:=CONCATENATE(TRIM([.B121]);TRIM([.C121]); TRIM([.D121]))" office:value-type="string" office:string-value="w10f20h3">
            <text:p>w10f20h3</text:p>
          </table:table-cell>
        </table:table-row>
        <table:table-row table:style-name="ro1">
          <table:table-cell table:formula="of:=VALUE(RIGHT(TRIM([.B122]); LEN(TRIM([.B12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3157.0095214875">
            <text:p>3157.0095214875</text:p>
          </table:table-cell>
          <table:table-cell table:formula="of:=CONCATENATE(TRIM([.B122]);TRIM([.C122]); TRIM([.D122]))" office:value-type="string" office:string-value="w11f5h3">
            <text:p>w11f5h3</text:p>
          </table:table-cell>
        </table:table-row>
        <table:table-row table:style-name="ro1">
          <table:table-cell table:formula="of:=VALUE(RIGHT(TRIM([.B123]); LEN(TRIM([.B12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3158.66986084">
            <text:p>3158.66986084</text:p>
          </table:table-cell>
          <table:table-cell table:formula="of:=CONCATENATE(TRIM([.B123]);TRIM([.C123]); TRIM([.D123]))" office:value-type="string" office:string-value="w11f10h3">
            <text:p>w11f10h3</text:p>
          </table:table-cell>
        </table:table-row>
        <table:table-row table:style-name="ro1">
          <table:table-cell table:formula="of:=VALUE(RIGHT(TRIM([.B124]); LEN(TRIM([.B124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3348.1691284175">
            <text:p>3348.1691284175</text:p>
          </table:table-cell>
          <table:table-cell table:formula="of:=CONCATENATE(TRIM([.B124]);TRIM([.C124]); TRIM([.D124]))" office:value-type="string" office:string-value="w11f20h3">
            <text:p>w11f20h3</text:p>
          </table:table-cell>
        </table:table-row>
        <table:table-row table:style-name="ro1">
          <table:table-cell table:formula="of:=VALUE(RIGHT(TRIM([.B125]); LEN(TRIM([.B12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7957.981018075">
            <text:p>7957.981018075</text:p>
          </table:table-cell>
          <table:table-cell table:formula="of:=CONCATENATE(TRIM([.B125]);TRIM([.C125]); TRIM([.D125]))" office:value-type="string" office:string-value="w12f5h3">
            <text:p>w12f5h3</text:p>
          </table:table-cell>
        </table:table-row>
        <table:table-row table:style-name="ro1">
          <table:table-cell table:formula="of:=VALUE(RIGHT(TRIM([.B126]); LEN(TRIM([.B126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8179.426513675">
            <text:p>8179.426513675</text:p>
          </table:table-cell>
          <table:table-cell table:formula="of:=CONCATENATE(TRIM([.B126]);TRIM([.C126]); TRIM([.D126]))" office:value-type="string" office:string-value="w12f10h3">
            <text:p>w12f10h3</text:p>
          </table:table-cell>
        </table:table-row>
        <table:table-row table:style-name="ro1">
          <table:table-cell table:formula="of:=VALUE(RIGHT(TRIM([.B127]); LEN(TRIM([.B127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7864.646850585">
            <text:p>7864.646850585</text:p>
          </table:table-cell>
          <table:table-cell table:formula="of:=CONCATENATE(TRIM([.B127]);TRIM([.C127]); TRIM([.D127]))" office:value-type="string" office:string-value="w12f20h3">
            <text:p>w12f20h3</text:p>
          </table:table-cell>
        </table:table-row>
        <table:table-row table:style-name="ro1">
          <table:table-cell table:formula="of:=VALUE(RIGHT(TRIM([.B128]); LEN(TRIM([.B128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1242.5150757">
            <text:p>21242.5150757</text:p>
          </table:table-cell>
          <table:table-cell table:formula="of:=CONCATENATE(TRIM([.B128]);TRIM([.C128]); TRIM([.D128]))" office:value-type="string" office:string-value="w13f5h3">
            <text:p>w13f5h3</text:p>
          </table:table-cell>
        </table:table-row>
        <table:table-row table:style-name="ro1">
          <table:table-cell table:formula="of:=VALUE(RIGHT(TRIM([.B129]); LEN(TRIM([.B129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0641.1727295">
            <text:p>20641.1727295</text:p>
          </table:table-cell>
          <table:table-cell table:formula="of:=CONCATENATE(TRIM([.B129]);TRIM([.C129]); TRIM([.D129]))" office:value-type="string" office:string-value="w13f10h3">
            <text:p>w13f10h3</text:p>
          </table:table-cell>
        </table:table-row>
        <table:table-row table:style-name="ro1">
          <table:table-cell table:formula="of:=VALUE(RIGHT(TRIM([.B130]); LEN(TRIM([.B130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21315.9215088">
            <text:p>21315.9215088</text:p>
          </table:table-cell>
          <table:table-cell table:formula="of:=CONCATENATE(TRIM([.B130]);TRIM([.C130]); TRIM([.D130]))" office:value-type="string" office:string-value="w13f20h3">
            <text:p>w13f20h3</text:p>
          </table:table-cell>
        </table:table-row>
        <table:table-row table:style-name="ro1">
          <table:table-cell table:formula="of:=VALUE(RIGHT(TRIM([.B131]); LEN(TRIM([.B13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90861.291199">
            <text:p>190861.291199</text:p>
          </table:table-cell>
          <table:table-cell table:formula="of:=CONCATENATE(TRIM([.B131]);TRIM([.C131]); TRIM([.D131]))" office:value-type="string" office:string-value="w14f5h3">
            <text:p>w14f5h3</text:p>
          </table:table-cell>
        </table:table-row>
        <table:table-row table:style-name="ro1">
          <table:table-cell table:formula="of:=VALUE(RIGHT(TRIM([.B132]); LEN(TRIM([.B132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89238.28552275">
            <text:p>189238.28552275</text:p>
          </table:table-cell>
          <table:table-cell table:formula="of:=CONCATENATE(TRIM([.B132]);TRIM([.C132]); TRIM([.D132]))" office:value-type="string" office:string-value="w14f10h3">
            <text:p>w14f10h3</text:p>
          </table:table-cell>
        </table:table-row>
        <table:table-row table:style-name="ro1">
          <table:table-cell table:formula="of:=VALUE(RIGHT(TRIM([.B133]); LEN(TRIM([.B133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189545.37176525">
            <text:p>189545.37176525</text:p>
          </table:table-cell>
          <table:table-cell table:formula="of:=CONCATENATE(TRIM([.B133]);TRIM([.C133]); TRIM([.D133]))" office:value-type="string" office:string-value="w14f20h3">
            <text:p>w14f20h3</text:p>
          </table:table-cell>
        </table:table-row>
        <table:table-row table:style-name="ro1">
          <table:table-cell table:formula="of:=VALUE(RIGHT(TRIM([.B134]); LEN(TRIM([.B134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93514.4815675">
            <text:p>293514.4815675</text:p>
          </table:table-cell>
          <table:table-cell table:formula="of:=CONCATENATE(TRIM([.B134]);TRIM([.C134]); TRIM([.D134]))" office:value-type="string" office:string-value="w15f5h3">
            <text:p>w15f5h3</text:p>
          </table:table-cell>
        </table:table-row>
        <table:table-row table:style-name="ro1">
          <table:table-cell table:formula="of:=VALUE(RIGHT(TRIM([.B135]); LEN(TRIM([.B13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91265.95922825">
            <text:p>291265.95922825</text:p>
          </table:table-cell>
          <table:table-cell table:formula="of:=CONCATENATE(TRIM([.B135]);TRIM([.C135]); TRIM([.D135]))" office:value-type="string" office:string-value="w15f10h3">
            <text:p>w15f10h3</text:p>
          </table:table-cell>
        </table:table-row>
        <table:table-row table:style-name="ro1">
          <table:table-cell table:formula="of:=VALUE(RIGHT(TRIM([.B136]); LEN(TRIM([.B13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20</text:p>
          </table:table-cell>
          <table:table-cell office:value-type="string">
            <text:p>h3</text:p>
          </table:table-cell>
          <table:table-cell office:value-type="float" office:value="292593.02673375">
            <text:p>292593.02673375</text:p>
          </table:table-cell>
          <table:table-cell table:formula="of:=CONCATENATE(TRIM([.B136]);TRIM([.C136]); TRIM([.D136]))" office:value-type="string" office:string-value="w15f20h3">
            <text:p>w15f20h3</text:p>
          </table:table-cell>
        </table:table-row>
      </table:table>
      <table:table table:name="ggplot2" table:style-name="ta1">
        <table:table-column table:style-name="co6" table:number-columns-repeated="6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f5</text:p>
          </table:table-cell>
          <table:table-cell office:value-type="string">
            <text:p>f10</text:p>
          </table:table-cell>
          <table:table-cell office:value-type="string">
            <text:p>f20</text:p>
          </table:table-cell>
        </table:table-row>
        <table:table-row table:style-name="ro1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F1:.F136]; CONCATENATE(TRIM([.B2]);TRIM([.$D$1]); TRIM([.C2])); [RefineB.E1:.E136])" office:value-type="float" office:value="3.1304931640625">
            <text:p>3.1304931641</text:p>
          </table:table-cell>
          <table:table-cell table:formula="of:=SUMIF([RefineB.F1:.F136]; CONCATENATE(TRIM([.B2]);TRIM([.$E$1]); TRIM([.C2])); [RefineB.E1:.E136])" office:value-type="float" office:value="3.1632690429675">
            <text:p>3.163269043</text:p>
          </table:table-cell>
          <table:table-cell table:formula="of:=SUMIF([RefineB.F1:.F136]; CONCATENATE(TRIM([.B2]);TRIM([.$F$1]); TRIM([.C2])); [RefineB.E1:.E136])" office:value-type="float" office:value="3.23504638672">
            <text:p>3.2350463867</text:p>
          </table:table-cell>
        </table:table-row>
        <table:table-row table:style-name="ro1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F2:.F92]; CONCATENATE(TRIM([.B3]);TRIM([.$D$1]); TRIM([.C3])); [RefineB.E2:.E92])" office:value-type="float" office:value="5.6138916015625">
            <text:p>5.6138916016</text:p>
          </table:table-cell>
          <table:table-cell table:formula="of:=SUMIF([RefineB.F2:.F92]; CONCATENATE(TRIM([.B3]);TRIM([.$E$1]); TRIM([.C3])); [RefineB.E2:.E92])" office:value-type="float" office:value="5.79608154297">
            <text:p>5.796081543</text:p>
          </table:table-cell>
          <table:table-cell table:formula="of:=SUMIF([RefineB.F2:.F137]; CONCATENATE(TRIM([.B3]);TRIM([.$F$1]); TRIM([.C3])); [RefineB.E2:.E137])" office:value-type="float" office:value="5.8765258789075">
            <text:p>5.8765258789</text:p>
          </table:table-cell>
        </table:table-row>
        <table:table-row table:style-name="ro1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F3:.F93]; CONCATENATE(TRIM([.B4]);TRIM([.$D$1]); TRIM([.C4])); [RefineB.E3:.E93])" office:value-type="float" office:value="10.990234374975">
            <text:p>10.990234375</text:p>
          </table:table-cell>
          <table:table-cell table:formula="of:=SUMIF([RefineB.F3:.F93]; CONCATENATE(TRIM([.B4]);TRIM([.$E$1]); TRIM([.C4])); [RefineB.E3:.E93])" office:value-type="float" office:value="11.2214355469">
            <text:p>11.2214355469</text:p>
          </table:table-cell>
          <table:table-cell table:formula="of:=SUMIF([RefineB.F3:.F138]; CONCATENATE(TRIM([.B4]);TRIM([.$F$1]); TRIM([.C4])); [RefineB.E3:.E138])" office:value-type="float" office:value="11.33465576175">
            <text:p>11.3346557618</text:p>
          </table:table-cell>
        </table:table-row>
        <table:table-row table:style-name="ro1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F4:.F94]; CONCATENATE(TRIM([.B5]);TRIM([.$D$1]); TRIM([.C5])); [RefineB.E4:.E94])" office:value-type="float" office:value="20.895751953125">
            <text:p>20.8957519531</text:p>
          </table:table-cell>
          <table:table-cell table:formula="of:=SUMIF([RefineB.F4:.F94]; CONCATENATE(TRIM([.B5]);TRIM([.$E$1]); TRIM([.C5])); [RefineB.E4:.E94])" office:value-type="float" office:value="21.348205566425">
            <text:p>21.3482055664</text:p>
          </table:table-cell>
          <table:table-cell table:formula="of:=SUMIF([RefineB.F4:.F139]; CONCATENATE(TRIM([.B5]);TRIM([.$F$1]); TRIM([.C5])); [RefineB.E4:.E139])" office:value-type="float" office:value="21.45123291015">
            <text:p>21.4512329102</text:p>
          </table:table-cell>
        </table:table-row>
        <table:table-row table:style-name="ro1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F5:.F95]; CONCATENATE(TRIM([.B6]);TRIM([.$D$1]); TRIM([.C6])); [RefineB.E5:.E95])" office:value-type="float" office:value="40.3462524414">
            <text:p>40.3462524414</text:p>
          </table:table-cell>
          <table:table-cell table:formula="of:=SUMIF([RefineB.F5:.F95]; CONCATENATE(TRIM([.B6]);TRIM([.$E$1]); TRIM([.C6])); [RefineB.E5:.E95])" office:value-type="float" office:value="41.141418457">
            <text:p>41.141418457</text:p>
          </table:table-cell>
          <table:table-cell table:formula="of:=SUMIF([RefineB.F5:.F140]; CONCATENATE(TRIM([.B6]);TRIM([.$F$1]); TRIM([.C6])); [RefineB.E5:.E140])" office:value-type="float" office:value="41.075317382825">
            <text:p>41.0753173828</text:p>
          </table:table-cell>
        </table:table-row>
        <table:table-row table:style-name="ro1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F6:.F96]; CONCATENATE(TRIM([.B7]);TRIM([.$D$1]); TRIM([.C7])); [RefineB.E6:.E96])" office:value-type="float" office:value="78.85955810545">
            <text:p>78.8595581055</text:p>
          </table:table-cell>
          <table:table-cell table:formula="of:=SUMIF([RefineB.F6:.F96]; CONCATENATE(TRIM([.B7]);TRIM([.$E$1]); TRIM([.C7])); [RefineB.E6:.E96])" office:value-type="float" office:value="80.153991699225">
            <text:p>80.1539916992</text:p>
          </table:table-cell>
          <table:table-cell table:formula="of:=SUMIF([RefineB.F6:.F141]; CONCATENATE(TRIM([.B7]);TRIM([.$F$1]); TRIM([.C7])); [RefineB.E6:.E141])" office:value-type="float" office:value="80.67083740235">
            <text:p>80.6708374024</text:p>
          </table:table-cell>
        </table:table-row>
        <table:table-row table:style-name="ro1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F7:.F97]; CONCATENATE(TRIM([.B8]);TRIM([.$D$1]); TRIM([.C8])); [RefineB.E7:.E97])" office:value-type="float" office:value="156.58819580075">
            <text:p>156.5881958008</text:p>
          </table:table-cell>
          <table:table-cell table:formula="of:=SUMIF([RefineB.F7:.F97]; CONCATENATE(TRIM([.B8]);TRIM([.$E$1]); TRIM([.C8])); [RefineB.E7:.E97])" office:value-type="float" office:value="159.526916504">
            <text:p>159.526916504</text:p>
          </table:table-cell>
          <table:table-cell table:formula="of:=SUMIF([RefineB.F7:.F142]; CONCATENATE(TRIM([.B8]);TRIM([.$F$1]); TRIM([.C8])); [RefineB.E7:.E142])" office:value-type="float" office:value="157.37298584">
            <text:p>157.37298584</text:p>
          </table:table-cell>
        </table:table-row>
        <table:table-row table:style-name="ro1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F8:.F98]; CONCATENATE(TRIM([.B9]);TRIM([.$D$1]); TRIM([.C9])); [RefineB.E8:.E98])" office:value-type="float" office:value="309.94732666025">
            <text:p>309.9473266603</text:p>
          </table:table-cell>
          <table:table-cell table:formula="of:=SUMIF([RefineB.F8:.F98]; CONCATENATE(TRIM([.B9]);TRIM([.$E$1]); TRIM([.C9])); [RefineB.E8:.E98])" office:value-type="float" office:value="312.83447265625">
            <text:p>312.8344726563</text:p>
          </table:table-cell>
          <table:table-cell table:formula="of:=SUMIF([RefineB.F8:.F143]; CONCATENATE(TRIM([.B9]);TRIM([.$F$1]); TRIM([.C9])); [RefineB.E8:.E143])" office:value-type="float" office:value="314.321044922">
            <text:p>314.321044922</text:p>
          </table:table-cell>
        </table:table-row>
        <table:table-row table:style-name="ro1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F9:.F99]; CONCATENATE(TRIM([.B10]);TRIM([.$D$1]); TRIM([.C10])); [RefineB.E9:.E99])" office:value-type="float" office:value="616.7454833985">
            <text:p>616.7454833985</text:p>
          </table:table-cell>
          <table:table-cell table:formula="of:=SUMIF([RefineB.F9:.F99]; CONCATENATE(TRIM([.B10]);TRIM([.$E$1]); TRIM([.C10])); [RefineB.E9:.E99])" office:value-type="float" office:value="619.20422363275">
            <text:p>619.2042236328</text:p>
          </table:table-cell>
          <table:table-cell table:formula="of:=SUMIF([RefineB.F9:.F144]; CONCATENATE(TRIM([.B10]);TRIM([.$F$1]); TRIM([.C10])); [RefineB.E9:.E144])" office:value-type="float" office:value="624.15362548825">
            <text:p>624.1536254883</text:p>
          </table:table-cell>
        </table:table-row>
        <table:table-row table:style-name="ro1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F10:.F100]; CONCATENATE(TRIM([.B11]);TRIM([.$D$1]); TRIM([.C11])); [RefineB.E10:.E100])" office:value-type="float" office:value="1237.0037231425">
            <text:p>1237.0037231425</text:p>
          </table:table-cell>
          <table:table-cell table:formula="of:=SUMIF([RefineB.F10:.F100]; CONCATENATE(TRIM([.B11]);TRIM([.$E$1]); TRIM([.C11])); [RefineB.E10:.E100])" office:value-type="float" office:value="1242.002624515">
            <text:p>1242.002624515</text:p>
          </table:table-cell>
          <table:table-cell table:formula="of:=SUMIF([RefineB.F10:.F145]; CONCATENATE(TRIM([.B11]);TRIM([.$F$1]); TRIM([.C11])); [RefineB.E10:.E145])" office:value-type="float" office:value="1252.6852417">
            <text:p>1252.6852417</text:p>
          </table:table-cell>
        </table:table-row>
        <table:table-row table:style-name="ro1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F11:.F101]; CONCATENATE(TRIM([.B12]);TRIM([.$D$1]); TRIM([.C12])); [RefineB.E11:.E101])" office:value-type="float" office:value="2505.254821775">
            <text:p>2505.254821775</text:p>
          </table:table-cell>
          <table:table-cell table:formula="of:=SUMIF([RefineB.F11:.F101]; CONCATENATE(TRIM([.B12]);TRIM([.$E$1]); TRIM([.C12])); [RefineB.E11:.E101])" office:value-type="float" office:value="2488.41003418">
            <text:p>2488.41003418</text:p>
          </table:table-cell>
          <table:table-cell table:formula="of:=SUMIF([RefineB.F11:.F146]; CONCATENATE(TRIM([.B12]);TRIM([.$F$1]); TRIM([.C12])); [RefineB.E11:.E146])" office:value-type="float" office:value="2490.834228515">
            <text:p>2490.834228515</text:p>
          </table:table-cell>
        </table:table-row>
        <table:table-row table:style-name="ro1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F12:.F102]; CONCATENATE(TRIM([.B13]);TRIM([.$D$1]); TRIM([.C13])); [RefineB.E12:.E102])" office:value-type="float" office:value="5117.12963867">
            <text:p>5117.12963867</text:p>
          </table:table-cell>
          <table:table-cell table:formula="of:=SUMIF([RefineB.F12:.F102]; CONCATENATE(TRIM([.B13]);TRIM([.$E$1]); TRIM([.C13])); [RefineB.E12:.E102])" office:value-type="float" office:value="4963.08557129">
            <text:p>4963.08557129</text:p>
          </table:table-cell>
          <table:table-cell table:formula="of:=SUMIF([RefineB.F12:.F147]; CONCATENATE(TRIM([.B13]);TRIM([.$F$1]); TRIM([.C13])); [RefineB.E12:.E147])" office:value-type="float" office:value="5007.6688232425">
            <text:p>5007.6688232425</text:p>
          </table:table-cell>
        </table:table-row>
        <table:table-row table:style-name="ro1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F13:.F103]; CONCATENATE(TRIM([.B14]);TRIM([.$D$1]); TRIM([.C14])); [RefineB.E13:.E103])" office:value-type="float" office:value="10534.386718725">
            <text:p>10534.386718725</text:p>
          </table:table-cell>
          <table:table-cell table:formula="of:=SUMIF([RefineB.F13:.F103]; CONCATENATE(TRIM([.B14]);TRIM([.$E$1]); TRIM([.C14])); [RefineB.E13:.E103])" office:value-type="float" office:value="10624.911560075">
            <text:p>10624.911560075</text:p>
          </table:table-cell>
          <table:table-cell table:formula="of:=SUMIF([RefineB.F13:.F148]; CONCATENATE(TRIM([.B14]);TRIM([.$F$1]); TRIM([.C14])); [RefineB.E13:.E148])" office:value-type="float" office:value="10627.81396485">
            <text:p>10627.81396485</text:p>
          </table:table-cell>
        </table:table-row>
        <table:table-row table:style-name="ro1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F14:.F104]; CONCATENATE(TRIM([.B15]);TRIM([.$D$1]); TRIM([.C15])); [RefineB.E14:.E104])" office:value-type="float" office:value="137461.8462525">
            <text:p>137461.8462525</text:p>
          </table:table-cell>
          <table:table-cell table:formula="of:=SUMIF([RefineB.F14:.F104]; CONCATENATE(TRIM([.B15]);TRIM([.$E$1]); TRIM([.C15])); [RefineB.E14:.E104])" office:value-type="float" office:value="151019.95471175">
            <text:p>151019.95471175</text:p>
          </table:table-cell>
          <table:table-cell table:formula="of:=SUMIF([RefineB.F14:.F149]; CONCATENATE(TRIM([.B15]);TRIM([.$F$1]); TRIM([.C15])); [RefineB.E14:.E149])" office:value-type="float" office:value="160638.44122325">
            <text:p>160638.44122325</text:p>
          </table:table-cell>
        </table:table-row>
        <table:table-row table:style-name="ro1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F15:.F105]; CONCATENATE(TRIM([.B16]);TRIM([.$D$1]); TRIM([.C16])); [RefineB.E15:.E105])" office:value-type="float" office:value="1503809.296325">
            <text:p>1503809.296325</text:p>
          </table:table-cell>
          <table:table-cell table:formula="of:=SUMIF([RefineB.F15:.F105]; CONCATENATE(TRIM([.B16]);TRIM([.$E$1]); TRIM([.C16])); [RefineB.E15:.E105])" office:value-type="float" office:value="1493657.7374275">
            <text:p>1493657.7374275</text:p>
          </table:table-cell>
          <table:table-cell table:formula="of:=SUMIF([RefineB.F15:.F150]; CONCATENATE(TRIM([.B16]);TRIM([.$F$1]); TRIM([.C16])); [RefineB.E15:.E150])" office:value-type="float" office:value="1526953.2141125">
            <text:p>1526953.2141125</text:p>
          </table:table-cell>
        </table:table-row>
        <table:table-row table:style-name="ro1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formula="of:=SUMIF([RefineB.F16:.F106]; CONCATENATE(TRIM([.B17]);TRIM([.$D$1]); TRIM([.C17])); [RefineB.E16:.E106])" office:value-type="float" office:value="5.1293334960925">
            <text:p>5.1293334961</text:p>
          </table:table-cell>
          <table:table-cell table:formula="of:=SUMIF([RefineB.F16:.F106]; CONCATENATE(TRIM([.B17]);TRIM([.$E$1]); TRIM([.C17])); [RefineB.E16:.E106])" office:value-type="float" office:value="5.11260986328">
            <text:p>5.1126098633</text:p>
          </table:table-cell>
          <table:table-cell table:formula="of:=SUMIF([RefineB.F16:.F151]; CONCATENATE(TRIM([.B17]);TRIM([.$F$1]); TRIM([.C17])); [RefineB.E16:.E151])" office:value-type="float" office:value="5.12890625">
            <text:p>5.12890625</text:p>
          </table:table-cell>
        </table:table-row>
        <table:table-row table:style-name="ro1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formula="of:=SUMIF([RefineB.F17:.F107]; CONCATENATE(TRIM([.B18]);TRIM([.$D$1]); TRIM([.C18])); [RefineB.E17:.E107])" office:value-type="float" office:value="8.87890625">
            <text:p>8.87890625</text:p>
          </table:table-cell>
          <table:table-cell table:formula="of:=SUMIF([RefineB.F17:.F107]; CONCATENATE(TRIM([.B18]);TRIM([.$E$1]); TRIM([.C18])); [RefineB.E17:.E107])" office:value-type="float" office:value="8.962829589845">
            <text:p>8.9628295898</text:p>
          </table:table-cell>
          <table:table-cell table:formula="of:=SUMIF([RefineB.F17:.F152]; CONCATENATE(TRIM([.B18]);TRIM([.$F$1]); TRIM([.C18])); [RefineB.E17:.E152])" office:value-type="float" office:value="9.0685424804725">
            <text:p>9.0685424805</text:p>
          </table:table-cell>
        </table:table-row>
        <table:table-row table:style-name="ro1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formula="of:=SUMIF([RefineB.F18:.F108]; CONCATENATE(TRIM([.B19]);TRIM([.$D$1]); TRIM([.C19])); [RefineB.E18:.E108])" office:value-type="float" office:value="16.701904296875">
            <text:p>16.7019042969</text:p>
          </table:table-cell>
          <table:table-cell table:formula="of:=SUMIF([RefineB.F18:.F108]; CONCATENATE(TRIM([.B19]);TRIM([.$E$1]); TRIM([.C19])); [RefineB.E18:.E108])" office:value-type="float" office:value="16.59075927735">
            <text:p>16.5907592774</text:p>
          </table:table-cell>
          <table:table-cell table:formula="of:=SUMIF([RefineB.F18:.F153]; CONCATENATE(TRIM([.B19]);TRIM([.$F$1]); TRIM([.C19])); [RefineB.E18:.E153])" office:value-type="float" office:value="16.95318603515">
            <text:p>16.9531860352</text:p>
          </table:table-cell>
        </table:table-row>
        <table:table-row table:style-name="ro1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formula="of:=SUMIF([RefineB.F19:.F109]; CONCATENATE(TRIM([.B20]);TRIM([.$D$1]); TRIM([.C20])); [RefineB.E19:.E109])" office:value-type="float" office:value="29.595214843775">
            <text:p>29.5952148438</text:p>
          </table:table-cell>
          <table:table-cell table:formula="of:=SUMIF([RefineB.F19:.F109]; CONCATENATE(TRIM([.B20]);TRIM([.$E$1]); TRIM([.C20])); [RefineB.E19:.E109])" office:value-type="float" office:value="29.268859863275">
            <text:p>29.2688598633</text:p>
          </table:table-cell>
          <table:table-cell table:formula="of:=SUMIF([RefineB.F19:.F154]; CONCATENATE(TRIM([.B20]);TRIM([.$F$1]); TRIM([.C20])); [RefineB.E19:.E154])" office:value-type="float" office:value="29.8130493164">
            <text:p>29.8130493164</text:p>
          </table:table-cell>
        </table:table-row>
        <table:table-row table:style-name="ro1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formula="of:=SUMIF([RefineB.F20:.F110]; CONCATENATE(TRIM([.B21]);TRIM([.$D$1]); TRIM([.C21])); [RefineB.E20:.E110])" office:value-type="float" office:value="54.03057861325">
            <text:p>54.0305786133</text:p>
          </table:table-cell>
          <table:table-cell table:formula="of:=SUMIF([RefineB.F20:.F110]; CONCATENATE(TRIM([.B21]);TRIM([.$E$1]); TRIM([.C21])); [RefineB.E20:.E110])" office:value-type="float" office:value="54.1235961914">
            <text:p>54.1235961914</text:p>
          </table:table-cell>
          <table:table-cell table:formula="of:=SUMIF([RefineB.F20:.F155]; CONCATENATE(TRIM([.B21]);TRIM([.$F$1]); TRIM([.C21])); [RefineB.E20:.E155])" office:value-type="float" office:value="54.63403320315">
            <text:p>54.6340332032</text:p>
          </table:table-cell>
        </table:table-row>
        <table:table-row table:style-name="ro1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formula="of:=SUMIF([RefineB.F21:.F111]; CONCATENATE(TRIM([.B22]);TRIM([.$D$1]); TRIM([.C22])); [RefineB.E21:.E111])" office:value-type="float" office:value="97.3818359375">
            <text:p>97.3818359375</text:p>
          </table:table-cell>
          <table:table-cell table:formula="of:=SUMIF([RefineB.F21:.F111]; CONCATENATE(TRIM([.B22]);TRIM([.$E$1]); TRIM([.C22])); [RefineB.E21:.E111])" office:value-type="float" office:value="98.782470703125">
            <text:p>98.7824707031</text:p>
          </table:table-cell>
          <table:table-cell table:formula="of:=SUMIF([RefineB.F21:.F156]; CONCATENATE(TRIM([.B22]);TRIM([.$F$1]); TRIM([.C22])); [RefineB.E21:.E156])" office:value-type="float" office:value="97.9324951172">
            <text:p>97.9324951172</text:p>
          </table:table-cell>
        </table:table-row>
        <table:table-row table:style-name="ro1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formula="of:=SUMIF([RefineB.F22:.F112]; CONCATENATE(TRIM([.B23]);TRIM([.$D$1]); TRIM([.C23])); [RefineB.E22:.E112])" office:value-type="float" office:value="183.6787719725">
            <text:p>183.6787719725</text:p>
          </table:table-cell>
          <table:table-cell table:formula="of:=SUMIF([RefineB.F22:.F112]; CONCATENATE(TRIM([.B23]);TRIM([.$E$1]); TRIM([.C23])); [RefineB.E22:.E112])" office:value-type="float" office:value="183.3502197265">
            <text:p>183.3502197265</text:p>
          </table:table-cell>
          <table:table-cell table:formula="of:=SUMIF([RefineB.F22:.F157]; CONCATENATE(TRIM([.B23]);TRIM([.$F$1]); TRIM([.C23])); [RefineB.E22:.E157])" office:value-type="float" office:value="184.120300293">
            <text:p>184.120300293</text:p>
          </table:table-cell>
        </table:table-row>
        <table:table-row table:style-name="ro1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formula="of:=SUMIF([RefineB.F23:.F113]; CONCATENATE(TRIM([.B24]);TRIM([.$D$1]); TRIM([.C24])); [RefineB.E23:.E113])" office:value-type="float" office:value="351.91900634775">
            <text:p>351.9190063478</text:p>
          </table:table-cell>
          <table:table-cell table:formula="of:=SUMIF([RefineB.F23:.F113]; CONCATENATE(TRIM([.B24]);TRIM([.$E$1]); TRIM([.C24])); [RefineB.E23:.E113])" office:value-type="float" office:value="352.0197753905">
            <text:p>352.0197753905</text:p>
          </table:table-cell>
          <table:table-cell table:formula="of:=SUMIF([RefineB.F23:.F158]; CONCATENATE(TRIM([.B24]);TRIM([.$F$1]); TRIM([.C24])); [RefineB.E23:.E158])" office:value-type="float" office:value="350.93151855475">
            <text:p>350.9315185548</text:p>
          </table:table-cell>
        </table:table-row>
        <table:table-row table:style-name="ro1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formula="of:=SUMIF([RefineB.F24:.F114]; CONCATENATE(TRIM([.B25]);TRIM([.$D$1]); TRIM([.C25])); [RefineB.E24:.E114])" office:value-type="float" office:value="667.2660522465">
            <text:p>667.2660522465</text:p>
          </table:table-cell>
          <table:table-cell table:formula="of:=SUMIF([RefineB.F24:.F114]; CONCATENATE(TRIM([.B25]);TRIM([.$E$1]); TRIM([.C25])); [RefineB.E24:.E114])" office:value-type="float" office:value="679.77038574225">
            <text:p>679.7703857423</text:p>
          </table:table-cell>
          <table:table-cell table:formula="of:=SUMIF([RefineB.F24:.F159]; CONCATENATE(TRIM([.B25]);TRIM([.$F$1]); TRIM([.C25])); [RefineB.E24:.E159])" office:value-type="float" office:value="676.19921875">
            <text:p>676.19921875</text:p>
          </table:table-cell>
        </table:table-row>
        <table:table-row table:style-name="ro1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formula="of:=SUMIF([RefineB.F25:.F115]; CONCATENATE(TRIM([.B26]);TRIM([.$D$1]); TRIM([.C26])); [RefineB.E25:.E115])" office:value-type="float" office:value="1315.0360717775">
            <text:p>1315.0360717775</text:p>
          </table:table-cell>
          <table:table-cell table:formula="of:=SUMIF([RefineB.F25:.F115]; CONCATENATE(TRIM([.B26]);TRIM([.$E$1]); TRIM([.C26])); [RefineB.E25:.E115])" office:value-type="float" office:value="1322.318847655">
            <text:p>1322.318847655</text:p>
          </table:table-cell>
          <table:table-cell table:formula="of:=SUMIF([RefineB.F25:.F160]; CONCATENATE(TRIM([.B26]);TRIM([.$F$1]); TRIM([.C26])); [RefineB.E25:.E160])" office:value-type="float" office:value="1313.8598632825">
            <text:p>1313.8598632825</text:p>
          </table:table-cell>
        </table:table-row>
        <table:table-row table:style-name="ro1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formula="of:=SUMIF([RefineB.F26:.F116]; CONCATENATE(TRIM([.B27]);TRIM([.$D$1]); TRIM([.C27])); [RefineB.E26:.E116])" office:value-type="float" office:value="2608.52972412">
            <text:p>2608.52972412</text:p>
          </table:table-cell>
          <table:table-cell table:formula="of:=SUMIF([RefineB.F26:.F116]; CONCATENATE(TRIM([.B27]);TRIM([.$E$1]); TRIM([.C27])); [RefineB.E26:.E116])" office:value-type="float" office:value="2635.4238281275">
            <text:p>2635.4238281275</text:p>
          </table:table-cell>
          <table:table-cell table:formula="of:=SUMIF([RefineB.F26:.F161]; CONCATENATE(TRIM([.B27]);TRIM([.$F$1]); TRIM([.C27])); [RefineB.E26:.E161])" office:value-type="float" office:value="2643.4875488275">
            <text:p>2643.4875488275</text:p>
          </table:table-cell>
        </table:table-row>
        <table:table-row table:style-name="ro1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formula="of:=SUMIF([RefineB.F27:.F117]; CONCATENATE(TRIM([.B28]);TRIM([.$D$1]); TRIM([.C28])); [RefineB.E27:.E117])" office:value-type="float" office:value="5306.020751955">
            <text:p>5306.020751955</text:p>
          </table:table-cell>
          <table:table-cell table:formula="of:=SUMIF([RefineB.F27:.F117]; CONCATENATE(TRIM([.B28]);TRIM([.$E$1]); TRIM([.C28])); [RefineB.E27:.E117])" office:value-type="float" office:value="5175.5664672875">
            <text:p>5175.5664672875</text:p>
          </table:table-cell>
          <table:table-cell table:formula="of:=SUMIF([RefineB.F27:.F162]; CONCATENATE(TRIM([.B28]);TRIM([.$F$1]); TRIM([.C28])); [RefineB.E27:.E162])" office:value-type="float" office:value="5215.1971435525">
            <text:p>5215.1971435525</text:p>
          </table:table-cell>
        </table:table-row>
        <table:table-row table:style-name="ro1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formula="of:=SUMIF([RefineB.F28:.F118]; CONCATENATE(TRIM([.B29]);TRIM([.$D$1]); TRIM([.C29])); [RefineB.E28:.E118])" office:value-type="float" office:value="11482.2606201">
            <text:p>11482.2606201</text:p>
          </table:table-cell>
          <table:table-cell table:formula="of:=SUMIF([RefineB.F28:.F118]; CONCATENATE(TRIM([.B29]);TRIM([.$E$1]); TRIM([.C29])); [RefineB.E28:.E118])" office:value-type="float" office:value="11579.385009775">
            <text:p>11579.385009775</text:p>
          </table:table-cell>
          <table:table-cell table:formula="of:=SUMIF([RefineB.F28:.F163]; CONCATENATE(TRIM([.B29]);TRIM([.$F$1]); TRIM([.C29])); [RefineB.E28:.E163])" office:value-type="float" office:value="11610.1829834">
            <text:p>11610.1829834</text:p>
          </table:table-cell>
        </table:table-row>
        <table:table-row table:style-name="ro1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formula="of:=SUMIF([RefineB.F29:.F119]; CONCATENATE(TRIM([.B30]);TRIM([.$D$1]); TRIM([.C30])); [RefineB.E29:.E119])" office:value-type="float" office:value="68105.514404325">
            <text:p>68105.514404325</text:p>
          </table:table-cell>
          <table:table-cell table:formula="of:=SUMIF([RefineB.F29:.F119]; CONCATENATE(TRIM([.B30]);TRIM([.$E$1]); TRIM([.C30])); [RefineB.E29:.E119])" office:value-type="float" office:value="67246.451416">
            <text:p>67246.451416</text:p>
          </table:table-cell>
          <table:table-cell table:formula="of:=SUMIF([RefineB.F29:.F164]; CONCATENATE(TRIM([.B30]);TRIM([.$F$1]); TRIM([.C30])); [RefineB.E29:.E164])" office:value-type="float" office:value="67591.51293945">
            <text:p>67591.51293945</text:p>
          </table:table-cell>
        </table:table-row>
        <table:table-row table:style-name="ro1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formula="of:=SUMIF([RefineB.F30:.F120]; CONCATENATE(TRIM([.B31]);TRIM([.$D$1]); TRIM([.C31])); [RefineB.E30:.E120])" office:value-type="float" office:value="148297.5197145">
            <text:p>148297.5197145</text:p>
          </table:table-cell>
          <table:table-cell table:formula="of:=SUMIF([RefineB.F30:.F120]; CONCATENATE(TRIM([.B31]);TRIM([.$E$1]); TRIM([.C31])); [RefineB.E30:.E120])" office:value-type="float" office:value="148501.6292725">
            <text:p>148501.6292725</text:p>
          </table:table-cell>
          <table:table-cell table:formula="of:=SUMIF([RefineB.F30:.F165]; CONCATENATE(TRIM([.B31]);TRIM([.$F$1]); TRIM([.C31])); [RefineB.E30:.E165])" office:value-type="float" office:value="147208.149658">
            <text:p>147208.149658</text:p>
          </table:table-cell>
        </table:table-row>
        <table:table-row table:style-name="ro1">
          <table:table-cell table:formula="of:=VALUE(RIGHT([.B32]; LEN([.B3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formula="of:=SUMIF([RefineB.F31:.F121]; CONCATENATE(TRIM([.B32]);TRIM([.$D$1]); TRIM([.C32])); [RefineB.E31:.E121])" office:value-type="float" office:value="7.912414550785">
            <text:p>7.9124145508</text:p>
          </table:table-cell>
          <table:table-cell table:formula="of:=SUMIF([RefineB.F31:.F121]; CONCATENATE(TRIM([.B32]);TRIM([.$E$1]); TRIM([.C32])); [RefineB.E31:.E121])" office:value-type="float" office:value="7.9414062500025">
            <text:p>7.94140625</text:p>
          </table:table-cell>
          <table:table-cell table:formula="of:=SUMIF([RefineB.F31:.F166]; CONCATENATE(TRIM([.B32]);TRIM([.$F$1]); TRIM([.C32])); [RefineB.E31:.E166])" office:value-type="float" office:value="7.9319458007825">
            <text:p>7.9319458008</text:p>
          </table:table-cell>
        </table:table-row>
        <table:table-row table:style-name="ro1">
          <table:table-cell table:formula="of:=VALUE(RIGHT([.B33]; LEN([.B3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formula="of:=SUMIF([RefineB.F32:.F122]; CONCATENATE(TRIM([.B33]);TRIM([.$D$1]); TRIM([.C33])); [RefineB.E32:.E122])" office:value-type="float" office:value="14.075866699225">
            <text:p>14.0758666992</text:p>
          </table:table-cell>
          <table:table-cell table:formula="of:=SUMIF([RefineB.F32:.F122]; CONCATENATE(TRIM([.B33]);TRIM([.$E$1]); TRIM([.C33])); [RefineB.E32:.E122])" office:value-type="float" office:value="14.3067626953">
            <text:p>14.3067626953</text:p>
          </table:table-cell>
          <table:table-cell table:formula="of:=SUMIF([RefineB.F32:.F167]; CONCATENATE(TRIM([.B33]);TRIM([.$F$1]); TRIM([.C33])); [RefineB.E32:.E167])" office:value-type="float" office:value="14.205078125">
            <text:p>14.205078125</text:p>
          </table:table-cell>
        </table:table-row>
        <table:table-row table:style-name="ro1">
          <table:table-cell table:formula="of:=VALUE(RIGHT([.B34]; LEN([.B3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formula="of:=SUMIF([RefineB.F33:.F123]; CONCATENATE(TRIM([.B34]);TRIM([.$D$1]); TRIM([.C34])); [RefineB.E33:.E123])" office:value-type="float" office:value="26.5953979492">
            <text:p>26.5953979492</text:p>
          </table:table-cell>
          <table:table-cell table:formula="of:=SUMIF([RefineB.F33:.F123]; CONCATENATE(TRIM([.B34]);TRIM([.$E$1]); TRIM([.C34])); [RefineB.E33:.E123])" office:value-type="float" office:value="26.937072753875">
            <text:p>26.9370727539</text:p>
          </table:table-cell>
          <table:table-cell table:formula="of:=SUMIF([RefineB.F33:.F168]; CONCATENATE(TRIM([.B34]);TRIM([.$F$1]); TRIM([.C34])); [RefineB.E33:.E168])" office:value-type="float" office:value="26.83795166015">
            <text:p>26.8379516602</text:p>
          </table:table-cell>
        </table:table-row>
        <table:table-row table:style-name="ro1">
          <table:table-cell table:formula="of:=VALUE(RIGHT([.B35]; LEN([.B3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formula="of:=SUMIF([RefineB.F34:.F124]; CONCATENATE(TRIM([.B35]);TRIM([.$D$1]); TRIM([.C35])); [RefineB.E34:.E124])" office:value-type="float" office:value="47.179016113275">
            <text:p>47.1790161133</text:p>
          </table:table-cell>
          <table:table-cell table:formula="of:=SUMIF([RefineB.F34:.F124]; CONCATENATE(TRIM([.B35]);TRIM([.$E$1]); TRIM([.C35])); [RefineB.E34:.E124])" office:value-type="float" office:value="47.68579101565">
            <text:p>47.6857910157</text:p>
          </table:table-cell>
          <table:table-cell table:formula="of:=SUMIF([RefineB.F34:.F169]; CONCATENATE(TRIM([.B35]);TRIM([.$F$1]); TRIM([.C35])); [RefineB.E34:.E169])" office:value-type="float" office:value="47.514404296875">
            <text:p>47.5144042969</text:p>
          </table:table-cell>
        </table:table-row>
        <table:table-row table:style-name="ro1">
          <table:table-cell table:formula="of:=VALUE(RIGHT([.B36]; LEN([.B3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formula="of:=SUMIF([RefineB.F35:.F125]; CONCATENATE(TRIM([.B36]);TRIM([.$D$1]); TRIM([.C36])); [RefineB.E35:.E125])" office:value-type="float" office:value="86.362182617175">
            <text:p>86.3621826172</text:p>
          </table:table-cell>
          <table:table-cell table:formula="of:=SUMIF([RefineB.F35:.F125]; CONCATENATE(TRIM([.B36]);TRIM([.$E$1]); TRIM([.C36])); [RefineB.E35:.E125])" office:value-type="float" office:value="86.56945800785">
            <text:p>86.5694580079</text:p>
          </table:table-cell>
          <table:table-cell table:formula="of:=SUMIF([RefineB.F35:.F170]; CONCATENATE(TRIM([.B36]);TRIM([.$F$1]); TRIM([.C36])); [RefineB.E35:.E170])" office:value-type="float" office:value="87.11572265625">
            <text:p>87.1157226563</text:p>
          </table:table-cell>
        </table:table-row>
        <table:table-row table:style-name="ro1">
          <table:table-cell table:formula="of:=VALUE(RIGHT([.B37]; LEN([.B3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formula="of:=SUMIF([RefineB.F36:.F126]; CONCATENATE(TRIM([.B37]);TRIM([.$D$1]); TRIM([.C37])); [RefineB.E36:.E126])" office:value-type="float" office:value="152.83178710925">
            <text:p>152.8317871093</text:p>
          </table:table-cell>
          <table:table-cell table:formula="of:=SUMIF([RefineB.F36:.F126]; CONCATENATE(TRIM([.B37]);TRIM([.$E$1]); TRIM([.C37])); [RefineB.E36:.E126])" office:value-type="float" office:value="155.80822753925">
            <text:p>155.8082275393</text:p>
          </table:table-cell>
          <table:table-cell table:formula="of:=SUMIF([RefineB.F36:.F171]; CONCATENATE(TRIM([.B37]);TRIM([.$F$1]); TRIM([.C37])); [RefineB.E36:.E171])" office:value-type="float" office:value="166.45764160175">
            <text:p>166.4576416018</text:p>
          </table:table-cell>
        </table:table-row>
        <table:table-row table:style-name="ro1">
          <table:table-cell table:formula="of:=VALUE(RIGHT([.B38]; LEN([.B3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formula="of:=SUMIF([RefineB.F37:.F127]; CONCATENATE(TRIM([.B38]);TRIM([.$D$1]); TRIM([.C38])); [RefineB.E37:.E127])" office:value-type="float" office:value="284.05627441425">
            <text:p>284.0562744143</text:p>
          </table:table-cell>
          <table:table-cell table:formula="of:=SUMIF([RefineB.F37:.F127]; CONCATENATE(TRIM([.B38]);TRIM([.$E$1]); TRIM([.C38])); [RefineB.E37:.E127])" office:value-type="float" office:value="281.598022461">
            <text:p>281.598022461</text:p>
          </table:table-cell>
          <table:table-cell table:formula="of:=SUMIF([RefineB.F37:.F172]; CONCATENATE(TRIM([.B38]);TRIM([.$F$1]); TRIM([.C38])); [RefineB.E37:.E172])" office:value-type="float" office:value="282.2212524415">
            <text:p>282.2212524415</text:p>
          </table:table-cell>
        </table:table-row>
        <table:table-row table:style-name="ro1">
          <table:table-cell table:formula="of:=VALUE(RIGHT([.B39]; LEN([.B3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formula="of:=SUMIF([RefineB.F38:.F128]; CONCATENATE(TRIM([.B39]);TRIM([.$D$1]); TRIM([.C39])); [RefineB.E38:.E128])" office:value-type="float" office:value="498.72454834">
            <text:p>498.72454834</text:p>
          </table:table-cell>
          <table:table-cell table:formula="of:=SUMIF([RefineB.F38:.F128]; CONCATENATE(TRIM([.B39]);TRIM([.$E$1]); TRIM([.C39])); [RefineB.E38:.E128])" office:value-type="float" office:value="505.6193847655">
            <text:p>505.6193847655</text:p>
          </table:table-cell>
          <table:table-cell table:formula="of:=SUMIF([RefineB.F38:.F173]; CONCATENATE(TRIM([.B39]);TRIM([.$F$1]); TRIM([.C39])); [RefineB.E38:.E173])" office:value-type="float" office:value="526.233581543">
            <text:p>526.233581543</text:p>
          </table:table-cell>
        </table:table-row>
        <table:table-row table:style-name="ro1">
          <table:table-cell table:formula="of:=VALUE(RIGHT([.B40]; LEN([.B4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formula="of:=SUMIF([RefineB.F39:.F129]; CONCATENATE(TRIM([.B40]);TRIM([.$D$1]); TRIM([.C40])); [RefineB.E39:.E129])" office:value-type="float" office:value="953.0005493165">
            <text:p>953.0005493165</text:p>
          </table:table-cell>
          <table:table-cell table:formula="of:=SUMIF([RefineB.F39:.F129]; CONCATENATE(TRIM([.B40]);TRIM([.$E$1]); TRIM([.C40])); [RefineB.E39:.E129])" office:value-type="float" office:value="945.6891479495">
            <text:p>945.6891479495</text:p>
          </table:table-cell>
          <table:table-cell table:formula="of:=SUMIF([RefineB.F39:.F174]; CONCATENATE(TRIM([.B40]);TRIM([.$F$1]); TRIM([.C40])); [RefineB.E39:.E174])" office:value-type="float" office:value="938.28765869125">
            <text:p>938.2876586913</text:p>
          </table:table-cell>
        </table:table-row>
        <table:table-row table:style-name="ro1">
          <table:table-cell table:formula="of:=VALUE(RIGHT([.B41]; LEN([.B4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formula="of:=SUMIF([RefineB.F40:.F130]; CONCATENATE(TRIM([.B41]);TRIM([.$D$1]); TRIM([.C41])); [RefineB.E40:.E130])" office:value-type="float" office:value="1669.8139648425">
            <text:p>1669.8139648425</text:p>
          </table:table-cell>
          <table:table-cell table:formula="of:=SUMIF([RefineB.F40:.F130]; CONCATENATE(TRIM([.B41]);TRIM([.$E$1]); TRIM([.C41])); [RefineB.E40:.E130])" office:value-type="float" office:value="1792.8060302725">
            <text:p>1792.8060302725</text:p>
          </table:table-cell>
          <table:table-cell table:formula="of:=SUMIF([RefineB.F40:.F175]; CONCATENATE(TRIM([.B41]);TRIM([.$F$1]); TRIM([.C41])); [RefineB.E40:.E175])" office:value-type="float" office:value="1765.01751709">
            <text:p>1765.01751709</text:p>
          </table:table-cell>
        </table:table-row>
        <table:table-row table:style-name="ro1">
          <table:table-cell table:formula="of:=VALUE(RIGHT([.B42]; LEN([.B4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formula="of:=SUMIF([RefineB.F41:.F131]; CONCATENATE(TRIM([.B42]);TRIM([.$D$1]); TRIM([.C42])); [RefineB.E41:.E131])" office:value-type="float" office:value="3157.0095214875">
            <text:p>3157.0095214875</text:p>
          </table:table-cell>
          <table:table-cell table:formula="of:=SUMIF([RefineB.F41:.F131]; CONCATENATE(TRIM([.B42]);TRIM([.$E$1]); TRIM([.C42])); [RefineB.E41:.E131])" office:value-type="float" office:value="3158.66986084">
            <text:p>3158.66986084</text:p>
          </table:table-cell>
          <table:table-cell table:formula="of:=SUMIF([RefineB.F41:.F176]; CONCATENATE(TRIM([.B42]);TRIM([.$F$1]); TRIM([.C42])); [RefineB.E41:.E176])" office:value-type="float" office:value="3348.1691284175">
            <text:p>3348.1691284175</text:p>
          </table:table-cell>
        </table:table-row>
        <table:table-row table:style-name="ro1">
          <table:table-cell table:formula="of:=VALUE(RIGHT([.B43]; LEN([.B4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formula="of:=SUMIF([RefineB.F42:.F132]; CONCATENATE(TRIM([.B43]);TRIM([.$D$1]); TRIM([.C43])); [RefineB.E42:.E132])" office:value-type="float" office:value="7957.981018075">
            <text:p>7957.981018075</text:p>
          </table:table-cell>
          <table:table-cell table:formula="of:=SUMIF([RefineB.F42:.F132]; CONCATENATE(TRIM([.B43]);TRIM([.$E$1]); TRIM([.C43])); [RefineB.E42:.E132])" office:value-type="float" office:value="8179.426513675">
            <text:p>8179.426513675</text:p>
          </table:table-cell>
          <table:table-cell table:formula="of:=SUMIF([RefineB.F42:.F177]; CONCATENATE(TRIM([.B43]);TRIM([.$F$1]); TRIM([.C43])); [RefineB.E42:.E177])" office:value-type="float" office:value="7864.646850585">
            <text:p>7864.646850585</text:p>
          </table:table-cell>
        </table:table-row>
        <table:table-row table:style-name="ro1">
          <table:table-cell table:formula="of:=VALUE(RIGHT([.B44]; LEN([.B4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formula="of:=SUMIF([RefineB.F43:.F133]; CONCATENATE(TRIM([.B44]);TRIM([.$D$1]); TRIM([.C44])); [RefineB.E43:.E133])" office:value-type="float" office:value="21242.5150757">
            <text:p>21242.5150757</text:p>
          </table:table-cell>
          <table:table-cell table:formula="of:=SUMIF([RefineB.F43:.F133]; CONCATENATE(TRIM([.B44]);TRIM([.$E$1]); TRIM([.C44])); [RefineB.E43:.E133])" office:value-type="float" office:value="20641.1727295">
            <text:p>20641.1727295</text:p>
          </table:table-cell>
          <table:table-cell table:formula="of:=SUMIF([RefineB.F43:.F178]; CONCATENATE(TRIM([.B44]);TRIM([.$F$1]); TRIM([.C44])); [RefineB.E43:.E178])" office:value-type="float" office:value="21315.9215088">
            <text:p>21315.9215088</text:p>
          </table:table-cell>
        </table:table-row>
        <table:table-row table:style-name="ro1">
          <table:table-cell table:formula="of:=VALUE(RIGHT([.B45]; LEN([.B4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formula="of:=SUMIF([RefineB.F44:.F134]; CONCATENATE(TRIM([.B45]);TRIM([.$D$1]); TRIM([.C45])); [RefineB.E44:.E134])" office:value-type="float" office:value="190861.291199">
            <text:p>190861.291199</text:p>
          </table:table-cell>
          <table:table-cell table:formula="of:=SUMIF([RefineB.F44:.F134]; CONCATENATE(TRIM([.B45]);TRIM([.$E$1]); TRIM([.C45])); [RefineB.E44:.E134])" office:value-type="float" office:value="189238.28552275">
            <text:p>189238.28552275</text:p>
          </table:table-cell>
          <table:table-cell table:formula="of:=SUMIF([RefineB.F44:.F179]; CONCATENATE(TRIM([.B45]);TRIM([.$F$1]); TRIM([.C45])); [RefineB.E44:.E179])" office:value-type="float" office:value="189545.37176525">
            <text:p>189545.37176525</text:p>
          </table:table-cell>
        </table:table-row>
        <table:table-row table:style-name="ro1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formula="of:=SUMIF([RefineB.F45:.F135]; CONCATENATE(TRIM([.B46]);TRIM([.$D$1]); TRIM([.C46])); [RefineB.E45:.E135])" office:value-type="float" office:value="293514.4815675">
            <text:p>293514.4815675</text:p>
          </table:table-cell>
          <table:table-cell table:formula="of:=SUMIF([RefineB.F45:.F135]; CONCATENATE(TRIM([.B46]);TRIM([.$E$1]); TRIM([.C46])); [RefineB.E45:.E135])" office:value-type="float" office:value="291265.95922825">
            <text:p>291265.95922825</text:p>
          </table:table-cell>
          <table:table-cell table:formula="of:=SUMIF([RefineB.F45:.F180]; CONCATENATE(TRIM([.B46]);TRIM([.$F$1]); TRIM([.C46])); [RefineB.E45:.E180])" office:value-type="float" office:value="292593.02673375">
            <text:p>292593.02673375</text:p>
          </table:table-cell>
        </table:table-row>
      </table:table>
      <table:named-expressions/>
      <table:database-ranges>
        <table:database-range table:name="__Anonymous_Sheet_DB__0" table:target-range-address="'Raw Input'.A1:'Raw Input'.E676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</table:filter-and>
          </table:filter>
        </table:database-range>
        <table:database-range table:name="__Anonymous_Sheet_DB__5" table:target-range-address="RefineB.A1:RefineB.E31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RefineA_'.A3:'Pivot Table - RefineA_'.D19" table:buttons="'Pivot Table - RefineA_'.A4 'Pivot Table - RefineA_'.B3" table:grand-total="none" table:show-filter-button="false" table:drill-down-on-double-click="false">
          <table:source-cell-range table:cell-range-address="RefineA_.A1:RefineA_.E541"/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3.1228027344" table:display="true" table:show-details="true"/>
                <table:data-pilot-member table:name="3.1279296875" table:display="true" table:show-details="true"/>
                <table:data-pilot-member table:name="3.1281738281" table:display="true" table:show-details="true"/>
                <table:data-pilot-member table:name="3.1362304688" table:display="true" table:show-details="true"/>
                <table:data-pilot-member table:name="3.1430664063" table:display="true" table:show-details="true"/>
                <table:data-pilot-member table:name="3.16796875" table:display="true" table:show-details="true"/>
                <table:data-pilot-member table:name="3.1728515625" table:display="true" table:show-details="true"/>
                <table:data-pilot-member table:name="3.1760253906" table:display="true" table:show-details="true"/>
                <table:data-pilot-member table:name="3.1899414063" table:display="true" table:show-details="true"/>
                <table:data-pilot-member table:name="3.2329101563" table:display="true" table:show-details="true"/>
                <table:data-pilot-member table:name="3.2421875" table:display="true" table:show-details="true"/>
                <table:data-pilot-member table:name="3.2751464844" table:display="true" table:show-details="true"/>
                <table:data-pilot-member table:name="5.0869140625" table:display="true" table:show-details="true"/>
                <table:data-pilot-member table:name="5.0939941406" table:display="true" table:show-details="true"/>
                <table:data-pilot-member table:name="5.1027832031" table:display="true" table:show-details="true"/>
                <table:data-pilot-member table:name="5.1040039063" table:display="true" table:show-details="true"/>
                <table:data-pilot-member table:name="5.1049804688" table:display="true" table:show-details="true"/>
                <table:data-pilot-member table:name="5.1208496094" table:display="true" table:show-details="true"/>
                <table:data-pilot-member table:name="5.12109375" table:display="true" table:show-details="true"/>
                <table:data-pilot-member table:name="5.126953125" table:display="true" table:show-details="true"/>
                <table:data-pilot-member table:name="5.1418457031" table:display="true" table:show-details="true"/>
                <table:data-pilot-member table:name="5.1479492188" table:display="true" table:show-details="true"/>
                <table:data-pilot-member table:name="5.1652832031" table:display="true" table:show-details="true"/>
                <table:data-pilot-member table:name="5.1667480469" table:display="true" table:show-details="true"/>
                <table:data-pilot-member table:name="5.578125" table:display="true" table:show-details="true"/>
                <table:data-pilot-member table:name="5.5803222656" table:display="true" table:show-details="true"/>
                <table:data-pilot-member table:name="5.6459960938" table:display="true" table:show-details="true"/>
                <table:data-pilot-member table:name="5.6511230469" table:display="true" table:show-details="true"/>
                <table:data-pilot-member table:name="5.7429199219" table:display="true" table:show-details="true"/>
                <table:data-pilot-member table:name="5.7731933594" table:display="true" table:show-details="true"/>
                <table:data-pilot-member table:name="5.7900390625" table:display="true" table:show-details="true"/>
                <table:data-pilot-member table:name="5.8310546875" table:display="true" table:show-details="true"/>
                <table:data-pilot-member table:name="5.876953125" table:display="true" table:show-details="true"/>
                <table:data-pilot-member table:name="5.8781738281" table:display="true" table:show-details="true"/>
                <table:data-pilot-member table:name="5.8920898438" table:display="true" table:show-details="true"/>
                <table:data-pilot-member table:name="5.9060058594" table:display="true" table:show-details="true"/>
                <table:data-pilot-member table:name="7.8666992188" table:display="true" table:show-details="true"/>
                <table:data-pilot-member table:name="7.8669433594" table:display="true" table:show-details="true"/>
                <table:data-pilot-member table:name="7.9018554688" table:display="true" table:show-details="true"/>
                <table:data-pilot-member table:name="7.9050292969" table:display="true" table:show-details="true"/>
                <table:data-pilot-member table:name="7.9138183594" table:display="true" table:show-details="true"/>
                <table:data-pilot-member table:name="7.9401855469" table:display="true" table:show-details="true"/>
                <table:data-pilot-member table:name="7.9509277344" table:display="true" table:show-details="true"/>
                <table:data-pilot-member table:name="7.9528808594" table:display="true" table:show-details="true"/>
                <table:data-pilot-member table:name="7.9719238281" table:display="true" table:show-details="true"/>
                <table:data-pilot-member table:name="7.9951171875" table:display="true" table:show-details="true"/>
                <table:data-pilot-member table:name="8.0107421875" table:display="true" table:show-details="true"/>
                <table:data-pilot-member table:name="8.7619628906" table:display="true" table:show-details="true"/>
                <table:data-pilot-member table:name="8.8972167969" table:display="true" table:show-details="true"/>
                <table:data-pilot-member table:name="8.8989257813" table:display="true" table:show-details="true"/>
                <table:data-pilot-member table:name="8.9348144531" table:display="true" table:show-details="true"/>
                <table:data-pilot-member table:name="8.9558105469" table:display="true" table:show-details="true"/>
                <table:data-pilot-member table:name="8.9899902344" table:display="true" table:show-details="true"/>
                <table:data-pilot-member table:name="8.9948730469" table:display="true" table:show-details="true"/>
                <table:data-pilot-member table:name="9.029296875" table:display="true" table:show-details="true"/>
                <table:data-pilot-member table:name="9.0561523438" table:display="true" table:show-details="true"/>
                <table:data-pilot-member table:name="9.1013183594" table:display="true" table:show-details="true"/>
                <table:data-pilot-member table:name="9.1218261719" table:display="true" table:show-details="true"/>
                <table:data-pilot-member table:name="10.8850097656" table:display="true" table:show-details="true"/>
                <table:data-pilot-member table:name="10.9230957031" table:display="true" table:show-details="true"/>
                <table:data-pilot-member table:name="11.0668945312" table:display="true" table:show-details="true"/>
                <table:data-pilot-member table:name="11.0859375" table:display="true" table:show-details="true"/>
                <table:data-pilot-member table:name="11.1330566406" table:display="true" table:show-details="true"/>
                <table:data-pilot-member table:name="11.1401367188" table:display="true" table:show-details="true"/>
                <table:data-pilot-member table:name="11.1967773438" table:display="true" table:show-details="true"/>
                <table:data-pilot-member table:name="11.2377929688" table:display="true" table:show-details="true"/>
                <table:data-pilot-member table:name="11.3198242188" table:display="true" table:show-details="true"/>
                <table:data-pilot-member table:name="11.3779296875" table:display="true" table:show-details="true"/>
                <table:data-pilot-member table:name="11.4030761719" table:display="true" table:show-details="true"/>
                <table:data-pilot-member table:name="11.4157714844" table:display="true" table:show-details="true"/>
                <table:data-pilot-member table:name="13.9560546875" table:display="true" table:show-details="true"/>
                <table:data-pilot-member table:name="13.9721679688" table:display="true" table:show-details="true"/>
                <table:data-pilot-member table:name="14.0981445312" table:display="true" table:show-details="true"/>
                <table:data-pilot-member table:name="14.1062011719" table:display="true" table:show-details="true"/>
                <table:data-pilot-member table:name="14.1860351562" table:display="true" table:show-details="true"/>
                <table:data-pilot-member table:name="14.2280273438" table:display="true" table:show-details="true"/>
                <table:data-pilot-member table:name="14.2641601562" table:display="true" table:show-details="true"/>
                <table:data-pilot-member table:name="14.2770996094" table:display="true" table:show-details="true"/>
                <table:data-pilot-member table:name="14.298828125" table:display="true" table:show-details="true"/>
                <table:data-pilot-member table:name="14.3000488281" table:display="true" table:show-details="true"/>
                <table:data-pilot-member table:name="14.33203125" table:display="true" table:show-details="true"/>
                <table:data-pilot-member table:name="16.4670410156" table:display="true" table:show-details="true"/>
                <table:data-pilot-member table:name="16.4916992188" table:display="true" table:show-details="true"/>
                <table:data-pilot-member table:name="16.5749511719" table:display="true" table:show-details="true"/>
                <table:data-pilot-member table:name="16.6809082031" table:display="true" table:show-details="true"/>
                <table:data-pilot-member table:name="16.6982421875" table:display="true" table:show-details="true"/>
                <table:data-pilot-member table:name="16.7060546875" table:display="true" table:show-details="true"/>
                <table:data-pilot-member table:name="16.7287597656" table:display="true" table:show-details="true"/>
                <table:data-pilot-member table:name="16.8039550781" table:display="true" table:show-details="true"/>
                <table:data-pilot-member table:name="16.8139648438" table:display="true" table:show-details="true"/>
                <table:data-pilot-member table:name="16.8229980469" table:display="true" table:show-details="true"/>
                <table:data-pilot-member table:name="16.9270019531" table:display="true" table:show-details="true"/>
                <table:data-pilot-member table:name="17.2678222656" table:display="true" table:show-details="true"/>
                <table:data-pilot-member table:name="20.8020019531" table:display="true" table:show-details="true"/>
                <table:data-pilot-member table:name="20.8840332031" table:display="true" table:show-details="true"/>
                <table:data-pilot-member table:name="20.8979492188" table:display="true" table:show-details="true"/>
                <table:data-pilot-member table:name="20.9990234375" table:display="true" table:show-details="true"/>
                <table:data-pilot-member table:name="21.2392578125" table:display="true" table:show-details="true"/>
                <table:data-pilot-member table:name="21.2578125" table:display="true" table:show-details="true"/>
                <table:data-pilot-member table:name="21.2600097656" table:display="true" table:show-details="true"/>
                <table:data-pilot-member table:name="21.3610839844" table:display="true" table:show-details="true"/>
                <table:data-pilot-member table:name="21.3649902344" table:display="true" table:show-details="true"/>
                <table:data-pilot-member table:name="21.5307617188" table:display="true" table:show-details="true"/>
                <table:data-pilot-member table:name="21.5578613281" table:display="true" table:show-details="true"/>
                <table:data-pilot-member table:name="21.6259765625" table:display="true" table:show-details="true"/>
                <table:data-pilot-member table:name="26.5100097656" table:display="true" table:show-details="true"/>
                <table:data-pilot-member table:name="26.5427246094" table:display="true" table:show-details="true"/>
                <table:data-pilot-member table:name="26.5529785156" table:display="true" table:show-details="true"/>
                <table:data-pilot-member table:name="26.7658691406" table:display="true" table:show-details="true"/>
                <table:data-pilot-member table:name="26.7758789062" table:display="true" table:show-details="true"/>
                <table:data-pilot-member table:name="26.7849121094" table:display="true" table:show-details="true"/>
                <table:data-pilot-member table:name="26.8312988281" table:display="true" table:show-details="true"/>
                <table:data-pilot-member table:name="26.8371582031" table:display="true" table:show-details="true"/>
                <table:data-pilot-member table:name="26.8930664062" table:display="true" table:show-details="true"/>
                <table:data-pilot-member table:name="26.9638671875" table:display="true" table:show-details="true"/>
                <table:data-pilot-member table:name="26.9689941406" table:display="true" table:show-details="true"/>
                <table:data-pilot-member table:name="27.0549316406" table:display="true" table:show-details="true"/>
                <table:data-pilot-member table:name="29.0478515625" table:display="true" table:show-details="true"/>
                <table:data-pilot-member table:name="29.0759277344" table:display="true" table:show-details="true"/>
                <table:data-pilot-member table:name="29.2180175781" table:display="true" table:show-details="true"/>
                <table:data-pilot-member table:name="29.3786621094" table:display="true" table:show-details="true"/>
                <table:data-pilot-member table:name="29.4309082031" table:display="true" table:show-details="true"/>
                <table:data-pilot-member table:name="29.5358886719" table:display="true" table:show-details="true"/>
                <table:data-pilot-member table:name="29.5859375" table:display="true" table:show-details="true"/>
                <table:data-pilot-member table:name="29.6262207031" table:display="true" table:show-details="true"/>
                <table:data-pilot-member table:name="29.75" table:display="true" table:show-details="true"/>
                <table:data-pilot-member table:name="29.833984375" table:display="true" table:show-details="true"/>
                <table:data-pilot-member table:name="30.0419921875" table:display="true" table:show-details="true"/>
                <table:data-pilot-member table:name="30.1831054688" table:display="true" table:show-details="true"/>
                <table:data-pilot-member table:name="40.080078125" table:display="true" table:show-details="true"/>
                <table:data-pilot-member table:name="40.2109375" table:display="true" table:show-details="true"/>
                <table:data-pilot-member table:name="40.4208984375" table:display="true" table:show-details="true"/>
                <table:data-pilot-member table:name="40.6730957031" table:display="true" table:show-details="true"/>
                <table:data-pilot-member table:name="40.8762207031" table:display="true" table:show-details="true"/>
                <table:data-pilot-member table:name="40.9013671875" table:display="true" table:show-details="true"/>
                <table:data-pilot-member table:name="41.0581054688" table:display="true" table:show-details="true"/>
                <table:data-pilot-member table:name="41.0849609375" table:display="true" table:show-details="true"/>
                <table:data-pilot-member table:name="41.1547851562" table:display="true" table:show-details="true"/>
                <table:data-pilot-member table:name="41.2138671875" table:display="true" table:show-details="true"/>
                <table:data-pilot-member table:name="41.2568359375" table:display="true" table:show-details="true"/>
                <table:data-pilot-member table:name="41.3208007812" table:display="true" table:show-details="true"/>
                <table:data-pilot-member table:name="47.0490722656" table:display="true" table:show-details="true"/>
                <table:data-pilot-member table:name="47.0588378906" table:display="true" table:show-details="true"/>
                <table:data-pilot-member table:name="47.1479492188" table:display="true" table:show-details="true"/>
                <table:data-pilot-member table:name="47.2080078125" table:display="true" table:show-details="true"/>
                <table:data-pilot-member table:name="47.2839355469" table:display="true" table:show-details="true"/>
                <table:data-pilot-member table:name="47.3369140625" table:display="true" table:show-details="true"/>
                <table:data-pilot-member table:name="47.4001464844" table:display="true" table:show-details="true"/>
                <table:data-pilot-member table:name="47.5920410156" table:display="true" table:show-details="true"/>
                <table:data-pilot-member table:name="47.6379394531" table:display="true" table:show-details="true"/>
                <table:data-pilot-member table:name="47.6911621094" table:display="true" table:show-details="true"/>
                <table:data-pilot-member table:name="47.798828125" table:display="true" table:show-details="true"/>
                <table:data-pilot-member table:name="48.3120117188" table:display="true" table:show-details="true"/>
                <table:data-pilot-member table:name="53.2912597656" table:display="true" table:show-details="true"/>
                <table:data-pilot-member table:name="53.5959472656" table:display="true" table:show-details="true"/>
                <table:data-pilot-member table:name="53.8620605469" table:display="true" table:show-details="true"/>
                <table:data-pilot-member table:name="53.8872070312" table:display="true" table:show-details="true"/>
                <table:data-pilot-member table:name="54.0400390625" table:display="true" table:show-details="true"/>
                <table:data-pilot-member table:name="54.1020507812" table:display="true" table:show-details="true"/>
                <table:data-pilot-member table:name="54.4230957031" table:display="true" table:show-details="true"/>
                <table:data-pilot-member table:name="54.4780273438" table:display="true" table:show-details="true"/>
                <table:data-pilot-member table:name="54.537109375" table:display="true" table:show-details="true"/>
                <table:data-pilot-member table:name="54.7399902344" table:display="true" table:show-details="true"/>
                <table:data-pilot-member table:name="55.0419921875" table:display="true" table:show-details="true"/>
                <table:data-pilot-member table:name="55.1540527344" table:display="true" table:show-details="true"/>
                <table:data-pilot-member table:name="78.2111816406" table:display="true" table:show-details="true"/>
                <table:data-pilot-member table:name="78.5529785156" table:display="true" table:show-details="true"/>
                <table:data-pilot-member table:name="78.7041015625" table:display="true" table:show-details="true"/>
                <table:data-pilot-member table:name="79.6882324219" table:display="true" table:show-details="true"/>
                <table:data-pilot-member table:name="79.7680664062" table:display="true" table:show-details="true"/>
                <table:data-pilot-member table:name="79.9699707031" table:display="true" table:show-details="true"/>
                <table:data-pilot-member table:name="80.1381835938" table:display="true" table:show-details="true"/>
                <table:data-pilot-member table:name="80.2900390625" table:display="true" table:show-details="true"/>
                <table:data-pilot-member table:name="80.421875" table:display="true" table:show-details="true"/>
                <table:data-pilot-member table:name="80.7377929688" table:display="true" table:show-details="true"/>
                <table:data-pilot-member table:name="80.9638671875" table:display="true" table:show-details="true"/>
                <table:data-pilot-member table:name="81.2912597656" table:display="true" table:show-details="true"/>
                <table:data-pilot-member table:name="85.2038574219" table:display="true" table:show-details="true"/>
                <table:data-pilot-member table:name="86.0639648438" table:display="true" table:show-details="true"/>
                <table:data-pilot-member table:name="86.3579101562" table:display="true" table:show-details="true"/>
                <table:data-pilot-member table:name="86.4609375" table:display="true" table:show-details="true"/>
                <table:data-pilot-member table:name="86.5307617188" table:display="true" table:show-details="true"/>
                <table:data-pilot-member table:name="86.6760253906" table:display="true" table:show-details="true"/>
                <table:data-pilot-member table:name="86.8530273438" table:display="true" table:show-details="true"/>
                <table:data-pilot-member table:name="86.9829101562" table:display="true" table:show-details="true"/>
                <table:data-pilot-member table:name="87.2019042969" table:display="true" table:show-details="true"/>
                <table:data-pilot-member table:name="87.2109375" table:display="true" table:show-details="true"/>
                <table:data-pilot-member table:name="87.2221679688" table:display="true" table:show-details="true"/>
                <table:data-pilot-member table:name="87.4250488281" table:display="true" table:show-details="true"/>
                <table:data-pilot-member table:name="96.6159667969" table:display="true" table:show-details="true"/>
                <table:data-pilot-member table:name="96.8859863281" table:display="true" table:show-details="true"/>
                <table:data-pilot-member table:name="97.0461425781" table:display="true" table:show-details="true"/>
                <table:data-pilot-member table:name="97.830078125" table:display="true" table:show-details="true"/>
                <table:data-pilot-member table:name="97.8798828125" table:display="true" table:show-details="true"/>
                <table:data-pilot-member table:name="98.03515625" table:display="true" table:show-details="true"/>
                <table:data-pilot-member table:name="98.1850585938" table:display="true" table:show-details="true"/>
                <table:data-pilot-member table:name="98.2939453125" table:display="true" table:show-details="true"/>
                <table:data-pilot-member table:name="98.5500488281" table:display="true" table:show-details="true"/>
                <table:data-pilot-member table:name="98.7790527344" table:display="true" table:show-details="true"/>
                <table:data-pilot-member table:name="99.0639648438" table:display="true" table:show-details="true"/>
                <table:data-pilot-member table:name="99.2219238281" table:display="true" table:show-details="true"/>
                <table:data-pilot-member table:name="151.454101562" table:display="true" table:show-details="true"/>
                <table:data-pilot-member table:name="151.560058594" table:display="true" table:show-details="true"/>
                <table:data-pilot-member table:name="153.312011719" table:display="true" table:show-details="true"/>
                <table:data-pilot-member table:name="154.705078125" table:display="true" table:show-details="true"/>
                <table:data-pilot-member table:name="155.000976562" table:display="true" table:show-details="true"/>
                <table:data-pilot-member table:name="155.226806641" table:display="true" table:show-details="true"/>
                <table:data-pilot-member table:name="155.489746094" table:display="true" table:show-details="true"/>
                <table:data-pilot-member table:name="156.034912109" table:display="true" table:show-details="true"/>
                <table:data-pilot-member table:name="156.197998047" table:display="true" table:show-details="true"/>
                <table:data-pilot-member table:name="156.20703125" table:display="true" table:show-details="true"/>
                <table:data-pilot-member table:name="156.229003906" table:display="true" table:show-details="true"/>
                <table:data-pilot-member table:name="156.427246094" table:display="true" table:show-details="true"/>
                <table:data-pilot-member table:name="156.459960938" table:display="true" table:show-details="true"/>
                <table:data-pilot-member table:name="156.604980469" table:display="true" table:show-details="true"/>
                <table:data-pilot-member table:name="156.831054688" table:display="true" table:show-details="true"/>
                <table:data-pilot-member table:name="157.452148438" table:display="true" table:show-details="true"/>
                <table:data-pilot-member table:name="157.465820312" table:display="true" table:show-details="true"/>
                <table:data-pilot-member table:name="157.658203125" table:display="true" table:show-details="true"/>
                <table:data-pilot-member table:name="158.802978516" table:display="true" table:show-details="true"/>
                <table:data-pilot-member table:name="159.588867188" table:display="true" table:show-details="true"/>
                <table:data-pilot-member table:name="159.66796875" table:display="true" table:show-details="true"/>
                <table:data-pilot-member table:name="160.001953125" table:display="true" table:show-details="true"/>
                <table:data-pilot-member table:name="160.047851562" table:display="true" table:show-details="true"/>
                <table:data-pilot-member table:name="182.703125" table:display="true" table:show-details="true"/>
                <table:data-pilot-member table:name="182.901855469" table:display="true" table:show-details="true"/>
                <table:data-pilot-member table:name="183.203125" table:display="true" table:show-details="true"/>
                <table:data-pilot-member table:name="183.236083984" table:display="true" table:show-details="true"/>
                <table:data-pilot-member table:name="183.337890625" table:display="true" table:show-details="true"/>
                <table:data-pilot-member table:name="183.367919922" table:display="true" table:show-details="true"/>
                <table:data-pilot-member table:name="183.564941406" table:display="true" table:show-details="true"/>
                <table:data-pilot-member table:name="183.730957031" table:display="true" table:show-details="true"/>
                <table:data-pilot-member table:name="183.833251953" table:display="true" table:show-details="true"/>
                <table:data-pilot-member table:name="184.07421875" table:display="true" table:show-details="true"/>
                <table:data-pilot-member table:name="184.840820312" table:display="true" table:show-details="true"/>
                <table:data-pilot-member table:name="185.802978516" table:display="true" table:show-details="true"/>
                <table:data-pilot-member table:name="195.916259766" table:display="true" table:show-details="true"/>
                <table:data-pilot-member table:name="276.733154297" table:display="true" table:show-details="true"/>
                <table:data-pilot-member table:name="277.187011719" table:display="true" table:show-details="true"/>
                <table:data-pilot-member table:name="277.343017578" table:display="true" table:show-details="true"/>
                <table:data-pilot-member table:name="278.177978516" table:display="true" table:show-details="true"/>
                <table:data-pilot-member table:name="279.108154297" table:display="true" table:show-details="true"/>
                <table:data-pilot-member table:name="280.580078125" table:display="true" table:show-details="true"/>
                <table:data-pilot-member table:name="280.719970703" table:display="true" table:show-details="true"/>
                <table:data-pilot-member table:name="282.052978516" table:display="true" table:show-details="true"/>
                <table:data-pilot-member table:name="282.756103516" table:display="true" table:show-details="true"/>
                <table:data-pilot-member table:name="283.495849609" table:display="true" table:show-details="true"/>
                <table:data-pilot-member table:name="289.830810547" table:display="true" table:show-details="true"/>
                <table:data-pilot-member table:name="303.517089844" table:display="true" table:show-details="true"/>
                <table:data-pilot-member table:name="308.624023438" table:display="true" table:show-details="true"/>
                <table:data-pilot-member table:name="308.904296875" table:display="true" table:show-details="true"/>
                <table:data-pilot-member table:name="309.864013672" table:display="true" table:show-details="true"/>
                <table:data-pilot-member table:name="310.354980469" table:display="true" table:show-details="true"/>
                <table:data-pilot-member table:name="311.375244141" table:display="true" table:show-details="true"/>
                <table:data-pilot-member table:name="311.906005859" table:display="true" table:show-details="true"/>
                <table:data-pilot-member table:name="312.624023438" table:display="true" table:show-details="true"/>
                <table:data-pilot-member table:name="312.752929688" table:display="true" table:show-details="true"/>
                <table:data-pilot-member table:name="314.243896484" table:display="true" table:show-details="true"/>
                <table:data-pilot-member table:name="314.605957031" table:display="true" table:show-details="true"/>
                <table:data-pilot-member table:name="315.516113281" table:display="true" table:show-details="true"/>
                <table:data-pilot-member table:name="317.639892578" table:display="true" table:show-details="true"/>
                <table:data-pilot-member table:name="348.969970703" table:display="true" table:show-details="true"/>
                <table:data-pilot-member table:name="349.405029297" table:display="true" table:show-details="true"/>
                <table:data-pilot-member table:name="349.854003906" table:display="true" table:show-details="true"/>
                <table:data-pilot-member table:name="350.228027344" table:display="true" table:show-details="true"/>
                <table:data-pilot-member table:name="350.2890625" table:display="true" table:show-details="true"/>
                <table:data-pilot-member table:name="350.409912109" table:display="true" table:show-details="true"/>
                <table:data-pilot-member table:name="351.427978516" table:display="true" table:show-details="true"/>
                <table:data-pilot-member table:name="351.635986328" table:display="true" table:show-details="true"/>
                <table:data-pilot-member table:name="353.354980469" table:display="true" table:show-details="true"/>
                <table:data-pilot-member table:name="353.999023438" table:display="true" table:show-details="true"/>
                <table:data-pilot-member table:name="354.700195312" table:display="true" table:show-details="true"/>
                <table:data-pilot-member table:name="355.20703125" table:display="true" table:show-details="true"/>
                <table:data-pilot-member table:name="494.291992188" table:display="true" table:show-details="true"/>
                <table:data-pilot-member table:name="495.055175781" table:display="true" table:show-details="true"/>
                <table:data-pilot-member table:name="498.842041016" table:display="true" table:show-details="true"/>
                <table:data-pilot-member table:name="502.316894531" table:display="true" table:show-details="true"/>
                <table:data-pilot-member table:name="505.597167969" table:display="true" table:show-details="true"/>
                <table:data-pilot-member table:name="506.299804688" table:display="true" table:show-details="true"/>
                <table:data-pilot-member table:name="506.702880859" table:display="true" table:show-details="true"/>
                <table:data-pilot-member table:name="506.708984375" table:display="true" table:show-details="true"/>
                <table:data-pilot-member table:name="507.157958984" table:display="true" table:show-details="true"/>
                <table:data-pilot-member table:name="508.508056641" table:display="true" table:show-details="true"/>
                <table:data-pilot-member table:name="509.741943359" table:display="true" table:show-details="true"/>
                <table:data-pilot-member table:name="581.087158203" table:display="true" table:show-details="true"/>
                <table:data-pilot-member table:name="614.089111328" table:display="true" table:show-details="true"/>
                <table:data-pilot-member table:name="614.151123047" table:display="true" table:show-details="true"/>
                <table:data-pilot-member table:name="616.524902344" table:display="true" table:show-details="true"/>
                <table:data-pilot-member table:name="617.048828125" table:display="true" table:show-details="true"/>
                <table:data-pilot-member table:name="617.229003906" table:display="true" table:show-details="true"/>
                <table:data-pilot-member table:name="617.448974609" table:display="true" table:show-details="true"/>
                <table:data-pilot-member table:name="618.552978516" table:display="true" table:show-details="true"/>
                <table:data-pilot-member table:name="620.693115234" table:display="true" table:show-details="true"/>
                <table:data-pilot-member table:name="622.149902344" table:display="true" table:show-details="true"/>
                <table:data-pilot-member table:name="623.03125" table:display="true" table:show-details="true"/>
                <table:data-pilot-member table:name="627.752197266" table:display="true" table:show-details="true"/>
                <table:data-pilot-member table:name="631.741943359" table:display="true" table:show-details="true"/>
                <table:data-pilot-member table:name="661.581054688" table:display="true" table:show-details="true"/>
                <table:data-pilot-member table:name="665.278076172" table:display="true" table:show-details="true"/>
                <table:data-pilot-member table:name="670.499023438" table:display="true" table:show-details="true"/>
                <table:data-pilot-member table:name="671.669921875" table:display="true" table:show-details="true"/>
                <table:data-pilot-member table:name="671.706054688" table:display="true" table:show-details="true"/>
                <table:data-pilot-member table:name="673.295898438" table:display="true" table:show-details="true"/>
                <table:data-pilot-member table:name="676.341064453" table:display="true" table:show-details="true"/>
                <table:data-pilot-member table:name="676.515625" table:display="true" table:show-details="true"/>
                <table:data-pilot-member table:name="677.62109375" table:display="true" table:show-details="true"/>
                <table:data-pilot-member table:name="678.752929688" table:display="true" table:show-details="true"/>
                <table:data-pilot-member table:name="683.489990234" table:display="true" table:show-details="true"/>
                <table:data-pilot-member table:name="686.191894531" table:display="true" table:show-details="true"/>
                <table:data-pilot-member table:name="894.478271484" table:display="true" table:show-details="true"/>
                <table:data-pilot-member table:name="906.481933594" table:display="true" table:show-details="true"/>
                <table:data-pilot-member table:name="907.588867188" table:display="true" table:show-details="true"/>
                <table:data-pilot-member table:name="911.611816406" table:display="true" table:show-details="true"/>
                <table:data-pilot-member table:name="914.014892578" table:display="true" table:show-details="true"/>
                <table:data-pilot-member table:name="918.618896484" table:display="true" table:show-details="true"/>
                <table:data-pilot-member table:name="921.232177734" table:display="true" table:show-details="true"/>
                <table:data-pilot-member table:name="921.360839844" table:display="true" table:show-details="true"/>
                <table:data-pilot-member table:name="921.553955078" table:display="true" table:show-details="true"/>
                <table:data-pilot-member table:name="996.542724609" table:display="true" table:show-details="true"/>
                <table:data-pilot-member table:name="1030.97192383" table:display="true" table:show-details="true"/>
                <table:data-pilot-member table:name="1103.453125" table:display="true" table:show-details="true"/>
                <table:data-pilot-member table:name="1228.22094727" table:display="true" table:show-details="true"/>
                <table:data-pilot-member table:name="1232.09008789" table:display="true" table:show-details="true"/>
                <table:data-pilot-member table:name="1232.68481445" table:display="true" table:show-details="true"/>
                <table:data-pilot-member table:name="1238.55322266" table:display="true" table:show-details="true"/>
                <table:data-pilot-member table:name="1240.65405273" table:display="true" table:show-details="true"/>
                <table:data-pilot-member table:name="1242.5859375" table:display="true" table:show-details="true"/>
                <table:data-pilot-member table:name="1242.76391602" table:display="true" table:show-details="true"/>
                <table:data-pilot-member table:name="1244.33520508" table:display="true" table:show-details="true"/>
                <table:data-pilot-member table:name="1250.69091797" table:display="true" table:show-details="true"/>
                <table:data-pilot-member table:name="1252.90600586" table:display="true" table:show-details="true"/>
                <table:data-pilot-member table:name="1256.90112305" table:display="true" table:show-details="true"/>
                <table:data-pilot-member table:name="1264.38012695" table:display="true" table:show-details="true"/>
                <table:data-pilot-member table:name="1302.6081543" table:display="true" table:show-details="true"/>
                <table:data-pilot-member table:name="1304.89404297" table:display="true" table:show-details="true"/>
                <table:data-pilot-member table:name="1310.02099609" table:display="true" table:show-details="true"/>
                <table:data-pilot-member table:name="1310.17822266" table:display="true" table:show-details="true"/>
                <table:data-pilot-member table:name="1316.41333008" table:display="true" table:show-details="true"/>
                <table:data-pilot-member table:name="1316.55395508" table:display="true" table:show-details="true"/>
                <table:data-pilot-member table:name="1318.8269043" table:display="true" table:show-details="true"/>
                <table:data-pilot-member table:name="1319.86889648" table:display="true" table:show-details="true"/>
                <table:data-pilot-member table:name="1321.11328125" table:display="true" table:show-details="true"/>
                <table:data-pilot-member table:name="1322.52514648" table:display="true" table:show-details="true"/>
                <table:data-pilot-member table:name="1330.62915039" table:display="true" table:show-details="true"/>
                <table:data-pilot-member table:name="1331.22705078" table:display="true" table:show-details="true"/>
                <table:data-pilot-member table:name="1644.82788086" table:display="true" table:show-details="true"/>
                <table:data-pilot-member table:name="1653.73071289" table:display="true" table:show-details="true"/>
                <table:data-pilot-member table:name="1663.01220703" table:display="true" table:show-details="true"/>
                <table:data-pilot-member table:name="1687.14208984" table:display="true" table:show-details="true"/>
                <table:data-pilot-member table:name="1687.71801758" table:display="true" table:show-details="true"/>
                <table:data-pilot-member table:name="1690.20605469" table:display="true" table:show-details="true"/>
                <table:data-pilot-member table:name="1697.41088867" table:display="true" table:show-details="true"/>
                <table:data-pilot-member table:name="1700.61083984" table:display="true" table:show-details="true"/>
                <table:data-pilot-member table:name="1711.33398438" table:display="true" table:show-details="true"/>
                <table:data-pilot-member table:name="1717.68505859" table:display="true" table:show-details="true"/>
                <table:data-pilot-member table:name="1957.91918945" table:display="true" table:show-details="true"/>
                <table:data-pilot-member table:name="2098.953125" table:display="true" table:show-details="true"/>
                <table:data-pilot-member table:name="2472.77319336" table:display="true" table:show-details="true"/>
                <table:data-pilot-member table:name="2483.71484375" table:display="true" table:show-details="true"/>
                <table:data-pilot-member table:name="2484.80615234" table:display="true" table:show-details="true"/>
                <table:data-pilot-member table:name="2485.51611328" table:display="true" table:show-details="true"/>
                <table:data-pilot-member table:name="2492.03198242" table:display="true" table:show-details="true"/>
                <table:data-pilot-member table:name="2492.06323242" table:display="true" table:show-details="true"/>
                <table:data-pilot-member table:name="2493.73291016" table:display="true" table:show-details="true"/>
                <table:data-pilot-member table:name="2495.10205078" table:display="true" table:show-details="true"/>
                <table:data-pilot-member table:name="2499.31005859" table:display="true" table:show-details="true"/>
                <table:data-pilot-member table:name="2509.29980469" table:display="true" table:show-details="true"/>
                <table:data-pilot-member table:name="2513.11914062" table:display="true" table:show-details="true"/>
                <table:data-pilot-member table:name="2516.52685547" table:display="true" table:show-details="true"/>
                <table:data-pilot-member table:name="2566.52709961" table:display="true" table:show-details="true"/>
                <table:data-pilot-member table:name="2576.25805664" table:display="true" table:show-details="true"/>
                <table:data-pilot-member table:name="2589.61889648" table:display="true" table:show-details="true"/>
                <table:data-pilot-member table:name="2595.8190918" table:display="true" table:show-details="true"/>
                <table:data-pilot-member table:name="2600.06005859" table:display="true" table:show-details="true"/>
                <table:data-pilot-member table:name="2610.12792969" table:display="true" table:show-details="true"/>
                <table:data-pilot-member table:name="2624.39990234" table:display="true" table:show-details="true"/>
                <table:data-pilot-member table:name="2632.80712891" table:display="true" table:show-details="true"/>
                <table:data-pilot-member table:name="2659.85107422" table:display="true" table:show-details="true"/>
                <table:data-pilot-member table:name="2668.18188477" table:display="true" table:show-details="true"/>
                <table:data-pilot-member table:name="2693.88012695" table:display="true" table:show-details="true"/>
                <table:data-pilot-member table:name="2732.2331543" table:display="true" table:show-details="true"/>
                <table:data-pilot-member table:name="3062.88525391" table:display="true" table:show-details="true"/>
                <table:data-pilot-member table:name="3116.55712891" table:display="true" table:show-details="true"/>
                <table:data-pilot-member table:name="3119.47900391" table:display="true" table:show-details="true"/>
                <table:data-pilot-member table:name="3121.87817383" table:display="true" table:show-details="true"/>
                <table:data-pilot-member table:name="3142.40209961" table:display="true" table:show-details="true"/>
                <table:data-pilot-member table:name="3143.56225586" table:display="true" table:show-details="true"/>
                <table:data-pilot-member table:name="3192.61303711" table:display="true" table:show-details="true"/>
                <table:data-pilot-member table:name="3195.13012695" table:display="true" table:show-details="true"/>
                <table:data-pilot-member table:name="3203.03930664" table:display="true" table:show-details="true"/>
                <table:data-pilot-member table:name="3226.83691406" table:display="true" table:show-details="true"/>
                <table:data-pilot-member table:name="3329.11669922" table:display="true" table:show-details="true"/>
                <table:data-pilot-member table:name="3801.89404297" table:display="true" table:show-details="true"/>
                <table:data-pilot-member table:name="4931.97216797" table:display="true" table:show-details="true"/>
                <table:data-pilot-member table:name="4934.95288086" table:display="true" table:show-details="true"/>
                <table:data-pilot-member table:name="4968.46289062" table:display="true" table:show-details="true"/>
                <table:data-pilot-member table:name="4974.29125977" table:display="true" table:show-details="true"/>
                <table:data-pilot-member table:name="4977.6159668" table:display="true" table:show-details="true"/>
                <table:data-pilot-member table:name="5013.73022461" table:display="true" table:show-details="true"/>
                <table:data-pilot-member table:name="5035.24609375" table:display="true" table:show-details="true"/>
                <table:data-pilot-member table:name="5046.74609375" table:display="true" table:show-details="true"/>
                <table:data-pilot-member table:name="5099.98071289" table:display="true" table:show-details="true"/>
                <table:data-pilot-member table:name="5100.76489258" table:display="true" table:show-details="true"/>
                <table:data-pilot-member table:name="5124.04077148" table:display="true" table:show-details="true"/>
                <table:data-pilot-member table:name="5131.74389648" table:display="true" table:show-details="true"/>
                <table:data-pilot-member table:name="5143.73217773" table:display="true" table:show-details="true"/>
                <table:data-pilot-member table:name="5157.88598633" table:display="true" table:show-details="true"/>
                <table:data-pilot-member table:name="5167.89306641" table:display="true" table:show-details="true"/>
                <table:data-pilot-member table:name="5169.38500977" table:display="true" table:show-details="true"/>
                <table:data-pilot-member table:name="5201.73681641" table:display="true" table:show-details="true"/>
                <table:data-pilot-member table:name="5202.08105469" table:display="true" table:show-details="true"/>
                <table:data-pilot-member table:name="5207.10180664" table:display="true" table:show-details="true"/>
                <table:data-pilot-member table:name="5221.36816406" table:display="true" table:show-details="true"/>
                <table:data-pilot-member table:name="5226.35473633" table:display="true" table:show-details="true"/>
                <table:data-pilot-member table:name="5234.12890625" table:display="true" table:show-details="true"/>
                <table:data-pilot-member table:name="5281.32177734" table:display="true" table:show-details="true"/>
                <table:data-pilot-member table:name="5586.13623047" table:display="true" table:show-details="true"/>
                <table:data-pilot-member table:name="5975.06005859" table:display="true" table:show-details="true"/>
                <table:data-pilot-member table:name="5986.81298828" table:display="true" table:show-details="true"/>
                <table:data-pilot-member table:name="5993.02197266" table:display="true" table:show-details="true"/>
                <table:data-pilot-member table:name="5995.83105469" table:display="true" table:show-details="true"/>
                <table:data-pilot-member table:name="6022.87890625" table:display="true" table:show-details="true"/>
                <table:data-pilot-member table:name="6051.15405273" table:display="true" table:show-details="true"/>
                <table:data-pilot-member table:name="6094.23901367" table:display="true" table:show-details="true"/>
                <table:data-pilot-member table:name="6114.54711914" table:display="true" table:show-details="true"/>
                <table:data-pilot-member table:name="6127.09814453" table:display="true" table:show-details="true"/>
                <table:data-pilot-member table:name="10124.059082" table:display="true" table:show-details="true"/>
                <table:data-pilot-member table:name="10133.5378418" table:display="true" table:show-details="true"/>
                <table:data-pilot-member table:name="10169.6108398" table:display="true" table:show-details="true"/>
                <table:data-pilot-member table:name="10172.9638672" table:display="true" table:show-details="true"/>
                <table:data-pilot-member table:name="10220.4189453" table:display="true" table:show-details="true"/>
                <table:data-pilot-member table:name="10226.8591309" table:display="true" table:show-details="true"/>
                <table:data-pilot-member table:name="10256.7231445" table:display="true" table:show-details="true"/>
                <table:data-pilot-member table:name="10313.1401367" table:display="true" table:show-details="true"/>
                <table:data-pilot-member table:name="10377.973877" table:display="true" table:show-details="true"/>
                <table:data-pilot-member table:name="10378.501709" table:display="true" table:show-details="true"/>
                <table:data-pilot-member table:name="10422.472168" table:display="true" table:show-details="true"/>
                <table:data-pilot-member table:name="10439.4348145" table:display="true" table:show-details="true"/>
                <table:data-pilot-member table:name="10457.6520996" table:display="true" table:show-details="true"/>
                <table:data-pilot-member table:name="10495.1379395" table:display="true" table:show-details="true"/>
                <table:data-pilot-member table:name="10522.5507812" table:display="true" table:show-details="true"/>
                <table:data-pilot-member table:name="10525.2587891" table:display="true" table:show-details="true"/>
                <table:data-pilot-member table:name="10534.3161621" table:display="true" table:show-details="true"/>
                <table:data-pilot-member table:name="10635.8139648" table:display="true" table:show-details="true"/>
                <table:data-pilot-member table:name="11577.6750488" table:display="true" table:show-details="true"/>
                <table:data-pilot-member table:name="11637.8630371" table:display="true" table:show-details="true"/>
                <table:data-pilot-member table:name="11656.4980469" table:display="true" table:show-details="true"/>
                <table:data-pilot-member table:name="11700.9492188" table:display="true" table:show-details="true"/>
                <table:data-pilot-member table:name="11726.2558594" table:display="true" table:show-details="true"/>
                <table:data-pilot-member table:name="11739.8991699" table:display="true" table:show-details="true"/>
                <table:data-pilot-member table:name="11770.4182129" table:display="true" table:show-details="true"/>
                <table:data-pilot-member table:name="11874.5678711" table:display="true" table:show-details="true"/>
                <table:data-pilot-member table:name="11877.2158203" table:display="true" table:show-details="true"/>
                <table:data-pilot-member table:name="12175.7910156" table:display="true" table:show-details="true"/>
                <table:data-pilot-member table:name="12265.5598145" table:display="true" table:show-details="true"/>
                <table:data-pilot-member table:name="12294.4650879" table:display="true" table:show-details="true"/>
                <table:data-pilot-member table:name="13122.703125" table:display="true" table:show-details="true"/>
                <table:data-pilot-member table:name="13818.8969727" table:display="true" table:show-details="true"/>
                <table:data-pilot-member table:name="14570.3378906" table:display="true" table:show-details="true"/>
                <table:data-pilot-member table:name="14705.9741211" table:display="true" table:show-details="true"/>
                <table:data-pilot-member table:name="14745.3430176" table:display="true" table:show-details="true"/>
                <table:data-pilot-member table:name="15069.8271484" table:display="true" table:show-details="true"/>
                <table:data-pilot-member table:name="47111.9580078" table:display="true" table:show-details="true"/>
                <table:data-pilot-member table:name="48527.8701172" table:display="true" table:show-details="true"/>
                <table:data-pilot-member table:name="49905.2810059" table:display="true" table:show-details="true"/>
                <table:data-pilot-member table:name="66104.223877" table:display="true" table:show-details="true"/>
                <table:data-pilot-member table:name="66774.9550781" table:display="true" table:show-details="true"/>
                <table:data-pilot-member table:name="66926.0869141" table:display="true" table:show-details="true"/>
                <table:data-pilot-member table:name="67309.4558105" table:display="true" table:show-details="true"/>
                <table:data-pilot-member table:name="67611.8718262" table:display="true" table:show-details="true"/>
                <table:data-pilot-member table:name="67639.5317383" table:display="true" table:show-details="true"/>
                <table:data-pilot-member table:name="67738.638916" table:display="true" table:show-details="true"/>
                <table:data-pilot-member table:name="67810.8288574" table:display="true" table:show-details="true"/>
                <table:data-pilot-member table:name="67890.4970703" table:display="true" table:show-details="true"/>
                <table:data-pilot-member table:name="67981.4379883" table:display="true" table:show-details="true"/>
                <table:data-pilot-member table:name="68797.1708984" table:display="true" table:show-details="true"/>
                <table:data-pilot-member table:name="69189.2160645" table:display="true" table:show-details="true"/>
                <table:data-pilot-member table:name="107346.726074" table:display="true" table:show-details="true"/>
                <table:data-pilot-member table:name="130006.856934" table:display="true" table:show-details="true"/>
                <table:data-pilot-member table:name="137669.025879" table:display="true" table:show-details="true"/>
                <table:data-pilot-member table:name="141490.535889" table:display="true" table:show-details="true"/>
                <table:data-pilot-member table:name="142956.683105" table:display="true" table:show-details="true"/>
                <table:data-pilot-member table:name="145550.319824" table:display="true" table:show-details="true"/>
                <table:data-pilot-member table:name="146654.657959" table:display="true" table:show-details="true"/>
                <table:data-pilot-member table:name="146836.539062" table:display="true" table:show-details="true"/>
                <table:data-pilot-member table:name="147233.263916" table:display="true" table:show-details="true"/>
                <table:data-pilot-member table:name="147361.003906" table:display="true" table:show-details="true"/>
                <table:data-pilot-member table:name="147883.402832" table:display="true" table:show-details="true"/>
                <table:data-pilot-member table:name="148021.987061" table:display="true" table:show-details="true"/>
                <table:data-pilot-member table:name="148037.87207" table:display="true" table:show-details="true"/>
                <table:data-pilot-member table:name="148232.11792" table:display="true" table:show-details="true"/>
                <table:data-pilot-member table:name="148844.427002" table:display="true" table:show-details="true"/>
                <table:data-pilot-member table:name="149380.244141" table:display="true" table:show-details="true"/>
                <table:data-pilot-member table:name="149921.912842" table:display="true" table:show-details="true"/>
                <table:data-pilot-member table:name="150915.873047" table:display="true" table:show-details="true"/>
                <table:data-pilot-member table:name="154816.672852" table:display="true" table:show-details="true"/>
                <table:data-pilot-member table:name="157429.208984" table:display="true" table:show-details="true"/>
                <table:data-pilot-member table:name="161639.182129" table:display="true" table:show-details="true"/>
                <table:data-pilot-member table:name="161814.927734" table:display="true" table:show-details="true"/>
                <table:data-pilot-member table:name="163649.375" table:display="true" table:show-details="true"/>
                <table:data-pilot-member table:name="188220.194092" table:display="true" table:show-details="true"/>
                <table:data-pilot-member table:name="188411.745117" table:display="true" table:show-details="true"/>
                <table:data-pilot-member table:name="188817.347168" table:display="true" table:show-details="true"/>
                <table:data-pilot-member table:name="189170.23584" table:display="true" table:show-details="true"/>
                <table:data-pilot-member table:name="189488.63501" table:display="true" table:show-details="true"/>
                <table:data-pilot-member table:name="189613.375977" table:display="true" table:show-details="true"/>
                <table:data-pilot-member table:name="189745.422852" table:display="true" table:show-details="true"/>
                <table:data-pilot-member table:name="189887.718018" table:display="true" table:show-details="true"/>
                <table:data-pilot-member table:name="189949.336182" table:display="true" table:show-details="true"/>
                <table:data-pilot-member table:name="190393.388916" table:display="true" table:show-details="true"/>
                <table:data-pilot-member table:name="190483.529785" table:display="true" table:show-details="true"/>
                <table:data-pilot-member table:name="191027.718018" table:display="true" table:show-details="true"/>
                <table:data-pilot-member table:name="192188.494141" table:display="true" table:show-details="true"/>
                <table:data-pilot-member table:name="290758.451904" table:display="true" table:show-details="true"/>
                <table:data-pilot-member table:name="290940.074951" table:display="true" table:show-details="true"/>
                <table:data-pilot-member table:name="291187.436035" table:display="true" table:show-details="true"/>
                <table:data-pilot-member table:name="291597.212158" table:display="true" table:show-details="true"/>
                <table:data-pilot-member table:name="291768.0979" table:display="true" table:show-details="true"/>
                <table:data-pilot-member table:name="291934.934082" table:display="true" table:show-details="true"/>
                <table:data-pilot-member table:name="292097.530762" table:display="true" table:show-details="true"/>
                <table:data-pilot-member table:name="292306.796143" table:display="true" table:show-details="true"/>
                <table:data-pilot-member table:name="292556.63501" table:display="true" table:show-details="true"/>
                <table:data-pilot-member table:name="292675.1521" table:display="true" table:show-details="true"/>
                <table:data-pilot-member table:name="293411.14502" table:display="true" table:show-details="true"/>
                <table:data-pilot-member table:name="298260.404053" table:display="true" table:show-details="true"/>
                <table:data-pilot-member table:name="1469962.56885" table:display="true" table:show-details="true"/>
                <table:data-pilot-member table:name="1487541.84497" table:display="true" table:show-details="true"/>
                <table:data-pilot-member table:name="1490593.58081" table:display="true" table:show-details="true"/>
                <table:data-pilot-member table:name="1500161.55518" table:display="true" table:show-details="true"/>
                <table:data-pilot-member table:name="1501713.71191" table:display="true" table:show-details="true"/>
                <table:data-pilot-member table:name="1502793.11377" table:display="true" table:show-details="true"/>
                <table:data-pilot-member table:name="1503564.57178" table:display="true" table:show-details="true"/>
                <table:data-pilot-member table:name="1508059.15405" table:display="true" table:show-details="true"/>
                <table:data-pilot-member table:name="1527359.92969" table:display="true" table:show-details="true"/>
                <table:data-pilot-member table:name="1527422.26392" table:display="true" table:show-details="true"/>
                <table:data-pilot-member table:name="1533537.18774" table:display="true" table:show-details="true"/>
                <table:data-pilot-member table:name="1544971.508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RefineA'.A3:'Pivot Table - RefineA'.E49" table:buttons="'Pivot Table - RefineA'.A4 'Pivot Table - RefineA'.B4 'Pivot Table - RefineA'.C3" table:grand-total="none" table:show-filter-button="false" table:drill-down-on-double-click="false">
          <table:source-cell-range table:cell-range-address="RefineA.A1:RefineA.G181"/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5" table:orientation="data" table:used-hierarchy="0" table:function="average">
            <table:data-pilot-level table:show-empty="false">
              <table:data-pilot-members>
                <table:data-pilot-member table:name="3.1228027344" table:display="true" table:show-details="true"/>
                <table:data-pilot-member table:name="3.1279296875" table:display="true" table:show-details="true"/>
                <table:data-pilot-member table:name="3.1281738281" table:display="true" table:show-details="true"/>
                <table:data-pilot-member table:name="3.1430664063" table:display="true" table:show-details="true"/>
                <table:data-pilot-member table:name="5.1040039063" table:display="true" table:show-details="true"/>
                <table:data-pilot-member table:name="5.12109375" table:display="true" table:show-details="true"/>
                <table:data-pilot-member table:name="5.126953125" table:display="true" table:show-details="true"/>
                <table:data-pilot-member table:name="5.1652832031" table:display="true" table:show-details="true"/>
                <table:data-pilot-member table:name="5.578125" table:display="true" table:show-details="true"/>
                <table:data-pilot-member table:name="5.5803222656" table:display="true" table:show-details="true"/>
                <table:data-pilot-member table:name="5.6459960938" table:display="true" table:show-details="true"/>
                <table:data-pilot-member table:name="5.6511230469" table:display="true" table:show-details="true"/>
                <table:data-pilot-member table:name="7.8669433594" table:display="true" table:show-details="true"/>
                <table:data-pilot-member table:name="7.9050292969" table:display="true" table:show-details="true"/>
                <table:data-pilot-member table:name="8.0107421875" table:display="true" table:show-details="true"/>
                <table:data-pilot-member table:name="8.7619628906" table:display="true" table:show-details="true"/>
                <table:data-pilot-member table:name="8.8989257813" table:display="true" table:show-details="true"/>
                <table:data-pilot-member table:name="8.9558105469" table:display="true" table:show-details="true"/>
                <table:data-pilot-member table:name="10.8850097656" table:display="true" table:show-details="true"/>
                <table:data-pilot-member table:name="10.9230957031" table:display="true" table:show-details="true"/>
                <table:data-pilot-member table:name="11.0668945312" table:display="true" table:show-details="true"/>
                <table:data-pilot-member table:name="11.0859375" table:display="true" table:show-details="true"/>
                <table:data-pilot-member table:name="13.9560546875" table:display="true" table:show-details="true"/>
                <table:data-pilot-member table:name="13.9721679688" table:display="true" table:show-details="true"/>
                <table:data-pilot-member table:name="14.0981445312" table:display="true" table:show-details="true"/>
                <table:data-pilot-member table:name="14.2770996094" table:display="true" table:show-details="true"/>
                <table:data-pilot-member table:name="16.5749511719" table:display="true" table:show-details="true"/>
                <table:data-pilot-member table:name="16.6809082031" table:display="true" table:show-details="true"/>
                <table:data-pilot-member table:name="16.7287597656" table:display="true" table:show-details="true"/>
                <table:data-pilot-member table:name="16.8229980469" table:display="true" table:show-details="true"/>
                <table:data-pilot-member table:name="20.8020019531" table:display="true" table:show-details="true"/>
                <table:data-pilot-member table:name="20.8840332031" table:display="true" table:show-details="true"/>
                <table:data-pilot-member table:name="20.8979492188" table:display="true" table:show-details="true"/>
                <table:data-pilot-member table:name="20.9990234375" table:display="true" table:show-details="true"/>
                <table:data-pilot-member table:name="26.5100097656" table:display="true" table:show-details="true"/>
                <table:data-pilot-member table:name="26.5427246094" table:display="true" table:show-details="true"/>
                <table:data-pilot-member table:name="26.5529785156" table:display="true" table:show-details="true"/>
                <table:data-pilot-member table:name="26.7758789062" table:display="true" table:show-details="true"/>
                <table:data-pilot-member table:name="29.0759277344" table:display="true" table:show-details="true"/>
                <table:data-pilot-member table:name="29.5358886719" table:display="true" table:show-details="true"/>
                <table:data-pilot-member table:name="29.5859375" table:display="true" table:show-details="true"/>
                <table:data-pilot-member table:name="30.1831054688" table:display="true" table:show-details="true"/>
                <table:data-pilot-member table:name="40.080078125" table:display="true" table:show-details="true"/>
                <table:data-pilot-member table:name="40.2109375" table:display="true" table:show-details="true"/>
                <table:data-pilot-member table:name="40.4208984375" table:display="true" table:show-details="true"/>
                <table:data-pilot-member table:name="40.6730957031" table:display="true" table:show-details="true"/>
                <table:data-pilot-member table:name="47.0490722656" table:display="true" table:show-details="true"/>
                <table:data-pilot-member table:name="47.0588378906" table:display="true" table:show-details="true"/>
                <table:data-pilot-member table:name="47.2080078125" table:display="true" table:show-details="true"/>
                <table:data-pilot-member table:name="47.4001464844" table:display="true" table:show-details="true"/>
                <table:data-pilot-member table:name="53.5959472656" table:display="true" table:show-details="true"/>
                <table:data-pilot-member table:name="53.8872070312" table:display="true" table:show-details="true"/>
                <table:data-pilot-member table:name="54.1020507812" table:display="true" table:show-details="true"/>
                <table:data-pilot-member table:name="54.537109375" table:display="true" table:show-details="true"/>
                <table:data-pilot-member table:name="78.2111816406" table:display="true" table:show-details="true"/>
                <table:data-pilot-member table:name="78.5529785156" table:display="true" table:show-details="true"/>
                <table:data-pilot-member table:name="78.7041015625" table:display="true" table:show-details="true"/>
                <table:data-pilot-member table:name="79.9699707031" table:display="true" table:show-details="true"/>
                <table:data-pilot-member table:name="85.2038574219" table:display="true" table:show-details="true"/>
                <table:data-pilot-member table:name="86.3579101562" table:display="true" table:show-details="true"/>
                <table:data-pilot-member table:name="86.6760253906" table:display="true" table:show-details="true"/>
                <table:data-pilot-member table:name="87.2109375" table:display="true" table:show-details="true"/>
                <table:data-pilot-member table:name="96.6159667969" table:display="true" table:show-details="true"/>
                <table:data-pilot-member table:name="97.0461425781" table:display="true" table:show-details="true"/>
                <table:data-pilot-member table:name="97.830078125" table:display="true" table:show-details="true"/>
                <table:data-pilot-member table:name="98.03515625" table:display="true" table:show-details="true"/>
                <table:data-pilot-member table:name="151.454101562" table:display="true" table:show-details="true"/>
                <table:data-pilot-member table:name="151.560058594" table:display="true" table:show-details="true"/>
                <table:data-pilot-member table:name="153.312011719" table:display="true" table:show-details="true"/>
                <table:data-pilot-member table:name="155.000976562" table:display="true" table:show-details="true"/>
                <table:data-pilot-member table:name="156.197998047" table:display="true" table:show-details="true"/>
                <table:data-pilot-member table:name="156.229003906" table:display="true" table:show-details="true"/>
                <table:data-pilot-member table:name="156.459960938" table:display="true" table:show-details="true"/>
                <table:data-pilot-member table:name="157.465820312" table:display="true" table:show-details="true"/>
                <table:data-pilot-member table:name="182.703125" table:display="true" table:show-details="true"/>
                <table:data-pilot-member table:name="183.337890625" table:display="true" table:show-details="true"/>
                <table:data-pilot-member table:name="183.833251953" table:display="true" table:show-details="true"/>
                <table:data-pilot-member table:name="184.840820312" table:display="true" table:show-details="true"/>
                <table:data-pilot-member table:name="277.187011719" table:display="true" table:show-details="true"/>
                <table:data-pilot-member table:name="277.343017578" table:display="true" table:show-details="true"/>
                <table:data-pilot-member table:name="278.177978516" table:display="true" table:show-details="true"/>
                <table:data-pilot-member table:name="303.517089844" table:display="true" table:show-details="true"/>
                <table:data-pilot-member table:name="308.624023438" table:display="true" table:show-details="true"/>
                <table:data-pilot-member table:name="308.904296875" table:display="true" table:show-details="true"/>
                <table:data-pilot-member table:name="310.354980469" table:display="true" table:show-details="true"/>
                <table:data-pilot-member table:name="311.906005859" table:display="true" table:show-details="true"/>
                <table:data-pilot-member table:name="349.405029297" table:display="true" table:show-details="true"/>
                <table:data-pilot-member table:name="351.427978516" table:display="true" table:show-details="true"/>
                <table:data-pilot-member table:name="351.635986328" table:display="true" table:show-details="true"/>
                <table:data-pilot-member table:name="355.20703125" table:display="true" table:show-details="true"/>
                <table:data-pilot-member table:name="494.291992188" table:display="true" table:show-details="true"/>
                <table:data-pilot-member table:name="495.055175781" table:display="true" table:show-details="true"/>
                <table:data-pilot-member table:name="498.842041016" table:display="true" table:show-details="true"/>
                <table:data-pilot-member table:name="506.708984375" table:display="true" table:show-details="true"/>
                <table:data-pilot-member table:name="614.151123047" table:display="true" table:show-details="true"/>
                <table:data-pilot-member table:name="617.048828125" table:display="true" table:show-details="true"/>
                <table:data-pilot-member table:name="617.229003906" table:display="true" table:show-details="true"/>
                <table:data-pilot-member table:name="618.552978516" table:display="true" table:show-details="true"/>
                <table:data-pilot-member table:name="661.581054688" table:display="true" table:show-details="true"/>
                <table:data-pilot-member table:name="665.278076172" table:display="true" table:show-details="true"/>
                <table:data-pilot-member table:name="670.499023438" table:display="true" table:show-details="true"/>
                <table:data-pilot-member table:name="671.706054688" table:display="true" table:show-details="true"/>
                <table:data-pilot-member table:name="894.478271484" table:display="true" table:show-details="true"/>
                <table:data-pilot-member table:name="906.481933594" table:display="true" table:show-details="true"/>
                <table:data-pilot-member table:name="907.588867188" table:display="true" table:show-details="true"/>
                <table:data-pilot-member table:name="1103.453125" table:display="true" table:show-details="true"/>
                <table:data-pilot-member table:name="1232.09008789" table:display="true" table:show-details="true"/>
                <table:data-pilot-member table:name="1232.68481445" table:display="true" table:show-details="true"/>
                <table:data-pilot-member table:name="1240.65405273" table:display="true" table:show-details="true"/>
                <table:data-pilot-member table:name="1242.5859375" table:display="true" table:show-details="true"/>
                <table:data-pilot-member table:name="1302.6081543" table:display="true" table:show-details="true"/>
                <table:data-pilot-member table:name="1316.55395508" table:display="true" table:show-details="true"/>
                <table:data-pilot-member table:name="1319.86889648" table:display="true" table:show-details="true"/>
                <table:data-pilot-member table:name="1321.11328125" table:display="true" table:show-details="true"/>
                <table:data-pilot-member table:name="1644.82788086" table:display="true" table:show-details="true"/>
                <table:data-pilot-member table:name="1653.73071289" table:display="true" table:show-details="true"/>
                <table:data-pilot-member table:name="1663.01220703" table:display="true" table:show-details="true"/>
                <table:data-pilot-member table:name="1717.68505859" table:display="true" table:show-details="true"/>
                <table:data-pilot-member table:name="2492.06323242" table:display="true" table:show-details="true"/>
                <table:data-pilot-member table:name="2499.31005859" table:display="true" table:show-details="true"/>
                <table:data-pilot-member table:name="2513.11914062" table:display="true" table:show-details="true"/>
                <table:data-pilot-member table:name="2516.52685547" table:display="true" table:show-details="true"/>
                <table:data-pilot-member table:name="2576.25805664" table:display="true" table:show-details="true"/>
                <table:data-pilot-member table:name="2589.61889648" table:display="true" table:show-details="true"/>
                <table:data-pilot-member table:name="2600.06005859" table:display="true" table:show-details="true"/>
                <table:data-pilot-member table:name="2668.18188477" table:display="true" table:show-details="true"/>
                <table:data-pilot-member table:name="3062.88525391" table:display="true" table:show-details="true"/>
                <table:data-pilot-member table:name="3116.55712891" table:display="true" table:show-details="true"/>
                <table:data-pilot-member table:name="3119.47900391" table:display="true" table:show-details="true"/>
                <table:data-pilot-member table:name="3329.11669922" table:display="true" table:show-details="true"/>
                <table:data-pilot-member table:name="5099.98071289" table:display="true" table:show-details="true"/>
                <table:data-pilot-member table:name="5100.76489258" table:display="true" table:show-details="true"/>
                <table:data-pilot-member table:name="5124.04077148" table:display="true" table:show-details="true"/>
                <table:data-pilot-member table:name="5143.73217773" table:display="true" table:show-details="true"/>
                <table:data-pilot-member table:name="5201.73681641" table:display="true" table:show-details="true"/>
                <table:data-pilot-member table:name="5202.08105469" table:display="true" table:show-details="true"/>
                <table:data-pilot-member table:name="5234.12890625" table:display="true" table:show-details="true"/>
                <table:data-pilot-member table:name="5586.13623047" table:display="true" table:show-details="true"/>
                <table:data-pilot-member table:name="5975.06005859" table:display="true" table:show-details="true"/>
                <table:data-pilot-member table:name="5986.81298828" table:display="true" table:show-details="true"/>
                <table:data-pilot-member table:name="6051.15405273" table:display="true" table:show-details="true"/>
                <table:data-pilot-member table:name="10133.5378418" table:display="true" table:show-details="true"/>
                <table:data-pilot-member table:name="10169.6108398" table:display="true" table:show-details="true"/>
                <table:data-pilot-member table:name="10256.7231445" table:display="true" table:show-details="true"/>
                <table:data-pilot-member table:name="10378.501709" table:display="true" table:show-details="true"/>
                <table:data-pilot-member table:name="10457.6520996" table:display="true" table:show-details="true"/>
                <table:data-pilot-member table:name="10522.5507812" table:display="true" table:show-details="true"/>
                <table:data-pilot-member table:name="11577.6750488" table:display="true" table:show-details="true"/>
                <table:data-pilot-member table:name="11637.8630371" table:display="true" table:show-details="true"/>
                <table:data-pilot-member table:name="11656.4980469" table:display="true" table:show-details="true"/>
                <table:data-pilot-member table:name="11770.4182129" table:display="true" table:show-details="true"/>
                <table:data-pilot-member table:name="13818.8969727" table:display="true" table:show-details="true"/>
                <table:data-pilot-member table:name="14570.3378906" table:display="true" table:show-details="true"/>
                <table:data-pilot-member table:name="49905.2810059" table:display="true" table:show-details="true"/>
                <table:data-pilot-member table:name="67611.8718262" table:display="true" table:show-details="true"/>
                <table:data-pilot-member table:name="67639.5317383" table:display="true" table:show-details="true"/>
                <table:data-pilot-member table:name="67981.4379883" table:display="true" table:show-details="true"/>
                <table:data-pilot-member table:name="69189.2160645" table:display="true" table:show-details="true"/>
                <table:data-pilot-member table:name="107346.726074" table:display="true" table:show-details="true"/>
                <table:data-pilot-member table:name="130006.856934" table:display="true" table:show-details="true"/>
                <table:data-pilot-member table:name="146654.657959" table:display="true" table:show-details="true"/>
                <table:data-pilot-member table:name="147233.263916" table:display="true" table:show-details="true"/>
                <table:data-pilot-member table:name="148844.427002" table:display="true" table:show-details="true"/>
                <table:data-pilot-member table:name="149380.244141" table:display="true" table:show-details="true"/>
                <table:data-pilot-member table:name="149921.912842" table:display="true" table:show-details="true"/>
                <table:data-pilot-member table:name="163649.375" table:display="true" table:show-details="true"/>
                <table:data-pilot-member table:name="189745.422852" table:display="true" table:show-details="true"/>
                <table:data-pilot-member table:name="190483.529785" table:display="true" table:show-details="true"/>
                <table:data-pilot-member table:name="191027.718018" table:display="true" table:show-details="true"/>
                <table:data-pilot-member table:name="192188.494141" table:display="true" table:show-details="true"/>
                <table:data-pilot-member table:name="291187.436035" table:display="true" table:show-details="true"/>
                <table:data-pilot-member table:name="291934.934082" table:display="true" table:show-details="true"/>
                <table:data-pilot-member table:name="292675.1521" table:display="true" table:show-details="true"/>
                <table:data-pilot-member table:name="298260.404053" table:display="true" table:show-details="true"/>
                <table:data-pilot-member table:name="1487541.84497" table:display="true" table:show-details="true"/>
                <table:data-pilot-member table:name="1490593.58081" table:display="true" table:show-details="true"/>
                <table:data-pilot-member table:name="1503564.57178" table:display="true" table:show-details="true"/>
                <table:data-pilot-member table:name="1533537.187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0" table:orientation="data" table:used-hierarchy="0" table:function="average">
            <table:data-pilot-level table:show-empty="false">
              <table:data-pilot-members>
                <table:data-pilot-member table:name="3.1362304688" table:display="true" table:show-details="true"/>
                <table:data-pilot-member table:name="3.16796875" table:display="true" table:show-details="true"/>
                <table:data-pilot-member table:name="3.1728515625" table:display="true" table:show-details="true"/>
                <table:data-pilot-member table:name="3.1760253906" table:display="true" table:show-details="true"/>
                <table:data-pilot-member table:name="5.0869140625" table:display="true" table:show-details="true"/>
                <table:data-pilot-member table:name="5.0939941406" table:display="true" table:show-details="true"/>
                <table:data-pilot-member table:name="5.1027832031" table:display="true" table:show-details="true"/>
                <table:data-pilot-member table:name="5.1667480469" table:display="true" table:show-details="true"/>
                <table:data-pilot-member table:name="5.7429199219" table:display="true" table:show-details="true"/>
                <table:data-pilot-member table:name="5.7731933594" table:display="true" table:show-details="true"/>
                <table:data-pilot-member table:name="5.7900390625" table:display="true" table:show-details="true"/>
                <table:data-pilot-member table:name="5.8781738281" table:display="true" table:show-details="true"/>
                <table:data-pilot-member table:name="7.8666992188" table:display="true" table:show-details="true"/>
                <table:data-pilot-member table:name="7.9509277344" table:display="true" table:show-details="true"/>
                <table:data-pilot-member table:name="7.9528808594" table:display="true" table:show-details="true"/>
                <table:data-pilot-member table:name="7.9951171875" table:display="true" table:show-details="true"/>
                <table:data-pilot-member table:name="8.8972167969" table:display="true" table:show-details="true"/>
                <table:data-pilot-member table:name="8.9348144531" table:display="true" table:show-details="true"/>
                <table:data-pilot-member table:name="8.9899902344" table:display="true" table:show-details="true"/>
                <table:data-pilot-member table:name="9.029296875" table:display="true" table:show-details="true"/>
                <table:data-pilot-member table:name="11.1330566406" table:display="true" table:show-details="true"/>
                <table:data-pilot-member table:name="11.1401367188" table:display="true" table:show-details="true"/>
                <table:data-pilot-member table:name="11.1967773438" table:display="true" table:show-details="true"/>
                <table:data-pilot-member table:name="11.4157714844" table:display="true" table:show-details="true"/>
                <table:data-pilot-member table:name="14.2641601562" table:display="true" table:show-details="true"/>
                <table:data-pilot-member table:name="14.298828125" table:display="true" table:show-details="true"/>
                <table:data-pilot-member table:name="14.33203125" table:display="true" table:show-details="true"/>
                <table:data-pilot-member table:name="16.4670410156" table:display="true" table:show-details="true"/>
                <table:data-pilot-member table:name="16.4916992188" table:display="true" table:show-details="true"/>
                <table:data-pilot-member table:name="16.6982421875" table:display="true" table:show-details="true"/>
                <table:data-pilot-member table:name="16.7060546875" table:display="true" table:show-details="true"/>
                <table:data-pilot-member table:name="21.2392578125" table:display="true" table:show-details="true"/>
                <table:data-pilot-member table:name="21.2578125" table:display="true" table:show-details="true"/>
                <table:data-pilot-member table:name="21.3649902344" table:display="true" table:show-details="true"/>
                <table:data-pilot-member table:name="21.5307617188" table:display="true" table:show-details="true"/>
                <table:data-pilot-member table:name="26.8312988281" table:display="true" table:show-details="true"/>
                <table:data-pilot-member table:name="26.8930664062" table:display="true" table:show-details="true"/>
                <table:data-pilot-member table:name="26.9689941406" table:display="true" table:show-details="true"/>
                <table:data-pilot-member table:name="27.0549316406" table:display="true" table:show-details="true"/>
                <table:data-pilot-member table:name="29.0478515625" table:display="true" table:show-details="true"/>
                <table:data-pilot-member table:name="29.2180175781" table:display="true" table:show-details="true"/>
                <table:data-pilot-member table:name="29.3786621094" table:display="true" table:show-details="true"/>
                <table:data-pilot-member table:name="29.4309082031" table:display="true" table:show-details="true"/>
                <table:data-pilot-member table:name="40.8762207031" table:display="true" table:show-details="true"/>
                <table:data-pilot-member table:name="41.1547851562" table:display="true" table:show-details="true"/>
                <table:data-pilot-member table:name="41.2138671875" table:display="true" table:show-details="true"/>
                <table:data-pilot-member table:name="41.3208007812" table:display="true" table:show-details="true"/>
                <table:data-pilot-member table:name="47.1479492188" table:display="true" table:show-details="true"/>
                <table:data-pilot-member table:name="47.5920410156" table:display="true" table:show-details="true"/>
                <table:data-pilot-member table:name="47.6911621094" table:display="true" table:show-details="true"/>
                <table:data-pilot-member table:name="48.3120117188" table:display="true" table:show-details="true"/>
                <table:data-pilot-member table:name="53.2912597656" table:display="true" table:show-details="true"/>
                <table:data-pilot-member table:name="54.0400390625" table:display="true" table:show-details="true"/>
                <table:data-pilot-member table:name="54.4230957031" table:display="true" table:show-details="true"/>
                <table:data-pilot-member table:name="54.7399902344" table:display="true" table:show-details="true"/>
                <table:data-pilot-member table:name="79.6882324219" table:display="true" table:show-details="true"/>
                <table:data-pilot-member table:name="79.7680664062" table:display="true" table:show-details="true"/>
                <table:data-pilot-member table:name="80.421875" table:display="true" table:show-details="true"/>
                <table:data-pilot-member table:name="80.7377929688" table:display="true" table:show-details="true"/>
                <table:data-pilot-member table:name="86.0639648438" table:display="true" table:show-details="true"/>
                <table:data-pilot-member table:name="86.4609375" table:display="true" table:show-details="true"/>
                <table:data-pilot-member table:name="86.5307617188" table:display="true" table:show-details="true"/>
                <table:data-pilot-member table:name="87.2221679688" table:display="true" table:show-details="true"/>
                <table:data-pilot-member table:name="98.2939453125" table:display="true" table:show-details="true"/>
                <table:data-pilot-member table:name="98.5500488281" table:display="true" table:show-details="true"/>
                <table:data-pilot-member table:name="99.0639648438" table:display="true" table:show-details="true"/>
                <table:data-pilot-member table:name="99.2219238281" table:display="true" table:show-details="true"/>
                <table:data-pilot-member table:name="154.705078125" table:display="true" table:show-details="true"/>
                <table:data-pilot-member table:name="155.489746094" table:display="true" table:show-details="true"/>
                <table:data-pilot-member table:name="156.20703125" table:display="true" table:show-details="true"/>
                <table:data-pilot-member table:name="156.831054688" table:display="true" table:show-details="true"/>
                <table:data-pilot-member table:name="158.802978516" table:display="true" table:show-details="true"/>
                <table:data-pilot-member table:name="159.588867188" table:display="true" table:show-details="true"/>
                <table:data-pilot-member table:name="159.66796875" table:display="true" table:show-details="true"/>
                <table:data-pilot-member table:name="160.047851562" table:display="true" table:show-details="true"/>
                <table:data-pilot-member table:name="182.901855469" table:display="true" table:show-details="true"/>
                <table:data-pilot-member table:name="183.203125" table:display="true" table:show-details="true"/>
                <table:data-pilot-member table:name="183.564941406" table:display="true" table:show-details="true"/>
                <table:data-pilot-member table:name="183.730957031" table:display="true" table:show-details="true"/>
                <table:data-pilot-member table:name="276.733154297" table:display="true" table:show-details="true"/>
                <table:data-pilot-member table:name="279.108154297" table:display="true" table:show-details="true"/>
                <table:data-pilot-member table:name="280.719970703" table:display="true" table:show-details="true"/>
                <table:data-pilot-member table:name="289.830810547" table:display="true" table:show-details="true"/>
                <table:data-pilot-member table:name="309.864013672" table:display="true" table:show-details="true"/>
                <table:data-pilot-member table:name="312.624023438" table:display="true" table:show-details="true"/>
                <table:data-pilot-member table:name="314.243896484" table:display="true" table:show-details="true"/>
                <table:data-pilot-member table:name="314.605957031" table:display="true" table:show-details="true"/>
                <table:data-pilot-member table:name="348.969970703" table:display="true" table:show-details="true"/>
                <table:data-pilot-member table:name="350.409912109" table:display="true" table:show-details="true"/>
                <table:data-pilot-member table:name="353.999023438" table:display="true" table:show-details="true"/>
                <table:data-pilot-member table:name="354.700195312" table:display="true" table:show-details="true"/>
                <table:data-pilot-member table:name="502.316894531" table:display="true" table:show-details="true"/>
                <table:data-pilot-member table:name="506.299804688" table:display="true" table:show-details="true"/>
                <table:data-pilot-member table:name="506.702880859" table:display="true" table:show-details="true"/>
                <table:data-pilot-member table:name="507.157958984" table:display="true" table:show-details="true"/>
                <table:data-pilot-member table:name="616.524902344" table:display="true" table:show-details="true"/>
                <table:data-pilot-member table:name="617.448974609" table:display="true" table:show-details="true"/>
                <table:data-pilot-member table:name="620.693115234" table:display="true" table:show-details="true"/>
                <table:data-pilot-member table:name="622.149902344" table:display="true" table:show-details="true"/>
                <table:data-pilot-member table:name="676.515625" table:display="true" table:show-details="true"/>
                <table:data-pilot-member table:name="677.62109375" table:display="true" table:show-details="true"/>
                <table:data-pilot-member table:name="678.752929688" table:display="true" table:show-details="true"/>
                <table:data-pilot-member table:name="686.191894531" table:display="true" table:show-details="true"/>
                <table:data-pilot-member table:name="911.611816406" table:display="true" table:show-details="true"/>
                <table:data-pilot-member table:name="918.618896484" table:display="true" table:show-details="true"/>
                <table:data-pilot-member table:name="921.553955078" table:display="true" table:show-details="true"/>
                <table:data-pilot-member table:name="1030.97192383" table:display="true" table:show-details="true"/>
                <table:data-pilot-member table:name="1228.22094727" table:display="true" table:show-details="true"/>
                <table:data-pilot-member table:name="1238.55322266" table:display="true" table:show-details="true"/>
                <table:data-pilot-member table:name="1244.33520508" table:display="true" table:show-details="true"/>
                <table:data-pilot-member table:name="1256.90112305" table:display="true" table:show-details="true"/>
                <table:data-pilot-member table:name="1304.89404297" table:display="true" table:show-details="true"/>
                <table:data-pilot-member table:name="1322.52514648" table:display="true" table:show-details="true"/>
                <table:data-pilot-member table:name="1330.62915039" table:display="true" table:show-details="true"/>
                <table:data-pilot-member table:name="1331.22705078" table:display="true" table:show-details="true"/>
                <table:data-pilot-member table:name="1687.14208984" table:display="true" table:show-details="true"/>
                <table:data-pilot-member table:name="1687.71801758" table:display="true" table:show-details="true"/>
                <table:data-pilot-member table:name="1697.41088867" table:display="true" table:show-details="true"/>
                <table:data-pilot-member table:name="2098.953125" table:display="true" table:show-details="true"/>
                <table:data-pilot-member table:name="2472.77319336" table:display="true" table:show-details="true"/>
                <table:data-pilot-member table:name="2492.03198242" table:display="true" table:show-details="true"/>
                <table:data-pilot-member table:name="2493.73291016" table:display="true" table:show-details="true"/>
                <table:data-pilot-member table:name="2495.10205078" table:display="true" table:show-details="true"/>
                <table:data-pilot-member table:name="2566.52709961" table:display="true" table:show-details="true"/>
                <table:data-pilot-member table:name="2610.12792969" table:display="true" table:show-details="true"/>
                <table:data-pilot-member table:name="2632.80712891" table:display="true" table:show-details="true"/>
                <table:data-pilot-member table:name="2732.2331543" table:display="true" table:show-details="true"/>
                <table:data-pilot-member table:name="3121.87817383" table:display="true" table:show-details="true"/>
                <table:data-pilot-member table:name="3142.40209961" table:display="true" table:show-details="true"/>
                <table:data-pilot-member table:name="3143.56225586" table:display="true" table:show-details="true"/>
                <table:data-pilot-member table:name="3226.83691406" table:display="true" table:show-details="true"/>
                <table:data-pilot-member table:name="4931.97216797" table:display="true" table:show-details="true"/>
                <table:data-pilot-member table:name="4968.46289062" table:display="true" table:show-details="true"/>
                <table:data-pilot-member table:name="4974.29125977" table:display="true" table:show-details="true"/>
                <table:data-pilot-member table:name="4977.6159668" table:display="true" table:show-details="true"/>
                <table:data-pilot-member table:name="5157.88598633" table:display="true" table:show-details="true"/>
                <table:data-pilot-member table:name="5167.89306641" table:display="true" table:show-details="true"/>
                <table:data-pilot-member table:name="5169.38500977" table:display="true" table:show-details="true"/>
                <table:data-pilot-member table:name="5207.10180664" table:display="true" table:show-details="true"/>
                <table:data-pilot-member table:name="5993.02197266" table:display="true" table:show-details="true"/>
                <table:data-pilot-member table:name="5995.83105469" table:display="true" table:show-details="true"/>
                <table:data-pilot-member table:name="6022.87890625" table:display="true" table:show-details="true"/>
                <table:data-pilot-member table:name="10124.059082" table:display="true" table:show-details="true"/>
                <table:data-pilot-member table:name="10226.8591309" table:display="true" table:show-details="true"/>
                <table:data-pilot-member table:name="10313.1401367" table:display="true" table:show-details="true"/>
                <table:data-pilot-member table:name="10422.472168" table:display="true" table:show-details="true"/>
                <table:data-pilot-member table:name="10439.4348145" table:display="true" table:show-details="true"/>
                <table:data-pilot-member table:name="10495.1379395" table:display="true" table:show-details="true"/>
                <table:data-pilot-member table:name="11700.9492188" table:display="true" table:show-details="true"/>
                <table:data-pilot-member table:name="11726.2558594" table:display="true" table:show-details="true"/>
                <table:data-pilot-member table:name="11874.5678711" table:display="true" table:show-details="true"/>
                <table:data-pilot-member table:name="11877.2158203" table:display="true" table:show-details="true"/>
                <table:data-pilot-member table:name="14705.9741211" table:display="true" table:show-details="true"/>
                <table:data-pilot-member table:name="15069.8271484" table:display="true" table:show-details="true"/>
                <table:data-pilot-member table:name="47111.9580078" table:display="true" table:show-details="true"/>
                <table:data-pilot-member table:name="66104.223877" table:display="true" table:show-details="true"/>
                <table:data-pilot-member table:name="66774.9550781" table:display="true" table:show-details="true"/>
                <table:data-pilot-member table:name="67309.4558105" table:display="true" table:show-details="true"/>
                <table:data-pilot-member table:name="68797.1708984" table:display="true" table:show-details="true"/>
                <table:data-pilot-member table:name="137669.025879" table:display="true" table:show-details="true"/>
                <table:data-pilot-member table:name="142956.683105" table:display="true" table:show-details="true"/>
                <table:data-pilot-member table:name="146836.539062" table:display="true" table:show-details="true"/>
                <table:data-pilot-member table:name="148021.987061" table:display="true" table:show-details="true"/>
                <table:data-pilot-member table:name="148232.11792" table:display="true" table:show-details="true"/>
                <table:data-pilot-member table:name="150915.873047" table:display="true" table:show-details="true"/>
                <table:data-pilot-member table:name="161639.182129" table:display="true" table:show-details="true"/>
                <table:data-pilot-member table:name="161814.927734" table:display="true" table:show-details="true"/>
                <table:data-pilot-member table:name="188220.194092" table:display="true" table:show-details="true"/>
                <table:data-pilot-member table:name="189170.23584" table:display="true" table:show-details="true"/>
                <table:data-pilot-member table:name="189613.375977" table:display="true" table:show-details="true"/>
                <table:data-pilot-member table:name="189949.336182" table:display="true" table:show-details="true"/>
                <table:data-pilot-member table:name="290758.451904" table:display="true" table:show-details="true"/>
                <table:data-pilot-member table:name="290940.074951" table:display="true" table:show-details="true"/>
                <table:data-pilot-member table:name="291597.212158" table:display="true" table:show-details="true"/>
                <table:data-pilot-member table:name="291768.0979" table:display="true" table:show-details="true"/>
                <table:data-pilot-member table:name="1469962.56885" table:display="true" table:show-details="true"/>
                <table:data-pilot-member table:name="1500161.55518" table:display="true" table:show-details="true"/>
                <table:data-pilot-member table:name="1501713.71191" table:display="true" table:show-details="true"/>
                <table:data-pilot-member table:name="1502793.113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0" table:orientation="data" table:used-hierarchy="0" table:function="average">
            <table:data-pilot-level table:show-empty="false">
              <table:data-pilot-members>
                <table:data-pilot-member table:name="3.1899414063" table:display="true" table:show-details="true"/>
                <table:data-pilot-member table:name="3.2329101563" table:display="true" table:show-details="true"/>
                <table:data-pilot-member table:name="3.2421875" table:display="true" table:show-details="true"/>
                <table:data-pilot-member table:name="3.2751464844" table:display="true" table:show-details="true"/>
                <table:data-pilot-member table:name="5.1049804688" table:display="true" table:show-details="true"/>
                <table:data-pilot-member table:name="5.1208496094" table:display="true" table:show-details="true"/>
                <table:data-pilot-member table:name="5.1418457031" table:display="true" table:show-details="true"/>
                <table:data-pilot-member table:name="5.1479492188" table:display="true" table:show-details="true"/>
                <table:data-pilot-member table:name="5.8310546875" table:display="true" table:show-details="true"/>
                <table:data-pilot-member table:name="5.876953125" table:display="true" table:show-details="true"/>
                <table:data-pilot-member table:name="5.8920898438" table:display="true" table:show-details="true"/>
                <table:data-pilot-member table:name="5.9060058594" table:display="true" table:show-details="true"/>
                <table:data-pilot-member table:name="7.9018554688" table:display="true" table:show-details="true"/>
                <table:data-pilot-member table:name="7.9138183594" table:display="true" table:show-details="true"/>
                <table:data-pilot-member table:name="7.9401855469" table:display="true" table:show-details="true"/>
                <table:data-pilot-member table:name="7.9719238281" table:display="true" table:show-details="true"/>
                <table:data-pilot-member table:name="8.9948730469" table:display="true" table:show-details="true"/>
                <table:data-pilot-member table:name="9.0561523438" table:display="true" table:show-details="true"/>
                <table:data-pilot-member table:name="9.1013183594" table:display="true" table:show-details="true"/>
                <table:data-pilot-member table:name="9.1218261719" table:display="true" table:show-details="true"/>
                <table:data-pilot-member table:name="11.2377929688" table:display="true" table:show-details="true"/>
                <table:data-pilot-member table:name="11.3198242188" table:display="true" table:show-details="true"/>
                <table:data-pilot-member table:name="11.3779296875" table:display="true" table:show-details="true"/>
                <table:data-pilot-member table:name="11.4030761719" table:display="true" table:show-details="true"/>
                <table:data-pilot-member table:name="14.1062011719" table:display="true" table:show-details="true"/>
                <table:data-pilot-member table:name="14.1860351562" table:display="true" table:show-details="true"/>
                <table:data-pilot-member table:name="14.2280273438" table:display="true" table:show-details="true"/>
                <table:data-pilot-member table:name="14.3000488281" table:display="true" table:show-details="true"/>
                <table:data-pilot-member table:name="16.8039550781" table:display="true" table:show-details="true"/>
                <table:data-pilot-member table:name="16.8139648438" table:display="true" table:show-details="true"/>
                <table:data-pilot-member table:name="16.9270019531" table:display="true" table:show-details="true"/>
                <table:data-pilot-member table:name="17.2678222656" table:display="true" table:show-details="true"/>
                <table:data-pilot-member table:name="21.2600097656" table:display="true" table:show-details="true"/>
                <table:data-pilot-member table:name="21.3610839844" table:display="true" table:show-details="true"/>
                <table:data-pilot-member table:name="21.5578613281" table:display="true" table:show-details="true"/>
                <table:data-pilot-member table:name="21.6259765625" table:display="true" table:show-details="true"/>
                <table:data-pilot-member table:name="26.7658691406" table:display="true" table:show-details="true"/>
                <table:data-pilot-member table:name="26.7849121094" table:display="true" table:show-details="true"/>
                <table:data-pilot-member table:name="26.8371582031" table:display="true" table:show-details="true"/>
                <table:data-pilot-member table:name="26.9638671875" table:display="true" table:show-details="true"/>
                <table:data-pilot-member table:name="29.6262207031" table:display="true" table:show-details="true"/>
                <table:data-pilot-member table:name="29.75" table:display="true" table:show-details="true"/>
                <table:data-pilot-member table:name="29.833984375" table:display="true" table:show-details="true"/>
                <table:data-pilot-member table:name="30.0419921875" table:display="true" table:show-details="true"/>
                <table:data-pilot-member table:name="40.9013671875" table:display="true" table:show-details="true"/>
                <table:data-pilot-member table:name="41.0581054688" table:display="true" table:show-details="true"/>
                <table:data-pilot-member table:name="41.0849609375" table:display="true" table:show-details="true"/>
                <table:data-pilot-member table:name="41.2568359375" table:display="true" table:show-details="true"/>
                <table:data-pilot-member table:name="47.2839355469" table:display="true" table:show-details="true"/>
                <table:data-pilot-member table:name="47.3369140625" table:display="true" table:show-details="true"/>
                <table:data-pilot-member table:name="47.6379394531" table:display="true" table:show-details="true"/>
                <table:data-pilot-member table:name="47.798828125" table:display="true" table:show-details="true"/>
                <table:data-pilot-member table:name="53.8620605469" table:display="true" table:show-details="true"/>
                <table:data-pilot-member table:name="54.4780273438" table:display="true" table:show-details="true"/>
                <table:data-pilot-member table:name="55.0419921875" table:display="true" table:show-details="true"/>
                <table:data-pilot-member table:name="55.1540527344" table:display="true" table:show-details="true"/>
                <table:data-pilot-member table:name="80.1381835938" table:display="true" table:show-details="true"/>
                <table:data-pilot-member table:name="80.2900390625" table:display="true" table:show-details="true"/>
                <table:data-pilot-member table:name="80.9638671875" table:display="true" table:show-details="true"/>
                <table:data-pilot-member table:name="81.2912597656" table:display="true" table:show-details="true"/>
                <table:data-pilot-member table:name="86.8530273438" table:display="true" table:show-details="true"/>
                <table:data-pilot-member table:name="86.9829101562" table:display="true" table:show-details="true"/>
                <table:data-pilot-member table:name="87.2019042969" table:display="true" table:show-details="true"/>
                <table:data-pilot-member table:name="87.4250488281" table:display="true" table:show-details="true"/>
                <table:data-pilot-member table:name="96.8859863281" table:display="true" table:show-details="true"/>
                <table:data-pilot-member table:name="97.8798828125" table:display="true" table:show-details="true"/>
                <table:data-pilot-member table:name="98.1850585938" table:display="true" table:show-details="true"/>
                <table:data-pilot-member table:name="98.7790527344" table:display="true" table:show-details="true"/>
                <table:data-pilot-member table:name="155.226806641" table:display="true" table:show-details="true"/>
                <table:data-pilot-member table:name="156.034912109" table:display="true" table:show-details="true"/>
                <table:data-pilot-member table:name="156.427246094" table:display="true" table:show-details="true"/>
                <table:data-pilot-member table:name="156.604980469" table:display="true" table:show-details="true"/>
                <table:data-pilot-member table:name="157.452148438" table:display="true" table:show-details="true"/>
                <table:data-pilot-member table:name="157.658203125" table:display="true" table:show-details="true"/>
                <table:data-pilot-member table:name="160.001953125" table:display="true" table:show-details="true"/>
                <table:data-pilot-member table:name="183.236083984" table:display="true" table:show-details="true"/>
                <table:data-pilot-member table:name="183.367919922" table:display="true" table:show-details="true"/>
                <table:data-pilot-member table:name="184.07421875" table:display="true" table:show-details="true"/>
                <table:data-pilot-member table:name="185.802978516" table:display="true" table:show-details="true"/>
                <table:data-pilot-member table:name="195.916259766" table:display="true" table:show-details="true"/>
                <table:data-pilot-member table:name="280.580078125" table:display="true" table:show-details="true"/>
                <table:data-pilot-member table:name="282.052978516" table:display="true" table:show-details="true"/>
                <table:data-pilot-member table:name="282.756103516" table:display="true" table:show-details="true"/>
                <table:data-pilot-member table:name="283.495849609" table:display="true" table:show-details="true"/>
                <table:data-pilot-member table:name="311.375244141" table:display="true" table:show-details="true"/>
                <table:data-pilot-member table:name="312.752929688" table:display="true" table:show-details="true"/>
                <table:data-pilot-member table:name="315.516113281" table:display="true" table:show-details="true"/>
                <table:data-pilot-member table:name="317.639892578" table:display="true" table:show-details="true"/>
                <table:data-pilot-member table:name="349.854003906" table:display="true" table:show-details="true"/>
                <table:data-pilot-member table:name="350.228027344" table:display="true" table:show-details="true"/>
                <table:data-pilot-member table:name="350.2890625" table:display="true" table:show-details="true"/>
                <table:data-pilot-member table:name="353.354980469" table:display="true" table:show-details="true"/>
                <table:data-pilot-member table:name="505.597167969" table:display="true" table:show-details="true"/>
                <table:data-pilot-member table:name="508.508056641" table:display="true" table:show-details="true"/>
                <table:data-pilot-member table:name="509.741943359" table:display="true" table:show-details="true"/>
                <table:data-pilot-member table:name="581.087158203" table:display="true" table:show-details="true"/>
                <table:data-pilot-member table:name="614.089111328" table:display="true" table:show-details="true"/>
                <table:data-pilot-member table:name="623.03125" table:display="true" table:show-details="true"/>
                <table:data-pilot-member table:name="627.752197266" table:display="true" table:show-details="true"/>
                <table:data-pilot-member table:name="631.741943359" table:display="true" table:show-details="true"/>
                <table:data-pilot-member table:name="671.669921875" table:display="true" table:show-details="true"/>
                <table:data-pilot-member table:name="673.295898438" table:display="true" table:show-details="true"/>
                <table:data-pilot-member table:name="676.341064453" table:display="true" table:show-details="true"/>
                <table:data-pilot-member table:name="683.489990234" table:display="true" table:show-details="true"/>
                <table:data-pilot-member table:name="914.014892578" table:display="true" table:show-details="true"/>
                <table:data-pilot-member table:name="921.232177734" table:display="true" table:show-details="true"/>
                <table:data-pilot-member table:name="921.360839844" table:display="true" table:show-details="true"/>
                <table:data-pilot-member table:name="996.542724609" table:display="true" table:show-details="true"/>
                <table:data-pilot-member table:name="1242.76391602" table:display="true" table:show-details="true"/>
                <table:data-pilot-member table:name="1250.69091797" table:display="true" table:show-details="true"/>
                <table:data-pilot-member table:name="1252.90600586" table:display="true" table:show-details="true"/>
                <table:data-pilot-member table:name="1264.38012695" table:display="true" table:show-details="true"/>
                <table:data-pilot-member table:name="1310.02099609" table:display="true" table:show-details="true"/>
                <table:data-pilot-member table:name="1310.17822266" table:display="true" table:show-details="true"/>
                <table:data-pilot-member table:name="1316.41333008" table:display="true" table:show-details="true"/>
                <table:data-pilot-member table:name="1318.8269043" table:display="true" table:show-details="true"/>
                <table:data-pilot-member table:name="1690.20605469" table:display="true" table:show-details="true"/>
                <table:data-pilot-member table:name="1700.61083984" table:display="true" table:show-details="true"/>
                <table:data-pilot-member table:name="1711.33398438" table:display="true" table:show-details="true"/>
                <table:data-pilot-member table:name="1957.91918945" table:display="true" table:show-details="true"/>
                <table:data-pilot-member table:name="2483.71484375" table:display="true" table:show-details="true"/>
                <table:data-pilot-member table:name="2484.80615234" table:display="true" table:show-details="true"/>
                <table:data-pilot-member table:name="2485.51611328" table:display="true" table:show-details="true"/>
                <table:data-pilot-member table:name="2509.29980469" table:display="true" table:show-details="true"/>
                <table:data-pilot-member table:name="2595.8190918" table:display="true" table:show-details="true"/>
                <table:data-pilot-member table:name="2624.39990234" table:display="true" table:show-details="true"/>
                <table:data-pilot-member table:name="2659.85107422" table:display="true" table:show-details="true"/>
                <table:data-pilot-member table:name="2693.88012695" table:display="true" table:show-details="true"/>
                <table:data-pilot-member table:name="3192.61303711" table:display="true" table:show-details="true"/>
                <table:data-pilot-member table:name="3195.13012695" table:display="true" table:show-details="true"/>
                <table:data-pilot-member table:name="3203.03930664" table:display="true" table:show-details="true"/>
                <table:data-pilot-member table:name="3801.89404297" table:display="true" table:show-details="true"/>
                <table:data-pilot-member table:name="4934.95288086" table:display="true" table:show-details="true"/>
                <table:data-pilot-member table:name="5013.73022461" table:display="true" table:show-details="true"/>
                <table:data-pilot-member table:name="5035.24609375" table:display="true" table:show-details="true"/>
                <table:data-pilot-member table:name="5046.74609375" table:display="true" table:show-details="true"/>
                <table:data-pilot-member table:name="5131.74389648" table:display="true" table:show-details="true"/>
                <table:data-pilot-member table:name="5221.36816406" table:display="true" table:show-details="true"/>
                <table:data-pilot-member table:name="5226.35473633" table:display="true" table:show-details="true"/>
                <table:data-pilot-member table:name="5281.32177734" table:display="true" table:show-details="true"/>
                <table:data-pilot-member table:name="6094.23901367" table:display="true" table:show-details="true"/>
                <table:data-pilot-member table:name="6114.54711914" table:display="true" table:show-details="true"/>
                <table:data-pilot-member table:name="6127.09814453" table:display="true" table:show-details="true"/>
                <table:data-pilot-member table:name="10172.9638672" table:display="true" table:show-details="true"/>
                <table:data-pilot-member table:name="10220.4189453" table:display="true" table:show-details="true"/>
                <table:data-pilot-member table:name="10377.973877" table:display="true" table:show-details="true"/>
                <table:data-pilot-member table:name="10525.2587891" table:display="true" table:show-details="true"/>
                <table:data-pilot-member table:name="10534.3161621" table:display="true" table:show-details="true"/>
                <table:data-pilot-member table:name="10635.8139648" table:display="true" table:show-details="true"/>
                <table:data-pilot-member table:name="11739.8991699" table:display="true" table:show-details="true"/>
                <table:data-pilot-member table:name="12175.7910156" table:display="true" table:show-details="true"/>
                <table:data-pilot-member table:name="12265.5598145" table:display="true" table:show-details="true"/>
                <table:data-pilot-member table:name="12294.4650879" table:display="true" table:show-details="true"/>
                <table:data-pilot-member table:name="13122.703125" table:display="true" table:show-details="true"/>
                <table:data-pilot-member table:name="14745.3430176" table:display="true" table:show-details="true"/>
                <table:data-pilot-member table:name="48527.8701172" table:display="true" table:show-details="true"/>
                <table:data-pilot-member table:name="66926.0869141" table:display="true" table:show-details="true"/>
                <table:data-pilot-member table:name="67738.638916" table:display="true" table:show-details="true"/>
                <table:data-pilot-member table:name="67810.8288574" table:display="true" table:show-details="true"/>
                <table:data-pilot-member table:name="67890.4970703" table:display="true" table:show-details="true"/>
                <table:data-pilot-member table:name="141490.535889" table:display="true" table:show-details="true"/>
                <table:data-pilot-member table:name="145550.319824" table:display="true" table:show-details="true"/>
                <table:data-pilot-member table:name="147361.003906" table:display="true" table:show-details="true"/>
                <table:data-pilot-member table:name="147883.402832" table:display="true" table:show-details="true"/>
                <table:data-pilot-member table:name="148037.87207" table:display="true" table:show-details="true"/>
                <table:data-pilot-member table:name="154816.672852" table:display="true" table:show-details="true"/>
                <table:data-pilot-member table:name="157429.208984" table:display="true" table:show-details="true"/>
                <table:data-pilot-member table:name="188411.745117" table:display="true" table:show-details="true"/>
                <table:data-pilot-member table:name="188817.347168" table:display="true" table:show-details="true"/>
                <table:data-pilot-member table:name="189488.63501" table:display="true" table:show-details="true"/>
                <table:data-pilot-member table:name="189887.718018" table:display="true" table:show-details="true"/>
                <table:data-pilot-member table:name="190393.388916" table:display="true" table:show-details="true"/>
                <table:data-pilot-member table:name="292097.530762" table:display="true" table:show-details="true"/>
                <table:data-pilot-member table:name="292306.796143" table:display="true" table:show-details="true"/>
                <table:data-pilot-member table:name="292556.63501" table:display="true" table:show-details="true"/>
                <table:data-pilot-member table:name="293411.14502" table:display="true" table:show-details="true"/>
                <table:data-pilot-member table:name="1508059.15405" table:display="true" table:show-details="true"/>
                <table:data-pilot-member table:name="1527359.92969" table:display="true" table:show-details="true"/>
                <table:data-pilot-member table:name="1527422.26392" table:display="true" table:show-details="true"/>
                <table:data-pilot-member table:name="1544971.508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7T00:30:16</dc:date>
    <dc:creator>Lighton Phiri</dc:creator>
    <meta:generator>LibreOffice/3.5$Linux_x86 LibreOffice_project/350m1$Build-2</meta:generator>
    <meta:editing-duration>PT3H16M27S</meta:editing-duration>
    <meta:editing-cycles>23</meta:editing-cycles>
    <meta:document-statistic meta:table-count="7" meta:cell-count="10151" meta:object-count="0"/>
  </office:meta>
</office:document-meta>
</file>